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3.375in"/>
    </style:style>
    <style:style style:name="Table1.D" style:family="table-column">
      <style:table-column-properties style:column-width="1.34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ffcc99">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375in"/>
    </style:style>
    <style:style style:name="Table38.B" style:family="table-column">
      <style:table-column-properties style:column-width="5.552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text-properties officeooo:paragraph-rsid="004a6979"/>
    </style:style>
    <style:style style:name="P14"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6" style:family="paragraph" style:parent-style-name="Text_20_body">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17"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8" style:family="paragraph" style:parent-style-name="Text_20_body">
      <style:paragraph-properties fo:margin-top="0in" fo:margin-bottom="0in" style:contextual-spacing="false" fo:text-align="justify" style:justify-single-word="false"/>
      <style:text-properties style:font-name="Arial3" fo:font-size="9pt" officeooo:rsid="0063d158" officeooo:paragraph-rsid="0063d158" style:font-size-asian="9pt" style:font-size-complex="9pt"/>
    </style:style>
    <style:style style:name="P19" style:family="paragraph" style:parent-style-name="Text_20_body">
      <style:paragraph-properties fo:margin-top="0in" fo:margin-bottom="0in" style:contextual-spacing="false" fo:text-align="justify" style:justify-single-word="false"/>
      <style:text-properties style:font-name="Arial3" fo:font-size="9pt" officeooo:rsid="00522700" officeooo:paragraph-rsid="00522700"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36"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37"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38"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39"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40"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41"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42"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43"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44"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45"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46"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47"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48"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49" style:family="paragraph" style:parent-style-name="Table_20_Contents">
      <style:text-properties style:font-name="Arial3" fo:font-size="9pt" style:font-size-asian="9pt" style:font-size-complex="9pt"/>
    </style:style>
    <style:style style:name="P50"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51"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52"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53"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54"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55"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56"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57"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58"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59"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66"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67"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68" style:family="paragraph" style:parent-style-name="Table_20_Contents">
      <style:paragraph-properties fo:text-align="start" style:justify-single-word="false"/>
      <style:text-properties style:font-name="Arial3" fo:font-size="9pt" officeooo:rsid="001ca8e3" officeooo:paragraph-rsid="0056b12f" style:font-size-asian="9pt" style:font-size-complex="9pt"/>
    </style:style>
    <style:style style:name="P69"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70"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71"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72"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73"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74"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75"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76"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77"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78"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79"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80"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81"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82"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83" style:family="paragraph" style:parent-style-name="Table_20_Contents">
      <style:paragraph-properties fo:text-align="end" style:justify-single-word="false"/>
      <style:text-properties style:font-name="Arial3" fo:font-size="9pt" officeooo:rsid="001ca8e3" officeooo:paragraph-rsid="004ea559" style:font-size-asian="9pt" style:font-size-complex="9pt"/>
    </style:style>
    <style:style style:name="P84"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85"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86"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87"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88"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23b6d3" officeooo:paragraph-rsid="005fed3a"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106"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107"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108" style:family="paragraph" style:parent-style-name="Table_20_Contents">
      <style:paragraph-properties fo:text-align="start" style:justify-single-word="false"/>
      <style:text-properties style:font-name="Arial3" fo:font-size="9pt" officeooo:rsid="001df86a" officeooo:paragraph-rsid="004ea559" style:font-size-asian="9pt" style:font-size-complex="9pt"/>
    </style:style>
    <style:style style:name="P109"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110"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111"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112"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113"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114"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115"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116"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117"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118"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119"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120"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121"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122" style:family="paragraph" style:parent-style-name="Table_20_Contents">
      <style:paragraph-properties fo:text-align="end" style:justify-single-word="false"/>
      <style:text-properties style:font-name="Arial3" fo:font-size="9pt" officeooo:rsid="001f6328" officeooo:paragraph-rsid="004ea559" style:font-size-asian="9pt" style:font-size-complex="9pt"/>
    </style:style>
    <style:style style:name="P123"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124"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125"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126"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127"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128"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129"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130"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131"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132"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133"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134"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135"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36"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37"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138"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139" style:family="paragraph" style:parent-style-name="Table_20_Contents">
      <style:paragraph-properties fo:text-align="start" style:justify-single-word="false"/>
      <style:text-properties style:font-name="Arial3" fo:font-size="9pt" officeooo:rsid="001f6328" officeooo:paragraph-rsid="004ea559" style:font-size-asian="9pt" style:font-size-complex="9pt"/>
    </style:style>
    <style:style style:name="P140"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141"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42" style:family="paragraph" style:parent-style-name="Table_20_Contents">
      <style:paragraph-properties fo:text-align="start" style:justify-single-word="false"/>
      <style:text-properties style:font-name="Arial3" fo:font-size="9pt" officeooo:rsid="002bb35b" officeooo:paragraph-rsid="0056b12f" style:font-size-asian="9pt" style:font-size-complex="9pt"/>
    </style:style>
    <style:style style:name="P143"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44"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145"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46"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47"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48"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49"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50"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51"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52"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53"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54"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55"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56"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57"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158"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159"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160"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161"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162"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63"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64"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65"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66"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167"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68"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69" style:family="paragraph" style:parent-style-name="Table_20_Contents">
      <style:text-properties style:font-name="Arial3" fo:font-size="9pt" officeooo:rsid="003849e4" officeooo:paragraph-rsid="003849e4" style:font-size-asian="9pt" style:font-size-complex="9pt"/>
    </style:style>
    <style:style style:name="P170"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71" style:family="paragraph" style:parent-style-name="Table_20_Contents">
      <style:text-properties style:font-name="Arial3" fo:font-size="9pt" officeooo:rsid="003b2a40" officeooo:paragraph-rsid="003b2a40" style:font-size-asian="9pt" style:font-size-complex="9pt"/>
    </style:style>
    <style:style style:name="P172"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73"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174"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75"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176"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77"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78"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179" style:family="paragraph" style:parent-style-name="Table_20_Contents">
      <style:paragraph-properties fo:text-align="start" style:justify-single-word="false"/>
      <style:text-properties style:font-name="Arial3" fo:font-size="9pt" officeooo:rsid="004229b3" officeooo:paragraph-rsid="004ea559" style:font-size-asian="9pt" style:font-size-complex="9pt"/>
    </style:style>
    <style:style style:name="P180"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181" style:family="paragraph" style:parent-style-name="Table_20_Contents">
      <style:text-properties style:font-name="Arial3" fo:font-size="9pt" officeooo:rsid="0043fb91" officeooo:paragraph-rsid="0043fb91" style:font-size-asian="9pt" style:font-size-complex="9pt"/>
    </style:style>
    <style:style style:name="P182"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183"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184" style:family="paragraph" style:parent-style-name="Table_20_Contents">
      <style:text-properties style:font-name="Arial3" fo:font-size="9pt" officeooo:rsid="004cb6d0" officeooo:paragraph-rsid="004cb6d0" style:font-size-asian="9pt" style:font-size-complex="9pt"/>
    </style:style>
    <style:style style:name="P185"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186"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187"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188" style:family="paragraph" style:parent-style-name="Table_20_Contents">
      <style:paragraph-properties fo:text-align="start" style:justify-single-word="false"/>
      <style:text-properties style:font-name="Arial3" fo:font-size="9pt" officeooo:rsid="004ea559" officeooo:paragraph-rsid="004ea559" style:font-size-asian="9pt" style:font-size-complex="9pt"/>
    </style:style>
    <style:style style:name="P189"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190"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191" style:family="paragraph" style:parent-style-name="Table_20_Contents">
      <style:text-properties style:font-name="Arial3" fo:font-size="9pt" fo:font-weight="normal" style:font-size-asian="9pt" style:font-weight-asian="normal" style:font-size-complex="9pt" style:font-weight-complex="normal"/>
    </style:style>
    <style:style style:name="P192"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193"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194"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195"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196"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197"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198"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199"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200" style:family="paragraph" style:parent-style-name="Table_20_Contents">
      <style:paragraph-properties fo:text-align="start" style:justify-single-word="false"/>
      <style:text-properties style:font-name="Arial3" fo:font-size="9pt" fo:font-weight="normal" officeooo:rsid="002ed70e" officeooo:paragraph-rsid="004a6979" style:font-size-asian="9pt" style:font-weight-asian="normal" style:font-size-complex="9pt" style:font-weight-complex="normal"/>
    </style:style>
    <style:style style:name="P201" style:family="paragraph" style:parent-style-name="Table_20_Contents">
      <style:text-properties fo:font-weight="bold" officeooo:rsid="004a6979" officeooo:paragraph-rsid="004a6979" style:font-weight-asian="bold" style:font-weight-complex="bold"/>
    </style:style>
    <style:style style:name="P202" style:family="paragraph" style:parent-style-name="Title">
      <style:paragraph-properties fo:text-align="center" style:justify-single-word="false"/>
      <style:text-properties officeooo:paragraph-rsid="001be65d"/>
    </style:style>
    <style:style style:name="P203" style:family="paragraph" style:parent-style-name="Title">
      <style:paragraph-properties fo:text-align="center" style:justify-single-word="false"/>
      <style:text-properties officeooo:rsid="001be65d" officeooo:paragraph-rsid="001be65d"/>
    </style:style>
    <style:style style:name="P204" style:family="paragraph" style:parent-style-name="Tabletext">
      <style:paragraph-properties fo:text-align="center" style:justify-single-word="false"/>
      <style:text-properties officeooo:paragraph-rsid="001be65d"/>
    </style:style>
    <style:style style:name="P205" style:family="paragraph" style:parent-style-name="Tabletext">
      <style:paragraph-properties fo:text-align="center" style:justify-single-word="false"/>
      <style:text-properties officeooo:rsid="001be65d" officeooo:paragraph-rsid="001be65d"/>
    </style:style>
    <style:style style:name="P206"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207"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08" style:family="paragraph" style:parent-style-name="Tabletext">
      <style:paragraph-properties fo:text-align="start" style:justify-single-word="false"/>
      <style:text-properties fo:font-size="8pt" officeooo:rsid="003f3770" officeooo:paragraph-rsid="0059ef10" style:font-size-asian="8pt" style:font-size-complex="8pt"/>
    </style:style>
    <style:style style:name="P209" style:family="paragraph" style:parent-style-name="Tabletext">
      <style:paragraph-properties fo:text-align="start" style:justify-single-word="false"/>
      <style:text-properties fo:font-size="8pt" officeooo:rsid="003f3770" officeooo:paragraph-rsid="005ca04a" style:font-size-asian="8pt" style:font-size-complex="8pt"/>
    </style:style>
    <style:style style:name="P210" style:family="paragraph" style:parent-style-name="Tabletext">
      <style:paragraph-properties fo:text-align="center" style:justify-single-word="false"/>
      <style:text-properties officeooo:rsid="00522700" officeooo:paragraph-rsid="00522700"/>
    </style:style>
    <style:style style:name="P211" style:family="paragraph" style:parent-style-name="Tabletext">
      <style:paragraph-properties fo:text-align="center" style:justify-single-word="false"/>
      <style:text-properties officeooo:rsid="0059ef10" officeooo:paragraph-rsid="0059ef10"/>
    </style:style>
    <style:style style:name="P212" style:family="paragraph" style:parent-style-name="Tabletext">
      <style:paragraph-properties fo:text-align="center" style:justify-single-word="false"/>
      <style:text-properties officeooo:rsid="005ca04a" officeooo:paragraph-rsid="005ca04a"/>
    </style:style>
    <style:style style:name="P213" style:family="paragraph" style:parent-style-name="table">
      <style:paragraph-properties fo:text-align="center" style:justify-single-word="false"/>
      <style:text-properties officeooo:rsid="001be65d" officeooo:paragraph-rsid="001be65d"/>
    </style:style>
    <style:style style:name="P214" style:family="paragraph" style:parent-style-name="table">
      <style:paragraph-properties fo:text-align="center" style:justify-single-word="false"/>
      <style:text-properties fo:font-weight="bold" officeooo:paragraph-rsid="001be65d" style:font-weight-asian="bold"/>
    </style:style>
    <style:style style:name="P215" style:family="paragraph" style:parent-style-name="table">
      <style:paragraph-properties fo:text-align="center" style:justify-single-word="false"/>
      <style:text-properties officeooo:rsid="00522700" officeooo:paragraph-rsid="00522700"/>
    </style:style>
    <style:style style:name="P216" style:family="paragraph" style:parent-style-name="table">
      <style:paragraph-properties fo:text-align="center" style:justify-single-word="false"/>
      <style:text-properties officeooo:rsid="0059ef10" officeooo:paragraph-rsid="0059ef10"/>
    </style:style>
    <style:style style:name="P217" style:family="paragraph" style:parent-style-name="table">
      <style:paragraph-properties fo:text-align="center" style:justify-single-word="false"/>
      <style:text-properties officeooo:rsid="005ca04a" officeooo:paragraph-rsid="005ca04a"/>
    </style:style>
    <style:style style:name="P218" style:family="paragraph" style:parent-style-name="Table_20_Heading">
      <style:paragraph-properties fo:text-align="end" style:justify-single-word="false"/>
      <style:text-properties style:font-name="Arial3"/>
    </style:style>
    <style:style style:name="P219" style:family="paragraph" style:parent-style-name="Table_20_Heading">
      <style:paragraph-properties fo:text-align="end" style:justify-single-word="false"/>
      <style:text-properties style:font-name="Arial3" officeooo:paragraph-rsid="001f6328"/>
    </style:style>
    <style:style style:name="P220" style:family="paragraph" style:parent-style-name="Table_20_Heading">
      <style:paragraph-properties fo:text-align="end" style:justify-single-word="false"/>
      <style:text-properties style:font-name="Arial3" officeooo:paragraph-rsid="00282a8c"/>
    </style:style>
    <style:style style:name="P221" style:family="paragraph" style:parent-style-name="Table_20_Heading">
      <style:paragraph-properties fo:text-align="end" style:justify-single-word="false"/>
      <style:text-properties style:font-name="Arial3" officeooo:paragraph-rsid="002969ec"/>
    </style:style>
    <style:style style:name="P222" style:family="paragraph" style:parent-style-name="Table_20_Heading">
      <style:paragraph-properties fo:text-align="end" style:justify-single-word="false"/>
      <style:text-properties style:font-name="Arial3" officeooo:paragraph-rsid="002bb35b"/>
    </style:style>
    <style:style style:name="P223" style:family="paragraph" style:parent-style-name="Table_20_Heading">
      <style:paragraph-properties fo:text-align="end" style:justify-single-word="false"/>
      <style:text-properties style:font-name="Arial3" officeooo:paragraph-rsid="002cd049"/>
    </style:style>
    <style:style style:name="P224" style:family="paragraph" style:parent-style-name="Table_20_Heading">
      <style:paragraph-properties fo:text-align="end" style:justify-single-word="false"/>
      <style:text-properties style:font-name="Arial3" officeooo:paragraph-rsid="002ed70e"/>
    </style:style>
    <style:style style:name="P225" style:family="paragraph" style:parent-style-name="Table_20_Heading">
      <style:paragraph-properties fo:text-align="end" style:justify-single-word="false"/>
      <style:text-properties style:font-name="Arial3" officeooo:paragraph-rsid="00335fc1"/>
    </style:style>
    <style:style style:name="P226" style:family="paragraph" style:parent-style-name="Table_20_Heading">
      <style:paragraph-properties fo:text-align="end" style:justify-single-word="false"/>
      <style:text-properties style:font-name="Arial3" officeooo:paragraph-rsid="0035fbc5"/>
    </style:style>
    <style:style style:name="P227" style:family="paragraph" style:parent-style-name="Table_20_Heading">
      <style:paragraph-properties fo:text-align="end" style:justify-single-word="false"/>
      <style:text-properties style:font-name="Arial3" officeooo:paragraph-rsid="00377ae6"/>
    </style:style>
    <style:style style:name="P228" style:family="paragraph" style:parent-style-name="Table_20_Heading">
      <style:paragraph-properties fo:text-align="end" style:justify-single-word="false"/>
      <style:text-properties style:font-name="Arial3" officeooo:paragraph-rsid="003849e4"/>
    </style:style>
    <style:style style:name="P229" style:family="paragraph" style:parent-style-name="Table_20_Heading">
      <style:paragraph-properties fo:text-align="end" style:justify-single-word="false"/>
      <style:text-properties style:font-name="Arial3" officeooo:paragraph-rsid="0039679b"/>
    </style:style>
    <style:style style:name="P230" style:family="paragraph" style:parent-style-name="Table_20_Heading">
      <style:paragraph-properties fo:text-align="end" style:justify-single-word="false"/>
      <style:text-properties style:font-name="Arial3" officeooo:paragraph-rsid="003b2a40"/>
    </style:style>
    <style:style style:name="P231" style:family="paragraph" style:parent-style-name="Table_20_Heading">
      <style:paragraph-properties fo:text-align="end" style:justify-single-word="false"/>
      <style:text-properties style:font-name="Arial3" officeooo:paragraph-rsid="003ced90"/>
    </style:style>
    <style:style style:name="P232" style:family="paragraph" style:parent-style-name="Table_20_Heading">
      <style:paragraph-properties fo:text-align="end" style:justify-single-word="false"/>
      <style:text-properties style:font-name="Arial3" officeooo:paragraph-rsid="003f2845"/>
    </style:style>
    <style:style style:name="P233" style:family="paragraph" style:parent-style-name="Table_20_Heading">
      <style:paragraph-properties fo:text-align="end" style:justify-single-word="false"/>
      <style:text-properties style:font-name="Arial3" officeooo:paragraph-rsid="004229b3"/>
    </style:style>
    <style:style style:name="P234" style:family="paragraph" style:parent-style-name="Table_20_Heading">
      <style:paragraph-properties fo:text-align="end" style:justify-single-word="false"/>
      <style:text-properties style:font-name="Arial3" officeooo:paragraph-rsid="0043fb91"/>
    </style:style>
    <style:style style:name="P235" style:family="paragraph" style:parent-style-name="Table_20_Heading">
      <style:paragraph-properties fo:text-align="end" style:justify-single-word="false"/>
      <style:text-properties style:font-name="Arial3" officeooo:paragraph-rsid="004a6979"/>
    </style:style>
    <style:style style:name="P236" style:family="paragraph" style:parent-style-name="Table_20_Heading">
      <style:paragraph-properties fo:text-align="end" style:justify-single-word="false"/>
      <style:text-properties style:font-name="Arial3" officeooo:paragraph-rsid="004cb6d0"/>
    </style:style>
    <style:style style:name="P237" style:family="paragraph" style:parent-style-name="Table_20_Heading">
      <style:paragraph-properties fo:text-align="end" style:justify-single-word="false"/>
      <style:text-properties style:font-name="Arial3" officeooo:paragraph-rsid="004de359"/>
    </style:style>
    <style:style style:name="P238" style:family="paragraph" style:parent-style-name="Table_20_Heading">
      <style:paragraph-properties fo:text-align="end" style:justify-single-word="false"/>
      <style:text-properties style:font-name="Arial3" officeooo:paragraph-rsid="004ea559"/>
    </style:style>
    <style:style style:name="P239" style:family="paragraph" style:parent-style-name="Table_20_Heading">
      <style:paragraph-properties fo:text-align="end" style:justify-single-word="false"/>
      <style:text-properties style:font-name="Arial3" officeooo:paragraph-rsid="004fe118"/>
    </style:style>
    <style:style style:name="P240" style:family="paragraph" style:parent-style-name="Table_20_Heading">
      <style:paragraph-properties fo:text-align="start" style:justify-single-word="false"/>
      <style:text-properties style:font-name="Arial3"/>
    </style:style>
    <style:style style:name="P241" style:family="paragraph" style:parent-style-name="Table_20_Heading">
      <style:paragraph-properties fo:text-align="start" style:justify-single-word="false"/>
      <style:text-properties style:font-name="Arial3" officeooo:paragraph-rsid="001f6328"/>
    </style:style>
    <style:style style:name="P242" style:family="paragraph" style:parent-style-name="Table_20_Heading">
      <style:paragraph-properties fo:text-align="start" style:justify-single-word="false"/>
      <style:text-properties style:font-name="Arial3" officeooo:paragraph-rsid="00282a8c"/>
    </style:style>
    <style:style style:name="P243" style:family="paragraph" style:parent-style-name="Table_20_Heading">
      <style:paragraph-properties fo:text-align="start" style:justify-single-word="false"/>
      <style:text-properties style:font-name="Arial3" officeooo:paragraph-rsid="002969ec"/>
    </style:style>
    <style:style style:name="P244" style:family="paragraph" style:parent-style-name="Table_20_Heading">
      <style:paragraph-properties fo:text-align="start" style:justify-single-word="false"/>
      <style:text-properties style:font-name="Arial3" officeooo:paragraph-rsid="002bb35b"/>
    </style:style>
    <style:style style:name="P245" style:family="paragraph" style:parent-style-name="Table_20_Heading">
      <style:paragraph-properties fo:text-align="start" style:justify-single-word="false"/>
      <style:text-properties style:font-name="Arial3" officeooo:paragraph-rsid="002cd049"/>
    </style:style>
    <style:style style:name="P246" style:family="paragraph" style:parent-style-name="Table_20_Heading">
      <style:paragraph-properties fo:text-align="start" style:justify-single-word="false"/>
      <style:text-properties style:font-name="Arial3" officeooo:paragraph-rsid="002ed70e"/>
    </style:style>
    <style:style style:name="P247" style:family="paragraph" style:parent-style-name="Table_20_Heading">
      <style:paragraph-properties fo:text-align="start" style:justify-single-word="false"/>
      <style:text-properties style:font-name="Arial3" officeooo:paragraph-rsid="00335fc1"/>
    </style:style>
    <style:style style:name="P248" style:family="paragraph" style:parent-style-name="Table_20_Heading">
      <style:paragraph-properties fo:text-align="start" style:justify-single-word="false"/>
      <style:text-properties style:font-name="Arial3" officeooo:paragraph-rsid="0035fbc5"/>
    </style:style>
    <style:style style:name="P249" style:family="paragraph" style:parent-style-name="Table_20_Heading">
      <style:paragraph-properties fo:text-align="start" style:justify-single-word="false"/>
      <style:text-properties style:font-name="Arial3" officeooo:paragraph-rsid="00377ae6"/>
    </style:style>
    <style:style style:name="P250" style:family="paragraph" style:parent-style-name="Table_20_Heading">
      <style:paragraph-properties fo:text-align="start" style:justify-single-word="false"/>
      <style:text-properties style:font-name="Arial3" officeooo:paragraph-rsid="003849e4"/>
    </style:style>
    <style:style style:name="P251" style:family="paragraph" style:parent-style-name="Table_20_Heading">
      <style:paragraph-properties fo:text-align="start" style:justify-single-word="false"/>
      <style:text-properties style:font-name="Arial3" officeooo:paragraph-rsid="0039679b"/>
    </style:style>
    <style:style style:name="P252" style:family="paragraph" style:parent-style-name="Table_20_Heading">
      <style:paragraph-properties fo:text-align="start" style:justify-single-word="false"/>
      <style:text-properties style:font-name="Arial3" officeooo:paragraph-rsid="003b2a40"/>
    </style:style>
    <style:style style:name="P253" style:family="paragraph" style:parent-style-name="Table_20_Heading">
      <style:paragraph-properties fo:text-align="start" style:justify-single-word="false"/>
      <style:text-properties style:font-name="Arial3" officeooo:paragraph-rsid="003ced90"/>
    </style:style>
    <style:style style:name="P254" style:family="paragraph" style:parent-style-name="Table_20_Heading">
      <style:paragraph-properties fo:text-align="start" style:justify-single-word="false"/>
      <style:text-properties style:font-name="Arial3" officeooo:paragraph-rsid="003f2845"/>
    </style:style>
    <style:style style:name="P255" style:family="paragraph" style:parent-style-name="Table_20_Heading">
      <style:paragraph-properties fo:text-align="start" style:justify-single-word="false"/>
      <style:text-properties style:font-name="Arial3" officeooo:paragraph-rsid="004229b3"/>
    </style:style>
    <style:style style:name="P256" style:family="paragraph" style:parent-style-name="Table_20_Heading">
      <style:paragraph-properties fo:text-align="start" style:justify-single-word="false"/>
      <style:text-properties style:font-name="Arial3" officeooo:paragraph-rsid="0043fb91"/>
    </style:style>
    <style:style style:name="P257" style:family="paragraph" style:parent-style-name="Table_20_Heading">
      <style:paragraph-properties fo:text-align="start" style:justify-single-word="false"/>
      <style:text-properties style:font-name="Arial3" officeooo:paragraph-rsid="004a6979"/>
    </style:style>
    <style:style style:name="P258" style:family="paragraph" style:parent-style-name="Table_20_Heading">
      <style:paragraph-properties fo:text-align="start" style:justify-single-word="false"/>
      <style:text-properties style:font-name="Arial3" officeooo:paragraph-rsid="004cb6d0"/>
    </style:style>
    <style:style style:name="P259" style:family="paragraph" style:parent-style-name="Table_20_Heading">
      <style:paragraph-properties fo:text-align="start" style:justify-single-word="false"/>
      <style:text-properties style:font-name="Arial3" officeooo:paragraph-rsid="004de359"/>
    </style:style>
    <style:style style:name="P260" style:family="paragraph" style:parent-style-name="Table_20_Heading">
      <style:paragraph-properties fo:text-align="start" style:justify-single-word="false"/>
      <style:text-properties style:font-name="Arial3" officeooo:paragraph-rsid="004ea559"/>
    </style:style>
    <style:style style:name="P261" style:family="paragraph" style:parent-style-name="Table_20_Heading">
      <style:paragraph-properties fo:text-align="start" style:justify-single-word="false"/>
      <style:text-properties style:font-name="Arial3" officeooo:paragraph-rsid="004fe118"/>
    </style:style>
    <style:style style:name="P262"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263"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264"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265"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266"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267" style:family="paragraph" style:parent-style-name="Standard">
      <style:text-properties officeooo:paragraph-rsid="002ed70e"/>
    </style:style>
    <style:style style:name="P268" style:family="paragraph" style:parent-style-name="Standard">
      <style:text-properties officeooo:paragraph-rsid="00335fc1"/>
    </style:style>
    <style:style style:name="P269" style:family="paragraph" style:parent-style-name="Standard">
      <style:text-properties officeooo:paragraph-rsid="0035fbc5"/>
    </style:style>
    <style:style style:name="P270" style:family="paragraph" style:parent-style-name="Standard">
      <style:text-properties officeooo:paragraph-rsid="00377ae6"/>
    </style:style>
    <style:style style:name="P271" style:family="paragraph" style:parent-style-name="Standard">
      <style:text-properties officeooo:rsid="00209e16" officeooo:paragraph-rsid="003849e4"/>
    </style:style>
    <style:style style:name="P272" style:family="paragraph" style:parent-style-name="Standard">
      <style:text-properties officeooo:rsid="00209e16" officeooo:paragraph-rsid="004a6979"/>
    </style:style>
    <style:style style:name="P273" style:family="paragraph" style:parent-style-name="Standard">
      <style:text-properties officeooo:paragraph-rsid="0039679b"/>
    </style:style>
    <style:style style:name="P274" style:family="paragraph" style:parent-style-name="Standard">
      <style:text-properties officeooo:paragraph-rsid="003b2a40"/>
    </style:style>
    <style:style style:name="P275" style:family="paragraph" style:parent-style-name="Standard">
      <style:text-properties officeooo:paragraph-rsid="003f2845"/>
    </style:style>
    <style:style style:name="P276" style:family="paragraph" style:parent-style-name="Standard">
      <style:text-properties officeooo:paragraph-rsid="003ced90"/>
    </style:style>
    <style:style style:name="P277" style:family="paragraph" style:parent-style-name="Standard">
      <style:text-properties officeooo:paragraph-rsid="004229b3"/>
    </style:style>
    <style:style style:name="P278" style:family="paragraph" style:parent-style-name="Standard">
      <style:text-properties officeooo:paragraph-rsid="0043fb91"/>
    </style:style>
    <style:style style:name="P279" style:family="paragraph" style:parent-style-name="Standard">
      <style:text-properties officeooo:paragraph-rsid="004b2266"/>
    </style:style>
    <style:style style:name="P280" style:family="paragraph" style:parent-style-name="Standard">
      <style:text-properties officeooo:paragraph-rsid="004cb6d0"/>
    </style:style>
    <style:style style:name="P281" style:family="paragraph" style:parent-style-name="Standard">
      <style:text-properties officeooo:paragraph-rsid="004de359"/>
    </style:style>
    <style:style style:name="P282" style:family="paragraph" style:parent-style-name="Standard">
      <style:text-properties officeooo:paragraph-rsid="004ea559"/>
    </style:style>
    <style:style style:name="P283" style:family="paragraph" style:parent-style-name="Standard">
      <style:text-properties officeooo:paragraph-rsid="004fe118"/>
    </style:style>
    <style:style style:name="P284" style:family="paragraph" style:parent-style-name="caption">
      <style:paragraph-properties fo:break-before="page"/>
      <style:text-properties style:font-name="Arial3" officeooo:paragraph-rsid="001be65d"/>
    </style:style>
    <style:style style:name="P285" style:family="paragraph" style:parent-style-name="Contents_20_Heading">
      <style:paragraph-properties fo:break-before="page"/>
    </style:style>
    <style:style style:name="P286"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287" style:family="paragraph" style:parent-style-name="Footnote">
      <style:text-properties style:font-name="Arial3" fo:font-size="8pt" officeooo:rsid="002bbc9e" officeooo:paragraph-rsid="002bbc9e" style:font-size-asian="8pt" style:font-size-complex="8pt"/>
    </style:style>
    <style:style style:name="P288" style:family="paragraph" style:parent-style-name="Footnote">
      <style:text-properties style:font-name="Arial3" fo:font-size="8pt" officeooo:rsid="002bbc9e" officeooo:paragraph-rsid="002bbc9e" style:font-size-asian="7pt" style:font-size-complex="8pt"/>
    </style:style>
    <style:style style:name="P289" style:family="paragraph" style:parent-style-name="Footnote">
      <style:text-properties officeooo:rsid="003849e4" officeooo:paragraph-rsid="003849e4"/>
    </style:style>
    <style:style style:name="P290" style:family="paragraph" style:parent-style-name="Contents_20_2">
      <style:paragraph-properties>
        <style:tab-stops>
          <style:tab-stop style:position="6.7283in" style:type="right" style:leader-style="dotted" style:leader-text="."/>
        </style:tab-stops>
      </style:paragraph-properties>
    </style:style>
    <style:style style:name="P291" style:family="paragraph" style:parent-style-name="Contents_20_3">
      <style:paragraph-properties>
        <style:tab-stops>
          <style:tab-stop style:position="6.5319in" style:type="right" style:leader-style="dotted" style:leader-text="."/>
        </style:tab-stops>
      </style:paragraph-properties>
    </style:style>
    <style:style style:name="P292" style:family="paragraph" style:parent-style-name="Text_20_body" style:list-style-name="L1">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293"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294" style:family="paragraph" style:parent-style-name="Table_20_Contents" style:list-style-name="L3">
      <style:text-properties style:font-name="Arial3" fo:font-size="9pt" officeooo:rsid="002cd049" officeooo:paragraph-rsid="002cd049" style:font-size-asian="9pt" style:font-size-complex="9pt"/>
    </style:style>
    <style:style style:name="P295" style:family="paragraph" style:parent-style-name="Table_20_Contents" style:list-style-name="L3">
      <style:text-properties style:font-name="Arial3" fo:font-size="9pt" officeooo:rsid="002cd049" officeooo:paragraph-rsid="00335fc1" style:font-size-asian="9pt" style:font-size-complex="9pt"/>
    </style:style>
    <style:style style:name="P296" style:family="paragraph" style:parent-style-name="Table_20_Contents" style:list-style-name="L3">
      <style:text-properties style:font-name="Arial3" fo:font-size="9pt" officeooo:rsid="002cd049" officeooo:paragraph-rsid="0039679b" style:font-size-asian="9pt" style:font-size-complex="9pt"/>
    </style:style>
    <style:style style:name="P297" style:family="paragraph" style:parent-style-name="Table_20_Contents" style:list-style-name="L3">
      <style:text-properties style:font-name="Arial3" fo:font-size="9pt" officeooo:rsid="002cd049" officeooo:paragraph-rsid="003f2845" style:font-size-asian="9pt" style:font-size-complex="9pt"/>
    </style:style>
    <style:style style:name="P298" style:family="paragraph" style:parent-style-name="Table_20_Contents" style:list-style-name="L3">
      <style:text-properties style:font-name="Arial3" fo:font-size="9pt" officeooo:rsid="002cd049" officeooo:paragraph-rsid="004229b3" style:font-size-asian="9pt" style:font-size-complex="9pt"/>
    </style:style>
    <style:style style:name="P299" style:family="paragraph" style:parent-style-name="Table_20_Contents" style:list-style-name="L3">
      <style:text-properties style:font-name="Arial3" fo:font-size="9pt" officeooo:rsid="002cd049" officeooo:paragraph-rsid="0043fb91" style:font-size-asian="9pt" style:font-size-complex="9pt"/>
    </style:style>
    <style:style style:name="P300" style:family="paragraph" style:parent-style-name="Table_20_Contents" style:list-style-name="L3">
      <style:text-properties style:font-name="Arial3" fo:font-size="9pt" officeooo:rsid="002e828e" officeooo:paragraph-rsid="002e828e" style:font-size-asian="9pt" style:font-size-complex="9pt"/>
    </style:style>
    <style:style style:name="P301" style:family="paragraph" style:parent-style-name="Table_20_Contents" style:list-style-name="L3">
      <style:text-properties style:font-name="Arial3" fo:font-size="9pt" officeooo:rsid="002ed70e" officeooo:paragraph-rsid="002ed70e" style:font-size-asian="9pt" style:font-size-complex="9pt"/>
    </style:style>
    <style:style style:name="P302" style:family="paragraph" style:parent-style-name="Table_20_Contents" style:list-style-name="L3">
      <style:text-properties style:font-name="Arial3" fo:font-size="9pt" officeooo:rsid="002ed70e" officeooo:paragraph-rsid="00335fc1" style:font-size-asian="9pt" style:font-size-complex="9pt"/>
    </style:style>
    <style:style style:name="P303" style:family="paragraph" style:parent-style-name="Table_20_Contents" style:list-style-name="L3">
      <style:text-properties style:font-name="Arial3" fo:font-size="9pt" officeooo:rsid="002ed70e" officeooo:paragraph-rsid="0035fbc5" style:font-size-asian="9pt" style:font-size-complex="9pt"/>
    </style:style>
    <style:style style:name="P304" style:family="paragraph" style:parent-style-name="Table_20_Contents" style:list-style-name="L3">
      <style:text-properties style:font-name="Arial3" fo:font-size="9pt" officeooo:rsid="002ed70e" officeooo:paragraph-rsid="0039679b" style:font-size-asian="9pt" style:font-size-complex="9pt"/>
    </style:style>
    <style:style style:name="P305" style:family="paragraph" style:parent-style-name="Table_20_Contents" style:list-style-name="L3">
      <style:text-properties style:font-name="Arial3" fo:font-size="9pt" officeooo:rsid="002ed70e" officeooo:paragraph-rsid="003f2845" style:font-size-asian="9pt" style:font-size-complex="9pt"/>
    </style:style>
    <style:style style:name="P306" style:family="paragraph" style:parent-style-name="Table_20_Contents" style:list-style-name="L3">
      <style:text-properties style:font-name="Arial3" fo:font-size="9pt" officeooo:rsid="002ed70e" officeooo:paragraph-rsid="004229b3" style:font-size-asian="9pt" style:font-size-complex="9pt"/>
    </style:style>
    <style:style style:name="P307" style:family="paragraph" style:parent-style-name="Table_20_Contents" style:list-style-name="L3">
      <style:text-properties style:font-name="Arial3" fo:font-size="9pt" officeooo:rsid="002ed70e" officeooo:paragraph-rsid="0043fb91" style:font-size-asian="9pt" style:font-size-complex="9pt"/>
    </style:style>
    <style:style style:name="P308" style:family="paragraph" style:parent-style-name="Table_20_Contents" style:list-style-name="L3">
      <style:text-properties style:font-name="Arial3" fo:font-size="9pt" officeooo:rsid="0033cbc2" officeooo:paragraph-rsid="0033cbc2" style:font-size-asian="9pt" style:font-size-complex="9pt"/>
    </style:style>
    <style:style style:name="P309" style:family="paragraph" style:parent-style-name="Table_20_Contents" style:list-style-name="L3">
      <style:text-properties style:font-name="Arial3" fo:font-size="9pt" officeooo:rsid="0033cbc2" officeooo:paragraph-rsid="0039679b" style:font-size-asian="9pt" style:font-size-complex="9pt"/>
    </style:style>
    <style:style style:name="P310" style:family="paragraph" style:parent-style-name="Table_20_Contents" style:list-style-name="L3">
      <style:text-properties style:font-name="Arial3" fo:font-size="9pt" officeooo:rsid="0033cbc2" officeooo:paragraph-rsid="003f2845" style:font-size-asian="9pt" style:font-size-complex="9pt"/>
    </style:style>
    <style:style style:name="P311" style:family="paragraph" style:parent-style-name="Table_20_Contents" style:list-style-name="L3">
      <style:text-properties style:font-name="Arial3" fo:font-size="9pt" officeooo:rsid="0033cbc2" officeooo:paragraph-rsid="004229b3" style:font-size-asian="9pt" style:font-size-complex="9pt"/>
    </style:style>
    <style:style style:name="P312" style:family="paragraph" style:parent-style-name="Table_20_Contents" style:list-style-name="L3">
      <style:text-properties style:font-name="Arial3" fo:font-size="9pt" officeooo:rsid="0033cbc2" officeooo:paragraph-rsid="0043fb91" style:font-size-asian="9pt" style:font-size-complex="9pt"/>
    </style:style>
    <style:style style:name="P313" style:family="paragraph" style:parent-style-name="Table_20_Contents" style:list-style-name="L3">
      <style:text-properties style:font-name="Arial3" fo:font-size="9pt" officeooo:rsid="0039679b" officeooo:paragraph-rsid="0039679b" style:font-size-asian="9pt" style:font-size-complex="9pt"/>
    </style:style>
    <style:style style:name="P314" style:family="paragraph" style:parent-style-name="Table_20_Contents" style:list-style-name="L3">
      <style:text-properties style:font-name="Arial3" fo:font-size="9pt" officeooo:rsid="0039679b" officeooo:paragraph-rsid="003f2845" style:font-size-asian="9pt" style:font-size-complex="9pt"/>
    </style:style>
    <style:style style:name="P315" style:family="paragraph" style:parent-style-name="Table_20_Contents" style:list-style-name="L3">
      <style:text-properties style:font-name="Arial3" fo:font-size="9pt" officeooo:rsid="0039679b" officeooo:paragraph-rsid="004229b3" style:font-size-asian="9pt" style:font-size-complex="9pt"/>
    </style:style>
    <style:style style:name="P316" style:family="paragraph" style:parent-style-name="Table_20_Contents" style:list-style-name="L3">
      <style:text-properties style:font-name="Arial3" fo:font-size="9pt" officeooo:rsid="005b2bb6" officeooo:paragraph-rsid="005b2bb6" style:font-size-asian="9pt" style:font-size-complex="9pt"/>
    </style:style>
    <style:style style:name="P317" style:family="paragraph" style:parent-style-name="Table_20_Contents" style:list-style-name="L3">
      <style:text-properties style:font-name="Arial3" fo:font-size="9pt" officeooo:rsid="003f2845" officeooo:paragraph-rsid="003f2845" style:font-size-asian="9pt" style:font-size-complex="9pt"/>
    </style:style>
    <style:style style:name="P318" style:family="paragraph" style:parent-style-name="Table_20_Contents" style:list-style-name="L3">
      <style:text-properties style:font-name="Arial3" fo:font-size="9pt" officeooo:rsid="0043fb91" officeooo:paragraph-rsid="0043fb91" style:font-size-asian="9pt" style:font-size-complex="9pt"/>
    </style:style>
    <style:style style:name="P319" style:family="paragraph" style:parent-style-name="Table_20_Contents" style:list-style-name="L3">
      <style:text-properties style:font-name="Arial3" fo:font-size="9pt" officeooo:rsid="003849e4" officeooo:paragraph-rsid="0043fb91" style:font-size-asian="9pt" style:font-size-complex="9pt"/>
    </style:style>
    <style:style style:name="P320" style:family="paragraph" style:parent-style-name="Table_20_Contents" style:list-style-name="L3">
      <style:text-properties style:font-name="Arial3" fo:font-size="9pt" officeooo:rsid="004ea559" officeooo:paragraph-rsid="004ea559" style:font-size-asian="9pt" style:font-size-complex="9pt"/>
    </style:style>
    <style:style style:name="P321" style:family="paragraph" style:parent-style-name="Table_20_Contents" style:list-style-name="L4">
      <style:paragraph-properties fo:text-align="start" style:justify-single-word="false"/>
      <style:text-properties style:font-name="Arial3" fo:font-size="9pt" officeooo:rsid="004fe118" officeooo:paragraph-rsid="004fe118" style:font-size-asian="9pt" style:font-size-complex="9pt"/>
    </style:style>
    <style:style style:name="P322" style:family="paragraph" style:parent-style-name="Table_20_Contents" style:list-style-name="L5">
      <style:text-properties style:font-name="Arial3" fo:font-size="9pt" officeooo:rsid="00514eca" officeooo:paragraph-rsid="00514eca" style:font-size-asian="9pt" style:font-size-complex="9pt"/>
    </style:style>
    <style:style style:name="P323"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324"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325"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326"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27"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28"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29"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56b12f" style:font-size-asian="9pt" style:font-size-complex="9pt"/>
    </style:style>
    <style:style style:name="P33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3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4a6979" style:font-size-asian="9pt" style:font-size-complex="9pt"/>
    </style:style>
    <style:style style:name="P33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3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5b2bb6" style:font-size-asian="9pt" style:font-size-complex="9pt"/>
    </style:style>
    <style:style style:name="P334"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35"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5b2bb6" style:font-size-asian="9pt" style:font-size-complex="9pt"/>
    </style:style>
    <style:style style:name="P336" style:family="paragraph" style:parent-style-name="Heading_20_2" style:list-style-name="">
      <style:text-properties style:font-name="Arial3" officeooo:rsid="00227806" officeooo:paragraph-rsid="00227806"/>
    </style:style>
    <style:style style:name="P337" style:family="paragraph" style:parent-style-name="Heading_20_2">
      <style:text-properties style:font-name="Arial3" officeooo:rsid="004a6979" officeooo:paragraph-rsid="004a6979"/>
    </style:style>
    <style:style style:name="P338" style:family="paragraph" style:parent-style-name="Heading_20_2">
      <style:text-properties style:font-name="Arial3" officeooo:rsid="00282a8c" officeooo:paragraph-rsid="00282a8c"/>
    </style:style>
    <style:style style:name="P339" style:family="paragraph" style:parent-style-name="Heading_20_2">
      <style:text-properties officeooo:rsid="00522700" officeooo:paragraph-rsid="00522700"/>
    </style:style>
    <style:style style:name="P340" style:family="paragraph" style:parent-style-name="Heading_20_2">
      <style:text-properties officeooo:rsid="00209e16" officeooo:paragraph-rsid="002969ec"/>
    </style:style>
    <style:style style:name="P341" style:family="paragraph" style:parent-style-name="Heading_20_2">
      <style:text-properties officeooo:rsid="00209e16" officeooo:paragraph-rsid="002ed70e"/>
    </style:style>
    <style:style style:name="P342" style:family="paragraph" style:parent-style-name="Heading_20_2">
      <style:text-properties officeooo:rsid="00209e16" officeooo:paragraph-rsid="002bb35b"/>
    </style:style>
    <style:style style:name="P343" style:family="paragraph" style:parent-style-name="Heading_20_2">
      <style:text-properties officeooo:rsid="00209e16" officeooo:paragraph-rsid="002cd049"/>
    </style:style>
    <style:style style:name="P344" style:family="paragraph" style:parent-style-name="Heading_20_2">
      <style:text-properties officeooo:rsid="004de359" officeooo:paragraph-rsid="004de359"/>
    </style:style>
    <style:style style:name="P345"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346" style:family="paragraph" style:parent-style-name="Heading_20_2">
      <style:paragraph-properties fo:break-before="page"/>
      <style:text-properties style:font-name="Arial3" officeooo:rsid="00227806" officeooo:paragraph-rsid="00227806"/>
    </style:style>
    <style:style style:name="P347" style:family="paragraph" style:parent-style-name="Heading_20_3">
      <style:text-properties officeooo:paragraph-rsid="004229b3"/>
    </style:style>
    <style:style style:name="P348" style:family="paragraph" style:parent-style-name="Heading_20_3">
      <style:text-properties officeooo:paragraph-rsid="004cb6d0"/>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officeooo:rsid="00282a8c"/>
    </style:style>
    <style:style style:name="T21" style:family="text">
      <style:text-properties fo:font-variant="normal" fo:text-transform="none" fo:color="#000000" fo:letter-spacing="normal" fo:language="en" fo:country="US" fo:font-style="normal" fo:font-weight="normal"/>
    </style:style>
    <style:style style:name="T22" style:family="text">
      <style:text-properties fo:font-variant="normal" fo:text-transform="none" fo:color="#000000" fo:letter-spacing="normal" fo:language="en" fo:country="US" fo:font-style="normal" fo:font-weight="normal" officeooo:rsid="00282a8c"/>
    </style:style>
    <style:style style:name="T23" style:family="text">
      <style:text-properties fo:font-variant="normal" fo:text-transform="none" fo:color="#000000" fo:letter-spacing="normal" fo:language="en" fo:country="US" fo:font-style="normal" fo:font-weight="normal" officeooo:rsid="00522700"/>
    </style:style>
    <style:style style:name="T24" style:family="text">
      <style:text-properties officeooo:rsid="002969ec"/>
    </style:style>
    <style:style style:name="T25" style:family="text">
      <style:text-properties officeooo:rsid="002aafe3"/>
    </style:style>
    <style:style style:name="T26" style:family="text">
      <style:text-properties officeooo:rsid="002bb35b"/>
    </style:style>
    <style:style style:name="T27" style:family="text">
      <style:text-properties officeooo:rsid="002bbc9e"/>
    </style:style>
    <style:style style:name="T28" style:family="text">
      <style:text-properties officeooo:rsid="002cd049"/>
    </style:style>
    <style:style style:name="T29" style:family="text">
      <style:text-properties officeooo:rsid="002e828e"/>
    </style:style>
    <style:style style:name="T30" style:family="text">
      <style:text-properties officeooo:rsid="002ed70e"/>
    </style:style>
    <style:style style:name="T31" style:family="text">
      <style:text-properties officeooo:rsid="0031a465"/>
    </style:style>
    <style:style style:name="T32" style:family="text">
      <style:text-properties officeooo:rsid="0033cbc2"/>
    </style:style>
    <style:style style:name="T33" style:family="text">
      <style:text-properties officeooo:rsid="0035fbc5"/>
    </style:style>
    <style:style style:name="T34" style:family="text">
      <style:text-properties officeooo:rsid="00377ae6"/>
    </style:style>
    <style:style style:name="T35" style:family="text">
      <style:text-properties officeooo:rsid="003849e4"/>
    </style:style>
    <style:style style:name="T36" style:family="text">
      <style:text-properties officeooo:rsid="0039679b"/>
    </style:style>
    <style:style style:name="T37" style:family="text">
      <style:text-properties officeooo:rsid="003ced90"/>
    </style:style>
    <style:style style:name="T38" style:family="text">
      <style:text-properties officeooo:rsid="003f2845"/>
    </style:style>
    <style:style style:name="T39" style:family="text">
      <style:text-properties fo:color="#ff0000" fo:font-size="12pt" fo:font-weight="bold" officeooo:rsid="003f2845" style:font-size-asian="12pt" style:font-weight-asian="bold" style:font-size-complex="12pt" style:font-weight-complex="bold"/>
    </style:style>
    <style:style style:name="T40" style:family="text">
      <style:text-properties officeooo:rsid="004229b3"/>
    </style:style>
    <style:style style:name="T41" style:family="text">
      <style:text-properties officeooo:rsid="0043fb91"/>
    </style:style>
    <style:style style:name="T42" style:family="text">
      <style:text-properties officeooo:rsid="0045ae40"/>
    </style:style>
    <style:style style:name="T43" style:family="text">
      <style:text-properties officeooo:rsid="00497951"/>
    </style:style>
    <style:style style:name="T44" style:family="text">
      <style:text-properties officeooo:rsid="004a6979"/>
    </style:style>
    <style:style style:name="T45" style:family="text">
      <style:text-properties fo:font-style="normal" officeooo:rsid="004a6979" style:font-style-asian="normal" style:font-style-complex="normal"/>
    </style:style>
    <style:style style:name="T46" style:family="text">
      <style:text-properties officeooo:rsid="0023b6d3"/>
    </style:style>
    <style:style style:name="T47" style:family="text">
      <style:text-properties officeooo:rsid="004b2266"/>
    </style:style>
    <style:style style:name="T48" style:family="text">
      <style:text-properties officeooo:rsid="004cb6d0"/>
    </style:style>
    <style:style style:name="T49" style:family="text">
      <style:text-properties officeooo:rsid="004de359"/>
    </style:style>
    <style:style style:name="T50" style:family="text">
      <style:text-properties officeooo:rsid="004ea559"/>
    </style:style>
    <style:style style:name="T51" style:family="text">
      <style:text-properties officeooo:rsid="004fe118"/>
    </style:style>
    <style:style style:name="T52" style:family="text">
      <style:text-properties officeooo:rsid="00522700"/>
    </style:style>
    <style:style style:name="T53" style:family="text">
      <style:text-properties officeooo:rsid="0056b12f"/>
    </style:style>
    <style:style style:name="T54" style:family="text">
      <style:text-properties officeooo:rsid="0058ab05"/>
    </style:style>
    <style:style style:name="T55" style:family="text">
      <style:text-properties officeooo:rsid="005e38d9"/>
    </style:style>
    <style:style style:name="T56" style:family="text">
      <style:text-properties officeooo:rsid="00663a79"/>
    </style:style>
    <style:style style:name="T57" style:family="text">
      <style:text-properties officeooo:rsid="00669c52"/>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3"/>
      <text:p text:style-name="P203"><text:span text:style-name="T9">REST</text:span> API Design</text:p>
      <text:p text:style-name="P286">for</text:p>
      <text:p text:style-name="P202">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284">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4"><text:bookmark text:name="Ver_00"/>Date<text:span text:style-name="T43"> (dd.mm.yyyy)</text:span></text:p>
          </table:table-cell>
          <table:table-cell table:style-name="Table1.A1" office:value-type="string">
            <text:p text:style-name="P214">Version</text:p>
          </table:table-cell>
          <table:table-cell table:style-name="Table1.A1" office:value-type="string">
            <text:p text:style-name="P214">Description</text:p>
          </table:table-cell>
          <table:table-cell table:style-name="Table1.A1" office:value-type="string">
            <text:p text:style-name="P214">Author(s)</text:p>
          </table:table-cell>
        </table:table-row>
        <table:table-row table:style-name="Table1.1">
          <table:table-cell table:style-name="Table1.A2" office:value-type="string">
            <text:p text:style-name="P213"><text:span text:style-name="T43">09.11</text:span>.14</text:p>
          </table:table-cell>
          <table:table-cell table:style-name="Table1.A2" office:value-type="string">
            <text:p text:style-name="P204">0.1</text:p>
          </table:table-cell>
          <table:table-cell table:style-name="Table1.A2" office:value-type="string">
            <text:p text:style-name="P205">First draft</text:p>
          </table:table-cell>
          <table:table-cell table:style-name="Table1.A2" office:value-type="string">
            <text:p text:style-name="P206">Federico Reghenzani,<text:line-break/>Mikel Vuka,<text:line-break/>Filippo Pagano</text:p>
          </table:table-cell>
        </table:table-row>
        <table:table-row table:style-name="Table1.1">
          <table:table-cell table:style-name="Table1.A3" office:value-type="string">
            <text:p text:style-name="P215">14.11.14</text:p>
          </table:table-cell>
          <table:table-cell table:style-name="Table1.A3" office:value-type="string">
            <text:p text:style-name="P210">0.2</text:p>
          </table:table-cell>
          <table:table-cell table:style-name="Table1.A3" office:value-type="string">
            <text:p text:style-name="P210">Added summary. Added stats and chat specification. Minor updates on other sections</text:p>
          </table:table-cell>
          <table:table-cell table:style-name="Table1.A3" office:value-type="string">
            <text:p text:style-name="P207">Federico Reghenzani,<text:line-break/>Mikel Vuka,<text:line-break/>Filippo Pagano</text:p>
          </table:table-cell>
        </table:table-row>
        <table:table-row table:style-name="Table1.1">
          <table:table-cell table:style-name="Table1.A3" office:value-type="string">
            <text:p text:style-name="P215"><text:span text:style-name="T53">23</text:span>.11.14</text:p>
          </table:table-cell>
          <table:table-cell table:style-name="Table1.A3" office:value-type="string">
            <text:p text:style-name="P210">0.<text:span text:style-name="T53">3.1</text:span></text:p>
          </table:table-cell>
          <table:table-cell table:style-name="Table1.A3" office:value-type="string">
            <text:p text:style-name="P210">Added <text:span text:style-name="T53">possibility to retrive project list of other user.</text:span></text:p>
          </table:table-cell>
          <table:table-cell table:style-name="Table1.A3" office:value-type="string">
            <text:p text:style-name="P207">Federico Reghenzani</text:p>
          </table:table-cell>
        </table:table-row>
        <table:table-row table:style-name="Table1.1">
          <table:table-cell table:style-name="Table1.A3" office:value-type="string">
            <text:p text:style-name="P216">25.11.14</text:p>
          </table:table-cell>
          <table:table-cell table:style-name="Table1.A3" office:value-type="string">
            <text:p text:style-name="P211">0.3.2</text:p>
          </table:table-cell>
          <table:table-cell table:style-name="Table1.A3" office:value-type="string">
            <text:p text:style-name="P211">Added an exception to /account/userinfo</text:p>
          </table:table-cell>
          <table:table-cell table:style-name="Table1.A3" office:value-type="string">
            <text:p text:style-name="P208">Federico Reghenzani</text:p>
          </table:table-cell>
        </table:table-row>
        <table:table-row table:style-name="Table1.1">
          <table:table-cell table:style-name="Table1.A3" office:value-type="string">
            <text:p text:style-name="P217">02.12.14</text:p>
          </table:table-cell>
          <table:table-cell table:style-name="Table1.A3" office:value-type="string">
            <text:p text:style-name="P212">0.3.3</text:p>
          </table:table-cell>
          <table:table-cell table:style-name="Table1.A3" office:value-type="string">
            <text:p text:style-name="P212">Added change programming languages to /account/edit, added dueDate to PBI</text:p>
          </table:table-cell>
          <table:table-cell table:style-name="Table1.A3" office:value-type="string">
            <text:p text:style-name="P209">Federico Reghenzani,<text:line-break/>Mikel Vuka,<text:line-break/>Filippo Pagano</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85">Table of Contents</text:p>
          </text:index-title>
          <text:p text:style-name="P290"><text:a xlink:type="simple" xlink:href="#__RefHeading__2590_435145623" text:style-name="Index_20_Link" text:visited-style-name="Index_20_Link">Summary<text:tab/>4</text:a></text:p>
          <text:p text:style-name="P290"><text:a xlink:type="simple" xlink:href="#__RefHeading__5901_2083526056" text:style-name="Index_20_Link" text:visited-style-name="Index_20_Link">Common exceptions<text:tab/>5</text:a></text:p>
          <text:p text:style-name="P290"><text:a xlink:type="simple" xlink:href="#__RefHeading__2653_435145623" text:style-name="Index_20_Link" text:visited-style-name="Index_20_Link">Data format<text:tab/>5</text:a></text:p>
          <text:p text:style-name="P290"><text:a xlink:type="simple" xlink:href="#__RefHeading__5903_2083526056" text:style-name="Index_20_Link" text:visited-style-name="Index_20_Link">Account<text:tab/>5</text:a></text:p>
          <text:p text:style-name="P290"><text:a xlink:type="simple" xlink:href="#__RefHeading__5905_2083526056" text:style-name="Index_20_Link" text:visited-style-name="Index_20_Link">Projects<text:tab/>9</text:a></text:p>
          <text:p text:style-name="P291"><text:a xlink:type="simple" xlink:href="#__RefHeading__2263_250284953" text:style-name="Index_20_Link" text:visited-style-name="Index_20_Link">Projects - Backlog<text:tab/>10</text:a></text:p>
          <text:p text:style-name="P291"><text:a xlink:type="simple" xlink:href="#__RefHeading__2371_250284953" text:style-name="Index_20_Link" text:visited-style-name="Index_20_Link">Projects - PBIs<text:tab/>11</text:a></text:p>
          <text:p text:style-name="P291"><text:a xlink:type="simple" xlink:href="#__RefHeading__2373_250284953" text:style-name="Index_20_Link" text:visited-style-name="Index_20_Link">Projects - Sprintlog<text:tab/>12</text:a></text:p>
          <text:p text:style-name="P291"><text:a xlink:type="simple" xlink:href="#__RefHeading__2592_435145623" text:style-name="Index_20_Link" text:visited-style-name="Index_20_Link">Projects - Tasks<text:tab/>14</text:a></text:p>
          <text:p text:style-name="P290"><text:a xlink:type="simple" xlink:href="#__RefHeading__2594_435145623" text:style-name="Index_20_Link" text:visited-style-name="Index_20_Link">Statistics<text:tab/>15</text:a></text:p>
          <text:p text:style-name="P290"><text:a xlink:type="simple" xlink:href="#__RefHeading__2655_435145623" text:style-name="Index_20_Link" text:visited-style-name="Index_20_Link">Chat system<text:tab/>16</text:a></text:p>
        </text:index-body>
      </text:table-of-content>
      <text:h text:style-name="P336" text:outline-level="2"/>
      <text:h text:style-name="P345" text:outline-level="2"/>
      <text:h text:style-name="P337"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201">Method</text:p>
          </table:table-cell>
          <table:table-cell table:style-name="Table29.A1" office:value-type="string">
            <text:p text:style-name="P201">URL</text:p>
          </table:table-cell>
          <table:table-cell table:style-name="Table29.C1" office:value-type="string">
            <text:p text:style-name="P201">Short Description</text:p>
          </table:table-cell>
        </table:table-row>
        <table:table-row>
          <table:table-cell table:style-name="Table29.A2" office:value-type="string">
            <text:p text:style-name="P192">GET</text:p>
          </table:table-cell>
          <table:table-cell table:style-name="Table29.A2" office:value-type="string">
            <text:p text:style-name="P262">/<text:span text:style-name="T20">account/userinfo</text:span></text:p>
          </table:table-cell>
          <table:table-cell table:style-name="Table29.C2" office:value-type="string">
            <text:p text:style-name="P192">Retrives information about an user.</text:p>
          </table:table-cell>
        </table:table-row>
        <table:table-row>
          <table:table-cell table:style-name="Table29.A2" office:value-type="string">
            <text:p text:style-name="P192">POST</text:p>
          </table:table-cell>
          <table:table-cell table:style-name="Table29.A2" office:value-type="string">
            <text:p text:style-name="P262">/<text:span text:style-name="T24">account/register</text:span></text:p>
          </table:table-cell>
          <table:table-cell table:style-name="Table29.C2" office:value-type="string">
            <text:p text:style-name="P192">Registers a new account.</text:p>
          </table:table-cell>
        </table:table-row>
        <table:table-row>
          <table:table-cell table:style-name="Table29.A2" office:value-type="string">
            <text:p text:style-name="P192">GET</text:p>
          </table:table-cell>
          <table:table-cell table:style-name="Table29.A2" office:value-type="string">
            <text:p text:style-name="P191">/<text:span text:style-name="T44">account/langs</text:span></text:p>
          </table:table-cell>
          <table:table-cell table:style-name="Table29.C2" office:value-type="string">
            <text:p text:style-name="P192">Lists all possible languages and progammingLanguages.</text:p>
          </table:table-cell>
        </table:table-row>
        <table:table-row>
          <table:table-cell table:style-name="Table29.A2" office:value-type="string">
            <text:p text:style-name="P192">POST</text:p>
          </table:table-cell>
          <table:table-cell table:style-name="Table29.A2" office:value-type="string">
            <text:p text:style-name="P262">/<text:span text:style-name="T24">account/edit</text:span></text:p>
          </table:table-cell>
          <table:table-cell table:style-name="Table29.C2" office:value-type="string">
            <text:p text:style-name="P200">Edits the current user profile.</text:p>
          </table:table-cell>
        </table:table-row>
        <table:table-row>
          <table:table-cell table:style-name="Table29.A2" office:value-type="string">
            <text:p text:style-name="P193">POST</text:p>
          </table:table-cell>
          <table:table-cell table:style-name="Table29.A2" office:value-type="string">
            <text:p text:style-name="P263">/<text:span text:style-name="T24">account/login</text:span></text:p>
          </table:table-cell>
          <table:table-cell table:style-name="Table29.C2" office:value-type="string">
            <text:p text:style-name="P193">Login.</text:p>
          </table:table-cell>
        </table:table-row>
        <table:table-row>
          <table:table-cell table:style-name="Table29.A2" office:value-type="string">
            <text:p text:style-name="P193">POST</text:p>
          </table:table-cell>
          <table:table-cell table:style-name="Table29.A2" office:value-type="string">
            <text:p text:style-name="P263">/<text:span text:style-name="T24">account/recoverpassword</text:span></text:p>
          </table:table-cell>
          <table:table-cell table:style-name="Table29.C2" office:value-type="string">
            <text:p text:style-name="P193">Sends a new password to user's email.</text:p>
          </table:table-cell>
        </table:table-row>
        <table:table-row>
          <table:table-cell table:style-name="Table29.A2" office:value-type="string">
            <text:p text:style-name="P193">GET</text:p>
          </table:table-cell>
          <table:table-cell table:style-name="Table29.A2" office:value-type="string">
            <text:p text:style-name="P263">/<text:span text:style-name="T20">account/listdevelopers</text:span></text:p>
          </table:table-cell>
          <table:table-cell table:style-name="Table29.C2" office:value-type="string">
            <text:p text:style-name="P193">Retrives list of all developers.</text:p>
          </table:table-cell>
        </table:table-row>
        <table:table-row>
          <table:table-cell table:style-name="Table29.A2" office:value-type="string">
            <text:p text:style-name="P193">GET</text:p>
          </table:table-cell>
          <table:table-cell table:style-name="Table29.A2" office:value-type="string">
            <text:p text:style-name="P263">/<text:span text:style-name="T9">projects/list</text:span></text:p>
          </table:table-cell>
          <table:table-cell table:style-name="Table29.C2" office:value-type="string">
            <text:p text:style-name="P193">Retrives list of projects.</text:p>
          </table:table-cell>
        </table:table-row>
        <table:table-row>
          <table:table-cell table:style-name="Table29.A2" office:value-type="string">
            <text:p text:style-name="P193">POST</text:p>
          </table:table-cell>
          <table:table-cell table:style-name="Table29.A2" office:value-type="string">
            <text:p text:style-name="P191">/<text:span text:style-name="T9">projects/create</text:span></text:p>
          </table:table-cell>
          <table:table-cell table:style-name="Table29.C2" office:value-type="string">
            <text:p text:style-name="P193">Creates a new project.</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adddeveloper</text:span></text:p>
          </table:table-cell>
          <table:table-cell table:style-name="Table29.C2" office:value-type="string">
            <text:p text:style-name="P193">Adds a developer to a project.</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remdeveloper</text:span></text:p>
          </table:table-cell>
          <table:table-cell table:style-name="Table29.C2" office:value-type="string">
            <text:p text:style-name="P193">Removes a developer from a project.</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edit</text:span></text:p>
          </table:table-cell>
          <table:table-cell table:style-name="Table29.C2" office:value-type="string">
            <text:p text:style-name="P193">Edits a project.</text:p>
          </table:table-cell>
        </table:table-row>
        <table:table-row>
          <table:table-cell table:style-name="Table29.A2" office:value-type="string">
            <text:p text:style-name="P193">GET</text:p>
          </table:table-cell>
          <table:table-cell table:style-name="Table29.A2" office:value-type="string">
            <text:p text:style-name="P263">/<text:span text:style-name="T9">projects/{idproj}/getbacklog</text:span></text:p>
          </table:table-cell>
          <table:table-cell table:style-name="Table29.C2" office:value-type="string">
            <text:p text:style-name="P193">Returns project's backlog, if it exists.</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createbacklog</text:span></text:p>
          </table:table-cell>
          <table:table-cell table:style-name="Table29.C2" office:value-type="string">
            <text:p text:style-name="P193">Creates a new backlog.</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removebacklog</text:span></text:p>
          </table:table-cell>
          <table:table-cell table:style-name="Table29.C2" office:value-type="string">
            <text:p text:style-name="P193">Delete a backlog.</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pbis/create</text:span></text:p>
          </table:table-cell>
          <table:table-cell table:style-name="Table29.C2" office:value-type="string">
            <text:p text:style-name="P193">Create a new PBI.</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pbis/{idpbi}/edit</text:span></text:p>
          </table:table-cell>
          <table:table-cell table:style-name="Table29.C2" office:value-type="string">
            <text:p text:style-name="P194">Edit a PBI.</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pbis/{idpbi}/delete</text:span></text:p>
          </table:table-cell>
          <table:table-cell table:style-name="Table29.C2" office:value-type="string">
            <text:p text:style-name="P194">Delete a PBI.</text:p>
          </table:table-cell>
        </table:table-row>
        <table:table-row>
          <table:table-cell table:style-name="Table29.A2" office:value-type="string">
            <text:p text:style-name="P194">GET</text:p>
          </table:table-cell>
          <table:table-cell table:style-name="Table29.A2" office:value-type="string">
            <text:p text:style-name="P264">/<text:span text:style-name="T9">projects/{idproj}/sprintlogs/list</text:span></text:p>
          </table:table-cell>
          <table:table-cell table:style-name="Table29.C2" office:value-type="string">
            <text:p text:style-name="P195">Lists all sprintlogs.</text:p>
          </table:table-cell>
        </table:table-row>
        <table:table-row>
          <table:table-cell table:style-name="Table29.A2" office:value-type="string">
            <text:p text:style-name="P194">POST</text:p>
          </table:table-cell>
          <table:table-cell table:style-name="Table29.A2" office:value-type="string">
            <text:p text:style-name="P264">/<text:span text:style-name="T9">projects/{idproj}/sprintlogs/create</text:span></text:p>
          </table:table-cell>
          <table:table-cell table:style-name="Table29.C2" office:value-type="string">
            <text:p text:style-name="P195">Creates a new sprintlogs.</text:p>
          </table:table-cell>
        </table:table-row>
        <table:table-row>
          <table:table-cell table:style-name="Table29.A2" office:value-type="string">
            <text:p text:style-name="P194">GET</text:p>
          </table:table-cell>
          <table:table-cell table:style-name="Table29.A2" office:value-type="string">
            <text:p text:style-name="P264">/<text:span text:style-name="T9">projects/{idproj}/sprintlogs/{idsprintlog}/listpbis</text:span></text:p>
          </table:table-cell>
          <table:table-cell table:style-name="Table29.C2" office:value-type="string">
            <text:p text:style-name="P195">Lists all PBIs assigned to specific sprintlog.</text:p>
          </table:table-cell>
        </table:table-row>
        <table:table-row>
          <table:table-cell table:style-name="Table29.A2" office:value-type="string">
            <text:p text:style-name="P194">POST</text:p>
          </table:table-cell>
          <table:table-cell table:style-name="Table29.A2" office:value-type="string">
            <text:p text:style-name="P264">/<text:span text:style-name="T9">projects/{idproj}/sprintlogs/{idsprintlog}/addpbi</text:span></text:p>
          </table:table-cell>
          <table:table-cell table:style-name="Table29.C2" office:value-type="string">
            <text:p text:style-name="P195">Assigns a PBI to a specific sprintlog.</text:p>
          </table:table-cell>
        </table:table-row>
        <table:table-row>
          <table:table-cell table:style-name="Table29.A2" office:value-type="string">
            <text:p text:style-name="P194">POST</text:p>
          </table:table-cell>
          <table:table-cell table:style-name="Table29.A2" office:value-type="string">
            <text:p text:style-name="P264">/<text:span text:style-name="T9">projects/{idproj}/sprintlogs/{idsprintlog}/removepbi</text:span></text:p>
          </table:table-cell>
          <table:table-cell table:style-name="Table29.C2" office:value-type="string">
            <text:p text:style-name="P195">Deassigns a PBI from a specific sprintlog.</text:p>
          </table:table-cell>
        </table:table-row>
        <table:table-row>
          <table:table-cell table:style-name="Table29.A2" office:value-type="string">
            <text:p text:style-name="P194">POST</text:p>
          </table:table-cell>
          <table:table-cell table:style-name="Table29.A2" office:value-type="string">
            <text:p text:style-name="P264">/<text:span text:style-name="T9">projects/{idproj}/sprintlogs/{idsprintlog}/delete</text:span></text:p>
          </table:table-cell>
          <table:table-cell table:style-name="Table29.C2" office:value-type="string">
            <text:p text:style-name="P195">Deletes a sprintlog.</text:p>
          </table:table-cell>
        </table:table-row>
        <table:table-row>
          <table:table-cell table:style-name="Table29.A2" office:value-type="string">
            <text:p text:style-name="P194">GET</text:p>
          </table:table-cell>
          <table:table-cell table:style-name="Table29.A2" office:value-type="string">
            <text:p text:style-name="P264">/<text:span text:style-name="T9">projects/{idproj}/pbis/{idpbi}/listtasks</text:span></text:p>
          </table:table-cell>
          <table:table-cell table:style-name="Table29.C2" office:value-type="string">
            <text:p text:style-name="P195">Lists all tasks of a PBI</text:p>
          </table:table-cell>
        </table:table-row>
        <table:table-row>
          <table:table-cell table:style-name="Table29.A2" office:value-type="string">
            <text:p text:style-name="P194">POST</text:p>
          </table:table-cell>
          <table:table-cell table:style-name="Table29.A2" office:value-type="string">
            <text:p text:style-name="P264">/<text:span text:style-name="T9">projects/{idproj}/pbis/{idpbi}/createtask</text:span></text:p>
          </table:table-cell>
          <table:table-cell table:style-name="Table29.C2" office:value-type="string">
            <text:p text:style-name="P195">Creates a new task to PBI</text:p>
          </table:table-cell>
        </table:table-row>
        <table:table-row>
          <table:table-cell table:style-name="Table29.A2" office:value-type="string">
            <text:p text:style-name="P194">POST</text:p>
          </table:table-cell>
          <table:table-cell table:style-name="Table29.A2" office:value-type="string">
            <text:p text:style-name="P49">/<text:span text:style-name="T9">projects/{idproj}/pbis/{idpbi}/tasks/{idtask}/edit</text:span></text:p>
          </table:table-cell>
          <table:table-cell table:style-name="Table29.C2" office:value-type="string">
            <text:p text:style-name="P195">Edits task of a PBI</text:p>
          </table:table-cell>
        </table:table-row>
        <table:table-row>
          <table:table-cell table:style-name="Table29.A2" office:value-type="string">
            <text:p text:style-name="P194">POST</text:p>
          </table:table-cell>
          <table:table-cell table:style-name="Table29.A2" office:value-type="string">
            <text:p text:style-name="P49">/<text:span text:style-name="T9">projects/{idproj}/pbis/{idpbi}/tasks/{idtask}/delete</text:span></text:p>
          </table:table-cell>
          <table:table-cell table:style-name="Table29.C2" office:value-type="string">
            <text:p text:style-name="P195">Deletes task of a PBI</text:p>
          </table:table-cell>
        </table:table-row>
        <table:table-row>
          <table:table-cell table:style-name="Table29.A2" office:value-type="string">
            <text:p text:style-name="P195">GET</text:p>
          </table:table-cell>
          <table:table-cell table:style-name="Table29.A2" office:value-type="string">
            <text:p text:style-name="P264">/<text:span text:style-name="T49">stats/devpoints</text:span></text:p>
          </table:table-cell>
          <table:table-cell table:style-name="Table29.C2" office:value-type="string">
            <text:p text:style-name="P195">Retrives points of developers.</text:p>
          </table:table-cell>
        </table:table-row>
        <table:table-row>
          <table:table-cell table:style-name="Table29.A2" office:value-type="string">
            <text:p text:style-name="P196">GET</text:p>
          </table:table-cell>
          <table:table-cell table:style-name="Table29.A2" office:value-type="string">
            <text:p text:style-name="P264">/<text:span text:style-name="T50">chat/{idproj}/list</text:span></text:p>
          </table:table-cell>
          <table:table-cell table:style-name="Table29.C2" office:value-type="string">
            <text:p text:style-name="P198">Return<text:span text:style-name="T50">s</text:span> <text:span text:style-name="T35">the list of available chat of specified project</text:span></text:p>
          </table:table-cell>
        </table:table-row>
        <table:table-row>
          <table:table-cell table:style-name="Table29.A2" office:value-type="string">
            <text:p text:style-name="P196">POST</text:p>
          </table:table-cell>
          <table:table-cell table:style-name="Table29.A2" office:value-type="string">
            <text:p text:style-name="P265">/<text:span text:style-name="T50">chat/{idproj}/create</text:span></text:p>
          </table:table-cell>
          <table:table-cell table:style-name="Table29.C2" office:value-type="string">
            <text:p text:style-name="P197">Creates a new chat into indicated project</text:p>
          </table:table-cell>
        </table:table-row>
        <table:table-row>
          <table:table-cell table:style-name="Table29.A2" office:value-type="string">
            <text:p text:style-name="P199">GET</text:p>
          </table:table-cell>
          <table:table-cell table:style-name="Table29.A2" office:value-type="string">
            <text:p text:style-name="P265">/<text:span text:style-name="T50">chat/{idproj}/msg/{idchat}/list</text:span></text:p>
          </table:table-cell>
          <table:table-cell table:style-name="Table29.C2" office:value-type="string">
            <text:p text:style-name="P196">Returns the last <text:span text:style-name="T51">20 messages of the chat</text:span></text:p>
          </table:table-cell>
        </table:table-row>
        <table:table-row>
          <table:table-cell table:style-name="Table29.A2" office:value-type="string">
            <text:p text:style-name="P199">POST</text:p>
          </table:table-cell>
          <table:table-cell table:style-name="Table29.A2" office:value-type="string">
            <text:p text:style-name="P266">/<text:span text:style-name="T50">chat/{idproj}/msg/{idchat}/send</text:span></text:p>
          </table:table-cell>
          <table:table-cell table:style-name="Table29.C2" office:value-type="string">
            <text:p text:style-name="P199">Sends a new message</text:p>
          </table:table-cell>
        </table:table-row>
        <table:table-row>
          <table:table-cell table:style-name="Table29.A2" office:value-type="string">
            <text:p text:style-name="P199">GET</text:p>
          </table:table-cell>
          <table:table-cell table:style-name="Table29.A2" office:value-type="string">
            <text:p text:style-name="P266">/<text:span text:style-name="T50">chat/{idproj}/msg/{idchat}/polling</text:span></text:p>
          </table:table-cell>
          <table:table-cell table:style-name="Table29.C2" office:value-type="string">
            <text:p text:style-name="P199">Polling requests for new message</text:p>
          </table:table-cell>
        </table:table-row>
      </table:table>
      <text:p text:style-name="P13"/>
      <text:h text:style-name="P346" text:outline-level="2"><text:bookmark-start text:name="__RefHeading__5901_2083526056"/>Common exceptions<text:bookmark-end text:name="__RefHeading__5901_2083526056"/></text:h>
      <text:p text:style-name="P14">All common exceptions has <text:span text:style-name="T20">this</text:span> syntax:</text:p>
      <text:p text:style-name="P15">{</text:p>
      <text:p text:style-name="P15"><text:s text:c="4"/>“status” : “error”,</text:p>
      <text:p text:style-name="P15"><text:s text:c="4"/>“reason” : “<text:span text:style-name="T12">a human readable string describing the error</text:span>”</text:p>
      <text:p text:style-name="P15">}</text:p>
      <text:p text:style-name="P19">Common exceptions can be raised in any request indicated in this document. Other specific exception is specified in each request table.</text:p>
      <text:p text:style-name="P16"><text:span text:style-name="T52">In case of common exception, </text:span>HTTP status codes <text:span text:style-name="T52">is not 200 bad changes as follow</text:span>:</text:p>
      <text:list xml:id="list7337373951412809346" text:style-name="L1">
        <text:list-item>
          <text:p text:style-name="P292">Request error (e.g. GET instead of POST, etc.): 405</text:p>
        </text:list-item>
        <text:list-item>
          <text:p text:style-name="P292">User not authenticated: 403 </text:p>
        </text:list-item>
        <text:list-item>
          <text:p text:style-name="P292">User has no permission to do that: 402 (abuse of unused HTTP error code)</text:p>
        </text:list-item>
        <text:list-item>
          <text:p text:style-name="P292">General back-end error: 500</text:p>
        </text:list-item>
      </text:list>
      <text:p text:style-name="P18">The requests specified in this document that have no “dedicated” exceptions, can however provide a 200 error with format specified previously.</text:p>
      <text:h text:style-name="P339" text:outline-level="2"><text:bookmark-start text:name="__RefHeading__2653_435145623"/>Data format<text:bookmark-end text:name="__RefHeading__2653_435145623"/></text:h>
      <text:p text:style-name="P17">All Date fields are <text:span text:style-name="T52">written with</text:span> string <text:span text:style-name="T52">data type</text:span>. All Date fields <text:span text:style-name="T52">must be encoding in </text:span><text:span text:style-name="T21">ISO8601 compliant </text:span><text:span text:style-name="T23">format</text:span><text:span text:style-name="T21">.</text:span></text:p>
      <text:h text:style-name="P338"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220">Path:</text:p>
          </table:table-cell>
          <table:table-cell table:style-name="Table3.B1" office:value-type="string">
            <text:p text:style-name="P242">/<text:span text:style-name="T20">account/userinfo</text:span></text:p>
          </table:table-cell>
        </table:table-row>
        <table:table-row table:style-name="Table3.2">
          <table:table-cell table:style-name="Table3.A2" office:value-type="string">
            <text:p text:style-name="P21">Request:</text:p>
          </table:table-cell>
          <table:table-cell table:style-name="Table3.B2" office:value-type="string">
            <text:p text:style-name="P55">GET</text:p>
          </table:table-cell>
        </table:table-row>
        <table:table-row>
          <table:table-cell table:style-name="Table3.A2" office:value-type="string">
            <text:p text:style-name="P21">Description:</text:p>
          </table:table-cell>
          <table:table-cell table:style-name="Table3.B2" office:value-type="string">
            <text:p text:style-name="P106">Return <text:span text:style-name="T20">information about current logged user or other user. If </text:span><text:span text:style-name="T17">id</text:span><text:span text:style-name="T20"> is not specified, this request retrives information for current user. If </text:span><text:span text:style-name="T17">id </text:span><text:span text:style-name="T45">is specified, it retrives information about that user.</text:span></text:p>
            <text:p text:style-name="P143">NOTE: for security reason it's not possible to retrive the password field <text:span text:style-name="T44">(nor hashed)</text:span>.</text:p>
          </table:table-cell>
        </table:table-row>
        <table:table-row>
          <table:table-cell table:style-name="Table3.A2" office:value-type="string">
            <text:p text:style-name="P21">Parameters:</text:p>
          </table:table-cell>
          <table:table-cell table:style-name="Table3.B2" office:value-type="string">
            <text:p text:style-name="P55">None <text:span text:style-name="T26">for retrive information of current user.</text:span></text:p>
            <text:p text:style-name="P141">Otherwise:</text:p>
            <text:list xml:id="list156281405616755846" text:style-name="L2">
              <text:list-item>
                <text:p text:style-name="P326"><text:span text:style-name="T26">id</text:span> : <text:span text:style-name="T26">integer</text:span></text:p>
              </text:list-item>
            </text:list>
          </table:table-cell>
        </table:table-row>
        <table:table-row>
          <table:table-cell table:style-name="Table3.A2" office:value-type="string">
            <text:p text:style-name="P31">Authentication:</text:p>
          </table:table-cell>
          <table:table-cell table:style-name="Table3.B2" office:value-type="string">
            <text:p text:style-name="P145">Needed.</text:p>
          </table:table-cell>
        </table:table-row>
        <table:table-row>
          <table:table-cell table:style-name="Table3.A2" office:value-type="string">
            <text:p text:style-name="P21">Response format:</text:p>
          </table:table-cell>
          <table:table-cell table:style-name="Table3.B2" office:value-type="string">
            <text:p text:style-name="P88">{</text:p>
            <text:p text:style-name="P88"><text:s text:c="4"/>“<text:span text:style-name="T20">id</text:span>” : <text:span text:style-name="T20">integer</text:span>,</text:p>
            <text:p text:style-name="P88"><text:s text:c="4"/>“<text:span text:style-name="T20">firstname</text:span>” : <text:span text:style-name="T20">string</text:span>,</text:p>
            <text:p text:style-name="P88"><text:s text:c="4"/>“<text:span text:style-name="T20">lastname</text:span>” : <text:span text:style-name="T20">string</text:span>,</text:p>
            <text:p text:style-name="P88"><text:s text:c="4"/>“<text:span text:style-name="T20">sex</text:span>” : <text:span text:style-name="T20">string (“M” or “F”)</text:span>,</text:p>
            <text:p text:style-name="P88"><text:s text:c="4"/>“<text:span text:style-name="T20">dateOfBirth</text:span>” : <text:span text:style-name="T22">Date,</text:span></text:p>
            <text:p text:style-name="P88"><text:s text:c="4"/>“<text:span text:style-name="T20">country” : string,</text:span></text:p>
            <text:p text:style-name="P88"><text:s text:c="4"/>“<text:span text:style-name="T20">timezone” : string (IANA format),</text:span></text:p>
            <text:p text:style-name="P88"><text:s text:c="4"/>“<text:span text:style-name="T24">email</text:span>” : <text:span text:style-name="T24">string,</text:span></text:p>
            <text:p text:style-name="P88"><text:s text:c="4"/>“<text:span text:style-name="T24">languages</text:span>” : <text:span text:style-name="T24">[</text:span></text:p>
            <text:p text:style-name="P88"><text:s text:c="8"/><text:span text:style-name="T24">string,</text:span></text:p>
            <text:p text:style-name="P89"><text:s text:c="8"/><text:span text:style-name="T24">string, </text:span></text:p>
            <text:p text:style-name="P143"><text:s text:c="8"/>...</text:p>
            <text:p text:style-name="P143"><text:s text:c="4"/>],</text:p>
            <text:p text:style-name="P143"><text:s text:c="4"/>“<text:span text:style-name="T44">programmingLanguages” : [ <text:s text:c="5"/>(only for developers)</text:span></text:p>
            <text:p text:style-name="P143"><text:s text:c="7"/><text:span text:style-name="T44">string,</text:span></text:p>
            <text:p text:style-name="P143"><text:s text:c="7"/><text:span text:style-name="T44">string,</text:span></text:p>
            <text:p text:style-name="P143"><text:s text:c="7"/>...</text:p>
            <text:p text:style-name="P143"><text:s text:c="4"/><text:span text:style-name="T44">]</text:span></text:p>
            <text:p text:style-name="P143"><text:s text:c="4"/>“<text:span text:style-name="T30">type” : string (“stakeholder” or “developer”)</text:span></text:p>
            <text:p text:style-name="P88">}</text:p>
          </table:table-cell>
        </table:table-row>
        <text:soft-page-break/>
        <table:table-row>
          <table:table-cell table:style-name="Table3.A2" office:value-type="string">
            <text:p text:style-name="P70">Exception 1 error code:</text:p>
          </table:table-cell>
          <table:table-cell table:style-name="Table3.B2" office:value-type="string">
            <text:p text:style-name="P52"><text:span text:style-name="T24">200</text:span> – <text:span text:style-name="T54">User not exists</text:span></text:p>
          </table:table-cell>
        </table:table-row>
        <table:table-row>
          <table:table-cell table:style-name="Table3.A2" office:value-type="string">
            <text:p text:style-name="P70">Exception 1 format:</text:p>
          </table:table-cell>
          <table:table-cell table:style-name="Table3.B2" office:value-type="string">
            <text:p text:style-name="P52">{</text:p>
            <text:p text:style-name="P52"><text:s text:c="4"/>“<text:span text:style-name="T10">status</text:span>” : “<text:span text:style-name="T25">error</text:span>”</text:p>
            <text:p text:style-name="P52">}</text:p>
          </table:table-cell>
        </table:table-row>
      </table:table>
      <text:h text:style-name="P340" text:outline-level="2"/>
      <table:table table:name="Table5" table:style-name="Table5">
        <table:table-column table:style-name="Table5.A"/>
        <table:table-column table:style-name="Table5.B"/>
        <table:table-row table:style-name="Table5.1">
          <table:table-cell table:style-name="Table5.A1" office:value-type="string">
            <text:p text:style-name="P221">Path:</text:p>
          </table:table-cell>
          <table:table-cell table:style-name="Table5.B1" office:value-type="string">
            <text:p text:style-name="P243">/<text:span text:style-name="T24">account/register</text:span></text:p>
          </table:table-cell>
        </table:table-row>
        <table:table-row table:style-name="Table5.2">
          <table:table-cell table:style-name="Table5.A2" office:value-type="string">
            <text:p text:style-name="P109">Request:</text:p>
          </table:table-cell>
          <table:table-cell table:style-name="Table5.B2" office:value-type="string">
            <text:p text:style-name="P124">POST</text:p>
          </table:table-cell>
        </table:table-row>
        <table:table-row>
          <table:table-cell table:style-name="Table5.A2" office:value-type="string">
            <text:p text:style-name="P70">Description:</text:p>
          </table:table-cell>
          <table:table-cell table:style-name="Table5.B2" office:value-type="string">
            <text:p text:style-name="P137"><text:span text:style-name="T24">Register a new user</text:span>. <text:span text:style-name="T44">You need to specify if the user is “stakeholder” or “developer”. In the latter</text:span> <text:span text:style-name="T44">case, you need to specify also “programmingLanguages” field.</text:span></text:p>
            <text:p text:style-name="P182">You can get a list of available languages invoking a request on /accout/langs</text:p>
            <text:p text:style-name="P182">NOTE: user's type cannot be changed after registration.</text:p>
          </table:table-cell>
        </table:table-row>
        <table:table-row>
          <table:table-cell table:style-name="Table5.A2" office:value-type="string">
            <text:p text:style-name="P31">Authentication:</text:p>
          </table:table-cell>
          <table:table-cell table:style-name="Table5.B2" office:value-type="string">
            <text:p text:style-name="P145"><text:span text:style-name="T27">No.</text:span><text:span text:style-name="T27"><text:note text:id="ftn1" text:note-class="footnote"><text:note-citation>1</text:note-citation><text:note-body><text:p text:style-name="P287">It's not allowed creating new account by already authenticated user (in case, server returns a 405 http error).</text:p></text:note-body></text:note></text:span></text:p>
          </table:table-cell>
        </table:table-row>
        <table:table-row>
          <table:table-cell table:style-name="Table5.A2" office:value-type="string">
            <text:p text:style-name="P70">Parameters:</text:p>
          </table:table-cell>
          <table:table-cell table:style-name="Table5.B2" office:value-type="string">
            <text:list xml:id="list225757940235670" text:continue-numbering="true" text:style-name="L2">
              <text:list-item>
                <text:p text:style-name="P327"><text:span text:style-name="T24">first</text:span>name : string</text:p>
              </text:list-item>
              <text:list-item>
                <text:p text:style-name="P327"><text:span text:style-name="T24">lastname </text:span>: string</text:p>
              </text:list-item>
              <text:list-item>
                <text:p text:style-name="P330">sex : string (“M” or “F”)</text:p>
              </text:list-item>
              <text:list-item>
                <text:p text:style-name="P330">dateOfBirth : Date</text:p>
              </text:list-item>
              <text:list-item>
                <text:p text:style-name="P330">country : string</text:p>
              </text:list-item>
              <text:list-item>
                <text:p text:style-name="P330">timezone : string (IANA format)</text:p>
              </text:list-item>
              <text:list-item>
                <text:p text:style-name="P330">email : string</text:p>
              </text:list-item>
              <text:list-item>
                <text:p text:style-name="P330">password : string (plain-text)</text:p>
              </text:list-item>
              <text:list-item>
                <text:p text:style-name="P330">languages : string [ ]</text:p>
              </text:list-item>
              <text:list-item>
                <text:p text:style-name="P334">programmingLanguages : string [ ] (only for developers)</text:p>
              </text:list-item>
              <text:list-item>
                <text:p text:style-name="P331">“type” : string (“stakeholder” or “developer”)</text:p>
              </text:list-item>
            </text:list>
          </table:table-cell>
        </table:table-row>
        <table:table-row>
          <table:table-cell table:style-name="Table5.A2" office:value-type="string">
            <text:p text:style-name="P70">Response format:</text:p>
          </table:table-cell>
          <table:table-cell table:style-name="Table5.B2" office:value-type="string">
            <text:p text:style-name="P124">{</text:p>
            <text:p text:style-name="P124"><text:s text:c="3"/>“status” : “<text:span text:style-name="T24">ok</text:span>”</text:p>
            <text:p text:style-name="P124">}</text:p>
          </table:table-cell>
        </table:table-row>
        <table:table-row>
          <table:table-cell table:style-name="Table5.A2" office:value-type="string">
            <text:p text:style-name="P70">Exception 1 error code:</text:p>
          </table:table-cell>
          <table:table-cell table:style-name="Table5.B2" office:value-type="string">
            <text:p text:style-name="P52"><text:span text:style-name="T24">200</text:span> – <text:span text:style-name="T24">E-Mail already exists</text:span></text:p>
          </table:table-cell>
        </table:table-row>
        <table:table-row>
          <table:table-cell table:style-name="Table5.A2" office:value-type="string">
            <text:p text:style-name="P70">Exception 1 format:</text:p>
          </table:table-cell>
          <table:table-cell table:style-name="Table5.B2" office:value-type="string">
            <text:p text:style-name="P52">{</text:p>
            <text:p text:style-name="P52"><text:s text:c="4"/>“<text:span text:style-name="T10">status</text:span>” : “<text:span text:style-name="T25">error</text:span>”,</text:p>
            <text:p text:style-name="P52"><text:s text:c="4"/>“<text:span text:style-name="T25">code” : 1</text:span></text:p>
            <text:p text:style-name="P52">}</text:p>
          </table:table-cell>
        </table:table-row>
        <table:table-row>
          <table:table-cell table:style-name="Table5.A2" office:value-type="string">
            <text:p text:style-name="P70">Exception <text:span text:style-name="T10">2</text:span> error code:</text:p>
          </table:table-cell>
          <table:table-cell table:style-name="Table5.B2" office:value-type="string">
            <text:p text:style-name="P52"><text:span text:style-name="T10">200</text:span> – <text:span text:style-name="T25">Wrong field value</text:span></text:p>
          </table:table-cell>
        </table:table-row>
        <table:table-row>
          <table:table-cell table:style-name="Table5.A2" office:value-type="string">
            <text:p text:style-name="P70">Exception <text:span text:style-name="T25">2</text:span> format:</text:p>
          </table:table-cell>
          <table:table-cell table:style-name="Table5.B2" office:value-type="string">
            <text:p text:style-name="P52">{</text:p>
            <text:p text:style-name="P52"><text:s text:c="4"/>“<text:span text:style-name="T25">status</text:span>” : “<text:span text:style-name="T25">error</text:span>”,</text:p>
            <text:p text:style-name="P52"><text:s text:c="4"/>“<text:span text:style-name="T25">code” : 2,</text:span></text:p>
            <text:p text:style-name="P52"><text:s text:c="4"/>“<text:span text:style-name="T25">field” : string (name of problematic field, e.g. “firstname” or “email”)</text:span></text:p>
            <text:p text:style-name="P52"><text:s text:c="4"/>“<text:span text:style-name="T11">reason” : “ ... ”</text:span></text:p>
            <text:p text:style-name="P52">}</text:p>
          </table:table-cell>
        </table:table-row>
      </table:table>
      <text:h text:style-name="P341" text:outline-level="2"/>
      <table:table table:name="Table30" table:style-name="Table30">
        <table:table-column table:style-name="Table30.A"/>
        <table:table-column table:style-name="Table30.B"/>
        <table:table-row table:style-name="Table30.1">
          <table:table-cell table:style-name="Table30.A1" office:value-type="string">
            <text:p text:style-name="P235">Path:</text:p>
          </table:table-cell>
          <table:table-cell table:style-name="Table30.B1" office:value-type="string">
            <text:p text:style-name="P257">/<text:span text:style-name="T20">account/langs</text:span></text:p>
          </table:table-cell>
        </table:table-row>
        <table:table-row table:style-name="Table30.2">
          <table:table-cell table:style-name="Table30.A2" office:value-type="string">
            <text:p text:style-name="P27">Request:</text:p>
          </table:table-cell>
          <table:table-cell table:style-name="Table30.B2" office:value-type="string">
            <text:p text:style-name="P62">GET</text:p>
          </table:table-cell>
        </table:table-row>
        <table:table-row>
          <table:table-cell table:style-name="Table30.A2" office:value-type="string">
            <text:p text:style-name="P27">Description:</text:p>
          </table:table-cell>
          <table:table-cell table:style-name="Table30.B2" office:value-type="string">
            <text:p text:style-name="P106">Return<text:span text:style-name="T44">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7">Parameters:</text:p>
          </table:table-cell>
          <table:table-cell table:style-name="Table30.B2" office:value-type="string">
            <text:p text:style-name="P62">None.</text:p>
          </table:table-cell>
        </table:table-row>
        <table:table-row>
          <table:table-cell table:style-name="Table30.A2" office:value-type="string">
            <text:p text:style-name="P44">Authentication:</text:p>
          </table:table-cell>
          <table:table-cell table:style-name="Table30.B2" office:value-type="string">
            <text:p text:style-name="P157"><text:span text:style-name="T44">No</text:span>.</text:p>
          </table:table-cell>
        </table:table-row>
        <text:soft-page-break/>
        <table:table-row>
          <table:table-cell table:style-name="Table30.A2" office:value-type="string">
            <text:p text:style-name="P27">Response format:</text:p>
          </table:table-cell>
          <table:table-cell table:style-name="Table30.B2" office:value-type="string">
            <text:p text:style-name="P96">{</text:p>
            <text:p text:style-name="P96"><text:s text:c="4"/>“<text:span text:style-name="T24">languages</text:span>” : <text:span text:style-name="T24">[</text:span></text:p>
            <text:p text:style-name="P96"><text:s text:c="8"/><text:span text:style-name="T24">string,</text:span></text:p>
            <text:p text:style-name="P96"><text:s text:c="8"/><text:span text:style-name="T24">string, </text:span></text:p>
            <text:p text:style-name="P144"><text:s text:c="8"/>...</text:p>
            <text:p text:style-name="P144"><text:s text:c="4"/>],</text:p>
            <text:p text:style-name="P144"><text:s text:c="4"/><text:span text:style-name="T46">“programmingL</text:span>anguages<text:span text:style-name="T46">” : </text:span>[</text:p>
            <text:p text:style-name="P96"><text:s text:c="8"/><text:span text:style-name="T24">string,</text:span></text:p>
            <text:p text:style-name="P96"><text:s text:c="8"/><text:span text:style-name="T24">string, </text:span></text:p>
            <text:p text:style-name="P144"><text:s text:c="8"/>...</text:p>
            <text:p text:style-name="P144"><text:s text:c="4"/>],</text:p>
            <text:p text:style-name="P96">}</text:p>
          </table:table-cell>
        </table:table-row>
      </table:table>
      <text:p text:style-name="P272"/>
      <text:p text:style-name="P272"/>
      <table:table table:name="Table11" table:style-name="Table11">
        <table:table-column table:style-name="Table11.A"/>
        <table:table-column table:style-name="Table11.B"/>
        <table:table-row table:style-name="Table11.1">
          <table:table-cell table:style-name="Table11.A1" office:value-type="string">
            <text:p text:style-name="P224">Path:</text:p>
          </table:table-cell>
          <table:table-cell table:style-name="Table11.B1" office:value-type="string">
            <text:p text:style-name="P246">/<text:span text:style-name="T24">account/edit</text:span></text:p>
          </table:table-cell>
        </table:table-row>
        <table:table-row table:style-name="Table11.2">
          <table:table-cell table:style-name="Table11.A2" office:value-type="string">
            <text:p text:style-name="P111">Request:</text:p>
          </table:table-cell>
          <table:table-cell table:style-name="Table11.B2" office:value-type="string">
            <text:p text:style-name="P126">POST</text:p>
          </table:table-cell>
        </table:table-row>
        <table:table-row>
          <table:table-cell table:style-name="Table11.A2" office:value-type="string">
            <text:p text:style-name="P72">Description:</text:p>
          </table:table-cell>
          <table:table-cell table:style-name="Table11.B2" office:value-type="string">
            <text:p text:style-name="P136"><text:span text:style-name="T30">Edits the current user profile</text:span>. <text:span text:style-name="T41">All parameters are optional, it is possible to specify only fields that will be changed. The old values of this parameters lost after update. </text:span></text:p>
          </table:table-cell>
        </table:table-row>
        <table:table-row>
          <table:table-cell table:style-name="Table11.A2" office:value-type="string">
            <text:p text:style-name="P33">Authentication:</text:p>
          </table:table-cell>
          <table:table-cell table:style-name="Table11.B2" office:value-type="string">
            <text:p text:style-name="P163">Needed.</text:p>
          </table:table-cell>
        </table:table-row>
        <table:table-row>
          <table:table-cell table:style-name="Table11.A2" office:value-type="string">
            <text:p text:style-name="P72">Parameters:</text:p>
          </table:table-cell>
          <table:table-cell table:style-name="Table11.B2" office:value-type="string">
            <text:list xml:id="list225759847669082" text:continue-numbering="true" text:style-name="L2">
              <text:list-item>
                <text:p text:style-name="P328"><text:span text:style-name="T24">first</text:span>name : string</text:p>
              </text:list-item>
              <text:list-item>
                <text:p text:style-name="P328"><text:span text:style-name="T24">lastname </text:span>: string</text:p>
              </text:list-item>
              <text:list-item>
                <text:p text:style-name="P332">sex : string (“M” or “F”)</text:p>
              </text:list-item>
              <text:list-item>
                <text:p text:style-name="P332">dateOfBirth : Date</text:p>
              </text:list-item>
              <text:list-item>
                <text:p text:style-name="P332">country : string</text:p>
              </text:list-item>
              <text:list-item>
                <text:p text:style-name="P332">timezone : string (IANA format)</text:p>
              </text:list-item>
              <text:list-item>
                <text:p text:style-name="P332">email : string</text:p>
              </text:list-item>
              <text:list-item>
                <text:p text:style-name="P332">password : string (plain-text)</text:p>
              </text:list-item>
              <text:list-item>
                <text:p text:style-name="P333">languages : string [ ]</text:p>
              </text:list-item>
              <text:list-item>
                <text:p text:style-name="P335">programmingLanguages : string [ ] (only for developers)</text:p>
              </text:list-item>
            </text:list>
          </table:table-cell>
        </table:table-row>
        <table:table-row>
          <table:table-cell table:style-name="Table11.A2" office:value-type="string">
            <text:p text:style-name="P72">Response format:</text:p>
          </table:table-cell>
          <table:table-cell table:style-name="Table11.B2" office:value-type="string">
            <text:p text:style-name="P126">{</text:p>
            <text:p text:style-name="P126"><text:s text:c="3"/>“status” : “<text:span text:style-name="T24">ok</text:span>”</text:p>
            <text:p text:style-name="P126">}</text:p>
          </table:table-cell>
        </table:table-row>
        <table:table-row>
          <table:table-cell table:style-name="Table11.A2" office:value-type="string">
            <text:p text:style-name="P72">Exception 1 error code:</text:p>
          </table:table-cell>
          <table:table-cell table:style-name="Table11.B2" office:value-type="string">
            <text:p text:style-name="P54"><text:span text:style-name="T24">200</text:span> – <text:span text:style-name="T24">E-Mail already exists</text:span></text:p>
          </table:table-cell>
        </table:table-row>
        <table:table-row>
          <table:table-cell table:style-name="Table11.A2" office:value-type="string">
            <text:p text:style-name="P72">Exception 1 format:</text:p>
          </table:table-cell>
          <table:table-cell table:style-name="Table11.B2" office:value-type="string">
            <text:p text:style-name="P54">{</text:p>
            <text:p text:style-name="P54"><text:s text:c="4"/>“<text:span text:style-name="T10">status</text:span>” : “<text:span text:style-name="T25">error</text:span>”,</text:p>
            <text:p text:style-name="P54"><text:s text:c="4"/>“<text:span text:style-name="T25">code” : 1</text:span></text:p>
            <text:p text:style-name="P54">}</text:p>
          </table:table-cell>
        </table:table-row>
        <table:table-row>
          <table:table-cell table:style-name="Table11.A2" office:value-type="string">
            <text:p text:style-name="P72">Exception <text:span text:style-name="T10">2</text:span> error code:</text:p>
          </table:table-cell>
          <table:table-cell table:style-name="Table11.B2" office:value-type="string">
            <text:p text:style-name="P54"><text:span text:style-name="T10">200</text:span> – <text:span text:style-name="T25">Wrong field value</text:span></text:p>
          </table:table-cell>
        </table:table-row>
        <table:table-row>
          <table:table-cell table:style-name="Table11.A2" office:value-type="string">
            <text:p text:style-name="P72">Exception <text:span text:style-name="T25">2</text:span> format:</text:p>
          </table:table-cell>
          <table:table-cell table:style-name="Table11.B2" office:value-type="string">
            <text:p text:style-name="P54">{</text:p>
            <text:p text:style-name="P54"><text:s text:c="4"/>“<text:span text:style-name="T25">status</text:span>” : “<text:span text:style-name="T25">error</text:span>”,</text:p>
            <text:p text:style-name="P54"><text:s text:c="4"/>“<text:span text:style-name="T25">code” : 2,</text:span></text:p>
            <text:p text:style-name="P54"><text:s text:c="4"/>“<text:span text:style-name="T25">field” : string (name of problematic field, e.g. “firstname” or “email”)</text:span></text:p>
            <text:p text:style-name="P54"><text:s text:c="4"/>“<text:span text:style-name="T11">reason” : “ ... ”</text:span></text:p>
            <text:p text:style-name="P54">}</text:p>
          </table:table-cell>
        </table:table-row>
      </table:table>
      <text:p text:style-name="P267"/>
      <table:table table:name="Table6" table:style-name="Table6">
        <table:table-column table:style-name="Table6.A"/>
        <table:table-column table:style-name="Table6.B"/>
        <table:table-row table:style-name="Table6.1">
          <table:table-cell table:style-name="Table6.A1" office:value-type="string">
            <text:p text:style-name="P222">Path:</text:p>
          </table:table-cell>
          <table:table-cell table:style-name="Table6.B1" office:value-type="string">
            <text:p text:style-name="P244">/<text:span text:style-name="T24">account/login</text:span></text:p>
          </table:table-cell>
        </table:table-row>
        <table:table-row table:style-name="Table6.2">
          <table:table-cell table:style-name="Table6.A2" office:value-type="string">
            <text:p text:style-name="P110">Request:</text:p>
          </table:table-cell>
          <table:table-cell table:style-name="Table6.B2" office:value-type="string">
            <text:p text:style-name="P125">POST</text:p>
          </table:table-cell>
        </table:table-row>
        <table:table-row>
          <table:table-cell table:style-name="Table6.A2" office:value-type="string">
            <text:p text:style-name="P71">Description:</text:p>
          </table:table-cell>
          <table:table-cell table:style-name="Table6.B2" office:value-type="string">
            <text:p text:style-name="P141">Login <text:span text:style-name="T44">by email and password</text:span>. <text:span text:style-name="T44">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31">Authentication:</text:p>
          </table:table-cell>
          <table:table-cell table:style-name="Table6.B2" office:value-type="string">
            <text:p text:style-name="P145"><text:span text:style-name="T27">Not needed</text:span><text:span text:style-name="T27"><text:note text:id="ftn2" text:note-class="footnote"><text:note-citation>2</text:note-citation><text:note-body><text:p text:style-name="P288">In case the user is already authenticate<text:span text:style-name="T35">d</text:span>, this request as no effects.</text:p></text:note-body></text:note></text:span></text:p>
          </table:table-cell>
        </table:table-row>
        <text:soft-page-break/>
        <table:table-row>
          <table:table-cell table:style-name="Table6.A2" office:value-type="string">
            <text:p text:style-name="P71">Parameters:</text:p>
          </table:table-cell>
          <table:table-cell table:style-name="Table6.B2" office:value-type="string">
            <text:list xml:id="list225758351254907" text:continue-numbering="true" text:style-name="L2">
              <text:list-item>
                <text:p text:style-name="P326"><text:span text:style-name="T26">email</text:span> : string</text:p>
              </text:list-item>
              <text:list-item>
                <text:p text:style-name="P326"><text:span text:style-name="T26">password </text:span>: string <text:span text:style-name="T26">(plain text)</text:span></text:p>
              </text:list-item>
            </text:list>
          </table:table-cell>
        </table:table-row>
        <table:table-row>
          <table:table-cell table:style-name="Table6.A2" office:value-type="string">
            <text:p text:style-name="P71">Response format:</text:p>
          </table:table-cell>
          <table:table-cell table:style-name="Table6.B2" office:value-type="string">
            <text:p text:style-name="P125">{</text:p>
            <text:p text:style-name="P125"><text:s text:c="3"/>“status” : “<text:span text:style-name="T24">ok</text:span>”</text:p>
            <text:p text:style-name="P125">}</text:p>
          </table:table-cell>
        </table:table-row>
        <table:table-row>
          <table:table-cell table:style-name="Table6.A2" office:value-type="string">
            <text:p text:style-name="P71">Exception 1 error code:</text:p>
          </table:table-cell>
          <table:table-cell table:style-name="Table6.B2" office:value-type="string">
            <text:p text:style-name="P53"><text:span text:style-name="T24">200</text:span> – <text:s/><text:span text:style-name="T26">Login failed</text:span></text:p>
          </table:table-cell>
        </table:table-row>
        <table:table-row>
          <table:table-cell table:style-name="Table6.A2" office:value-type="string">
            <text:p text:style-name="P71">Exception 1 format:</text:p>
          </table:table-cell>
          <table:table-cell table:style-name="Table6.B2" office:value-type="string">
            <text:p text:style-name="P53">{</text:p>
            <text:p text:style-name="P53"><text:s text:c="4"/>“<text:span text:style-name="T10">status</text:span>” : “<text:span text:style-name="T25">error</text:span>”</text:p>
            <text:p text:style-name="P53">}</text:p>
          </table:table-cell>
        </table:table-row>
      </table:table>
      <text:p text:style-name="P271"/>
      <table:table table:name="Table15" table:style-name="Table15">
        <table:table-column table:style-name="Table15.A"/>
        <table:table-column table:style-name="Table15.B"/>
        <table:table-row table:style-name="Table15.1">
          <table:table-cell table:style-name="Table15.A1" office:value-type="string">
            <text:p text:style-name="P228">Path:</text:p>
          </table:table-cell>
          <table:table-cell table:style-name="Table15.B1" office:value-type="string">
            <text:p text:style-name="P250">/<text:span text:style-name="T20">account/logout</text:span></text:p>
          </table:table-cell>
        </table:table-row>
        <table:table-row table:style-name="Table15.2">
          <table:table-cell table:style-name="Table15.A2" office:value-type="string">
            <text:p text:style-name="P23">Request:</text:p>
          </table:table-cell>
          <table:table-cell table:style-name="Table15.B2" office:value-type="string">
            <text:p text:style-name="P57">GET</text:p>
          </table:table-cell>
        </table:table-row>
        <table:table-row>
          <table:table-cell table:style-name="Table15.A2" office:value-type="string">
            <text:p text:style-name="P23">Description:</text:p>
          </table:table-cell>
          <table:table-cell table:style-name="Table15.B2" office:value-type="string">
            <text:p text:style-name="P168">Delete the session cookies and log out user. <text:span text:style-name="T47">After this call the user should be considered deauthenticated.</text:span></text:p>
          </table:table-cell>
        </table:table-row>
        <table:table-row>
          <table:table-cell table:style-name="Table15.A2" office:value-type="string">
            <text:p text:style-name="P23">Parameters:</text:p>
          </table:table-cell>
          <table:table-cell table:style-name="Table15.B2" office:value-type="string">
            <text:p text:style-name="P57">None.</text:p>
          </table:table-cell>
        </table:table-row>
        <table:table-row>
          <table:table-cell table:style-name="Table15.A2" office:value-type="string">
            <text:p text:style-name="P37">Authentication:</text:p>
          </table:table-cell>
          <table:table-cell table:style-name="Table15.B2" office:value-type="string">
            <text:p text:style-name="P150"><text:span text:style-name="T27">Not needed</text:span>.<text:note text:id="ftn3" text:note-class="footnote"><text:note-citation>3</text:note-citation><text:note-body><text:p text:style-name="P289">In case the user is not authenticated, this request as no effects.</text:p></text:note-body></text:note></text:p>
          </table:table-cell>
        </table:table-row>
        <table:table-row>
          <table:table-cell table:style-name="Table15.A2" office:value-type="string">
            <text:p text:style-name="P23">Response format:</text:p>
          </table:table-cell>
          <table:table-cell table:style-name="Table15.B2" office:value-type="string">
            <text:p text:style-name="P91">{</text:p>
            <text:p text:style-name="P91"><text:s text:c="4"/>“<text:span text:style-name="T35">status” : “ok”</text:span></text:p>
            <text:p text:style-name="P91">}</text:p>
          </table:table-cell>
        </table:table-row>
      </table:table>
      <text:p text:style-name="P271"/>
      <table:table table:name="Table7" table:style-name="Table7">
        <table:table-column table:style-name="Table7.A"/>
        <table:table-column table:style-name="Table7.B"/>
        <table:table-row table:style-name="Table7.1">
          <table:table-cell table:style-name="Table7.A1" office:value-type="string">
            <text:p text:style-name="P222">Path:</text:p>
          </table:table-cell>
          <table:table-cell table:style-name="Table7.B1" office:value-type="string">
            <text:p text:style-name="P244">/<text:span text:style-name="T24">account/recoverpassword</text:span></text:p>
          </table:table-cell>
        </table:table-row>
        <table:table-row table:style-name="Table7.2">
          <table:table-cell table:style-name="Table7.A2" office:value-type="string">
            <text:p text:style-name="P110">Request:</text:p>
          </table:table-cell>
          <table:table-cell table:style-name="Table7.B2" office:value-type="string">
            <text:p text:style-name="P125">POST</text:p>
          </table:table-cell>
        </table:table-row>
        <table:table-row>
          <table:table-cell table:style-name="Table7.A2" office:value-type="string">
            <text:p text:style-name="P71">Description:</text:p>
          </table:table-cell>
          <table:table-cell table:style-name="Table7.B2" office:value-type="string">
            <text:p text:style-name="P141">Send<text:span text:style-name="T47">s</text:span> an email to reset the password <text:span text:style-name="T47">to the address stored in user profile. In email there is a newly generated random password.</text:span></text:p>
          </table:table-cell>
        </table:table-row>
        <table:table-row>
          <table:table-cell table:style-name="Table7.A2" office:value-type="string">
            <text:p text:style-name="P31">Authentication:</text:p>
          </table:table-cell>
          <table:table-cell table:style-name="Table7.B2" office:value-type="string">
            <text:p text:style-name="P145"><text:span text:style-name="T27">No.</text:span><text:span text:style-name="T27"><text:note text:id="ftn4" text:note-class="footnote"><text:note-citation>4</text:note-citation><text:note-body><text:p text:style-name="P287">Resetting password is not allowed by already authenticated user (in case, server returns a 405 http error).</text:p></text:note-body></text:note></text:span></text:p>
          </table:table-cell>
        </table:table-row>
        <table:table-row>
          <table:table-cell table:style-name="Table7.A2" office:value-type="string">
            <text:p text:style-name="P71">Parameters:</text:p>
          </table:table-cell>
          <table:table-cell table:style-name="Table7.B2" office:value-type="string">
            <text:list xml:id="list225757989184819" text:continue-numbering="true" text:style-name="L2">
              <text:list-item>
                <text:p text:style-name="P326"><text:span text:style-name="T26">email</text:span> : string</text:p>
              </text:list-item>
              <text:list-item>
                <text:p text:style-name="P326"><text:span text:style-name="T26">dateOfBirth </text:span>: <text:span text:style-name="T26">Date</text:span></text:p>
              </text:list-item>
            </text:list>
          </table:table-cell>
        </table:table-row>
        <table:table-row>
          <table:table-cell table:style-name="Table7.A2" office:value-type="string">
            <text:p text:style-name="P71">Response format:</text:p>
          </table:table-cell>
          <table:table-cell table:style-name="Table7.B2" office:value-type="string">
            <text:p text:style-name="P125">{</text:p>
            <text:p text:style-name="P125"><text:s text:c="3"/>“status” : “<text:span text:style-name="T24">ok</text:span>”</text:p>
            <text:p text:style-name="P125">}</text:p>
          </table:table-cell>
        </table:table-row>
        <table:table-row>
          <table:table-cell table:style-name="Table7.A2" office:value-type="string">
            <text:p text:style-name="P71">Exception 1 error code:</text:p>
          </table:table-cell>
          <table:table-cell table:style-name="Table7.B2" office:value-type="string">
            <text:p text:style-name="P53"><text:span text:style-name="T24">200</text:span> – <text:s/><text:span text:style-name="T26">Wrong fields</text:span></text:p>
          </table:table-cell>
        </table:table-row>
        <table:table-row>
          <table:table-cell table:style-name="Table7.A2" office:value-type="string">
            <text:p text:style-name="P71">Exception 1 format:</text:p>
          </table:table-cell>
          <table:table-cell table:style-name="Table7.B2" office:value-type="string">
            <text:p text:style-name="P53">{</text:p>
            <text:p text:style-name="P53"><text:s text:c="4"/>“<text:span text:style-name="T10">status</text:span>” : “<text:span text:style-name="T25">error</text:span>”,</text:p>
            <text:p text:style-name="P53"><text:s text:c="4"/>“<text:span text:style-name="T56">reason” : “...”</text:span></text:p>
            <text:p text:style-name="P53">}</text:p>
          </table:table-cell>
        </table:table-row>
      </table:table>
      <text:h text:style-name="P342" text:outline-level="2"/>
      <table:table table:name="Table8" table:style-name="Table8">
        <table:table-column table:style-name="Table8.A"/>
        <table:table-column table:style-name="Table8.B"/>
        <table:table-row table:style-name="Table8.1">
          <table:table-cell table:style-name="Table8.A1" office:value-type="string">
            <text:p text:style-name="P223">Path:</text:p>
          </table:table-cell>
          <table:table-cell table:style-name="Table8.B1" office:value-type="string">
            <text:p text:style-name="P245">/<text:span text:style-name="T20">account/listdevelopers</text:span></text:p>
          </table:table-cell>
        </table:table-row>
        <table:table-row table:style-name="Table8.2">
          <table:table-cell table:style-name="Table8.A2" office:value-type="string">
            <text:p text:style-name="P22">Request:</text:p>
          </table:table-cell>
          <table:table-cell table:style-name="Table8.B2" office:value-type="string">
            <text:p text:style-name="P56">GET</text:p>
          </table:table-cell>
        </table:table-row>
        <table:table-row>
          <table:table-cell table:style-name="Table8.A2" office:value-type="string">
            <text:p text:style-name="P22">Description:</text:p>
          </table:table-cell>
          <table:table-cell table:style-name="Table8.B2" office:value-type="string">
            <text:p text:style-name="P162">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22">Parameters:</text:p>
          </table:table-cell>
          <table:table-cell table:style-name="Table8.B2" office:value-type="string">
            <text:p text:style-name="P56">None.</text:p>
          </table:table-cell>
        </table:table-row>
        <table:table-row>
          <table:table-cell table:style-name="Table8.A2" office:value-type="string">
            <text:p text:style-name="P32">Authentication:</text:p>
          </table:table-cell>
          <table:table-cell table:style-name="Table8.B2" office:value-type="string">
            <text:p text:style-name="P146">Needed.</text:p>
          </table:table-cell>
        </table:table-row>
        <table:table-row>
          <table:table-cell table:style-name="Table8.A2" office:value-type="string">
            <text:p text:style-name="P22">Response format:</text:p>
          </table:table-cell>
          <table:table-cell table:style-name="Table8.B2" office:value-type="string">
            <text:p text:style-name="P90">{</text:p>
            <text:p text:style-name="P90"><text:soft-page-break/><text:s text:c="4"/><text:span text:style-name="T28">developers” : [</text:span></text:p>
            <text:p text:style-name="P90"><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90"><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90"><text:s text:c="4"/><text:span text:style-name="T28">]</text:span></text:p>
            <text:p text:style-name="P90">}</text:p>
          </table:table-cell>
        </table:table-row>
      </table:table>
      <text:h text:style-name="P343" text:outline-level="2"/>
      <text:h text:style-name="P343"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218">Path:</text:p>
          </table:table-cell>
          <table:table-cell table:style-name="Table2.B1" office:value-type="string">
            <text:p text:style-name="P240">/<text:span text:style-name="T9">projects/list</text:span></text:p>
          </table:table-cell>
        </table:table-row>
        <table:table-row table:style-name="Table2.2">
          <table:table-cell table:style-name="Table2.A2" office:value-type="string">
            <text:p text:style-name="P20">Request:</text:p>
          </table:table-cell>
          <table:table-cell table:style-name="Table2.B2" office:value-type="string">
            <text:p text:style-name="P50">GET</text:p>
          </table:table-cell>
        </table:table-row>
        <table:table-row>
          <table:table-cell table:style-name="Table2.A2" office:value-type="string">
            <text:p text:style-name="P20">Description:</text:p>
          </table:table-cell>
          <table:table-cell table:style-name="Table2.B2" office:value-type="string">
            <text:p text:style-name="P101"><text:span text:style-name="T47">This request r</text:span>eturn<text:span text:style-name="T47">s</text:span> a list of projects<text:span text:style-name="T27"> </text:span>available <text:span text:style-name="T27">(possibly empty) visible by</text:span> current user <text:span text:style-name="T53">or visibile by a user identified by 'id'</text:span>. <text:span text:style-name="T47">This request can be used by any type of user.</text:span></text:p>
          </table:table-cell>
        </table:table-row>
        <table:table-row>
          <table:table-cell table:style-name="Table2.A2" office:value-type="string">
            <text:p text:style-name="P31">Authentication:</text:p>
          </table:table-cell>
          <table:table-cell table:style-name="Table2.B2" office:value-type="string">
            <text:p text:style-name="P145">Needed.</text:p>
          </table:table-cell>
        </table:table-row>
        <table:table-row>
          <table:table-cell table:style-name="Table2.A2" office:value-type="string">
            <text:p text:style-name="P20">Parameters:</text:p>
          </table:table-cell>
          <table:table-cell table:style-name="Table2.B2" office:value-type="string">
            <text:p text:style-name="P68">None <text:span text:style-name="T26">for retrive projects of current user.</text:span></text:p>
            <text:p text:style-name="P142">Otherwise:</text:p>
            <text:list xml:id="list225758128935687" text:continue-numbering="true" text:style-name="L2">
              <text:list-item>
                <text:p text:style-name="P329"><text:span text:style-name="T26">id</text:span> : <text:span text:style-name="T26">integer</text:span></text:p>
              </text:list-item>
            </text:list>
          </table:table-cell>
        </table:table-row>
        <table:table-row>
          <table:table-cell table:style-name="Table2.A2" office:value-type="string">
            <text:p text:style-name="P20">Response format:</text:p>
          </table:table-cell>
          <table:table-cell table:style-name="Table2.B2" office:value-type="string">
            <text:p text:style-name="P85">{</text:p>
            <text:p text:style-name="P85"><text:s text:c="4"/>“projects” : [</text:p>
            <text:p text:style-name="P86"><text:s text:c="8"/>{ </text:p>
            <text:p text:style-name="P86"><text:s text:c="12"/>“<text:span text:style-name="T30">id” : integer</text:span></text:p>
            <text:p text:style-name="P86"><text:s text:c="12"/>“name” : <text:span text:style-name="T26">string </text:span>, </text:p>
            <text:p text:style-name="P86"><text:s text:c="12"/>“description” : <text:span text:style-name="T26">string,</text:span></text:p>
            <text:p text:style-name="P86"><text:span text:style-name="T26"><text:s text:c="12"/>“manager” : integer, </text:span><text:s/></text:p>
            <text:p text:style-name="P86"><text:s text:c="12"/>“<text:span text:style-name="T26">stakeholder” : integer,</text:span></text:p>
            <text:p text:style-name="P100"><text:s text:c="12"/>“<text:span text:style-name="T27">creationDate</text:span>” : <text:span text:style-name="T27">Date</text:span></text:p>
            <text:p text:style-name="P86"><text:s text:c="12"/>“<text:span text:style-name="T27">developers</text:span>” : <text:span text:style-name="T27">[</text:span></text:p>
            <text:p text:style-name="P87"><text:s text:c="16"/><text:span text:style-name="T27">integer,</text:span></text:p>
            <text:p text:style-name="P87"><text:s text:c="16"/><text:span text:style-name="T27">integer, </text:span></text:p>
            <text:p text:style-name="P87"><text:s text:c="16"/>...</text:p>
            <text:p text:style-name="P167"><text:s text:c="12"/>],</text:p>
            <text:p text:style-name="P86"><text:s text:c="9"/>},</text:p>
            <text:p text:style-name="P85"><text:s text:c="8"/>{ … }</text:p>
            <text:p text:style-name="P85"><text:s text:c="4"/>]</text:p>
            <text:p text:style-name="P85">}</text:p>
          </table:table-cell>
        </table:table-row>
        <table:table-row>
          <table:table-cell table:style-name="Table2.A2" office:value-type="string">
            <text:p text:style-name="P20"/>
          </table:table-cell>
          <table:table-cell table:style-name="Table2.B2" office:value-type="string">
            <text:p text:style-name="P85"/>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219">Path:</text:p>
          </table:table-cell>
          <table:table-cell table:style-name="Table4.B1" office:value-type="string">
            <text:p text:style-name="P241">/<text:span text:style-name="T9">projects/create</text:span></text:p>
          </table:table-cell>
        </table:table-row>
        <table:table-row table:style-name="Table4.2">
          <table:table-cell table:style-name="Table4.A2" office:value-type="string">
            <text:p text:style-name="P112">Request:</text:p>
          </table:table-cell>
          <table:table-cell table:style-name="Table4.B2" office:value-type="string">
            <text:p text:style-name="P127">POST</text:p>
          </table:table-cell>
        </table:table-row>
        <table:table-row>
          <table:table-cell table:style-name="Table4.A2" office:value-type="string">
            <text:p text:style-name="P69">Description:</text:p>
          </table:table-cell>
          <table:table-cell table:style-name="Table4.B2" office:value-type="string">
            <text:p text:style-name="P127">Create a new project.</text:p>
          </table:table-cell>
        </table:table-row>
        <table:table-row>
          <table:table-cell table:style-name="Table4.A2" office:value-type="string">
            <text:p text:style-name="P31">Authentication:</text:p>
          </table:table-cell>
          <table:table-cell table:style-name="Table4.B2" office:value-type="string">
            <text:p text:style-name="P145">Needed, <text:span text:style-name="T27">you must be a </text:span><text:span text:style-name="T13">stakeholder </text:span><text:span text:style-name="T27">user</text:span>.</text:p>
          </table:table-cell>
        </table:table-row>
        <table:table-row>
          <table:table-cell table:style-name="Table4.A2" office:value-type="string">
            <text:p text:style-name="P69">Parameters:</text:p>
          </table:table-cell>
          <table:table-cell table:style-name="Table4.B2" office:value-type="string">
            <text:list xml:id="list8060396842793244125" text:style-name="L3">
              <text:list-item>
                <text:p text:style-name="P294">name : string</text:p>
              </text:list-item>
              <text:list-item>
                <text:p text:style-name="P294">description : string</text:p>
              </text:list-item>
              <text:list-item>
                <text:p text:style-name="P300">manager : integer</text:p>
              </text:list-item>
            </text:list>
          </table:table-cell>
        </table:table-row>
        <table:table-row>
          <table:table-cell table:style-name="Table4.A2" office:value-type="string">
            <text:p text:style-name="P69">Response format:</text:p>
          </table:table-cell>
          <table:table-cell table:style-name="Table4.B2" office:value-type="string">
            <text:p text:style-name="P127">{</text:p>
            <text:p text:style-name="P127"><text:s text:c="3"/>“status” : “created”</text:p>
            <text:p text:style-name="P127"><text:s text:c="3"/>“<text:span text:style-name="T31">id” : integer</text:span></text:p>
            <text:p text:style-name="P127">}</text:p>
          </table:table-cell>
        </table:table-row>
        <table:table-row>
          <table:table-cell table:style-name="Table4.A2" office:value-type="string">
            <text:p text:style-name="P69">Exception <text:span text:style-name="T29">1</text:span> error code:</text:p>
          </table:table-cell>
          <table:table-cell table:style-name="Table4.B2" office:value-type="string">
            <text:p text:style-name="P51"><text:span text:style-name="T10">200</text:span> – <text:span text:style-name="T10">Project name already exists or some fields wrong</text:span></text:p>
          </table:table-cell>
        </table:table-row>
        <table:table-row>
          <table:table-cell table:style-name="Table4.A2" office:value-type="string">
            <text:p text:style-name="P69">Exception <text:span text:style-name="T29">1</text:span> format:</text:p>
          </table:table-cell>
          <table:table-cell table:style-name="Table4.B2" office:value-type="string">
            <text:p text:style-name="P51">{</text:p>
            <text:p text:style-name="P51"><text:soft-page-break/><text:s text:c="4"/>“<text:span text:style-name="T10">status</text:span>” : “<text:span text:style-name="T10">error</text:span>”,</text:p>
            <text:p text:style-name="P51"><text:s text:c="4"/>“<text:span text:style-name="T57">reason” : “...”</text:span></text:p>
            <text:p text:style-name="P51">}</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224">Path:</text:p>
          </table:table-cell>
          <table:table-cell table:style-name="Table9.B1" office:value-type="string">
            <text:p text:style-name="P248">/<text:span text:style-name="T9">projects/{idproj}/adddeveloper</text:span></text:p>
          </table:table-cell>
        </table:table-row>
        <table:table-row table:style-name="Table9.2">
          <table:table-cell table:style-name="Table9.A2" office:value-type="string">
            <text:p text:style-name="P111">Request:</text:p>
          </table:table-cell>
          <table:table-cell table:style-name="Table9.B2" office:value-type="string">
            <text:p text:style-name="P126">POST</text:p>
          </table:table-cell>
        </table:table-row>
        <table:table-row>
          <table:table-cell table:style-name="Table9.A2" office:value-type="string">
            <text:p text:style-name="P72">Description:</text:p>
          </table:table-cell>
          <table:table-cell table:style-name="Table9.B2" office:value-type="string">
            <text:p text:style-name="P163">Add developer to existent project</text:p>
          </table:table-cell>
        </table:table-row>
        <table:table-row>
          <table:table-cell table:style-name="Table9.A2" office:value-type="string">
            <text:p text:style-name="P33">Authentication:</text:p>
          </table:table-cell>
          <table:table-cell table:style-name="Table9.B2" office:value-type="string">
            <text:p text:style-name="P147">Needed, <text:span text:style-name="T27">you must be a </text:span><text:span text:style-name="T14">manager </text:span><text:span text:style-name="T27">of that project</text:span>.</text:p>
          </table:table-cell>
        </table:table-row>
        <table:table-row>
          <table:table-cell table:style-name="Table9.A2" office:value-type="string">
            <text:p text:style-name="P72">Parameters:</text:p>
          </table:table-cell>
          <table:table-cell table:style-name="Table9.B2" office:value-type="string">
            <text:list xml:id="list225758839097959" text:continue-numbering="true" text:style-name="L3">
              <text:list-item>
                <text:p text:style-name="P301">iddev : integer</text:p>
              </text:list-item>
            </text:list>
          </table:table-cell>
        </table:table-row>
        <table:table-row>
          <table:table-cell table:style-name="Table9.A2" office:value-type="string">
            <text:p text:style-name="P72">Response format:</text:p>
          </table:table-cell>
          <table:table-cell table:style-name="Table9.B2" office:value-type="string">
            <text:p text:style-name="P126">{</text:p>
            <text:p text:style-name="P126"><text:s text:c="3"/>“status” : “<text:span text:style-name="T30">ok</text:span>”</text:p>
            <text:p text:style-name="P126">}</text:p>
          </table:table-cell>
        </table:table-row>
      </table:table>
      <text:p text:style-name="P267"/>
      <table:table table:name="Table10" table:style-name="Table10">
        <table:table-column table:style-name="Table10.A"/>
        <table:table-column table:style-name="Table10.B"/>
        <table:table-row table:style-name="Table10.1">
          <table:table-cell table:style-name="Table10.A1" office:value-type="string">
            <text:p text:style-name="P224">Path:</text:p>
          </table:table-cell>
          <table:table-cell table:style-name="Table10.B1" office:value-type="string">
            <text:p text:style-name="P246">/<text:span text:style-name="T9">projects/{idproj}/remdeveloper</text:span></text:p>
          </table:table-cell>
        </table:table-row>
        <table:table-row table:style-name="Table10.2">
          <table:table-cell table:style-name="Table10.A2" office:value-type="string">
            <text:p text:style-name="P111">Request:</text:p>
          </table:table-cell>
          <table:table-cell table:style-name="Table10.B2" office:value-type="string">
            <text:p text:style-name="P126">POST</text:p>
          </table:table-cell>
        </table:table-row>
        <table:table-row>
          <table:table-cell table:style-name="Table10.A2" office:value-type="string">
            <text:p text:style-name="P72">Description:</text:p>
          </table:table-cell>
          <table:table-cell table:style-name="Table10.B2" office:value-type="string">
            <text:p text:style-name="P163">Remove developer from existent project</text:p>
          </table:table-cell>
        </table:table-row>
        <table:table-row>
          <table:table-cell table:style-name="Table10.A2" office:value-type="string">
            <text:p text:style-name="P33">Authentication:</text:p>
          </table:table-cell>
          <table:table-cell table:style-name="Table10.B2" office:value-type="string">
            <text:p text:style-name="P147">Needed, <text:span text:style-name="T27">you must be a </text:span><text:span text:style-name="T14">manager </text:span><text:span text:style-name="T27">of that project</text:span>.</text:p>
          </table:table-cell>
        </table:table-row>
        <table:table-row>
          <table:table-cell table:style-name="Table10.A2" office:value-type="string">
            <text:p text:style-name="P72">Parameters:</text:p>
          </table:table-cell>
          <table:table-cell table:style-name="Table10.B2" office:value-type="string">
            <text:list xml:id="list225758226980905" text:continue-numbering="true" text:style-name="L3">
              <text:list-item>
                <text:p text:style-name="P301">iddev : integer</text:p>
              </text:list-item>
            </text:list>
          </table:table-cell>
        </table:table-row>
        <table:table-row>
          <table:table-cell table:style-name="Table10.A2" office:value-type="string">
            <text:p text:style-name="P72">Response format:</text:p>
          </table:table-cell>
          <table:table-cell table:style-name="Table10.B2" office:value-type="string">
            <text:p text:style-name="P126">{</text:p>
            <text:p text:style-name="P126"><text:s text:c="3"/>“status” : “<text:span text:style-name="T30">ok</text:span>”</text:p>
            <text:p text:style-name="P126">}</text:p>
          </table:table-cell>
        </table:table-row>
      </table:table>
      <text:p text:style-name="P268"/>
      <table:table table:name="Table12" table:style-name="Table12">
        <table:table-column table:style-name="Table12.A"/>
        <table:table-column table:style-name="Table12.B"/>
        <table:table-row table:style-name="Table12.1">
          <table:table-cell table:style-name="Table12.A1" office:value-type="string">
            <text:p text:style-name="P225">Path:</text:p>
          </table:table-cell>
          <table:table-cell table:style-name="Table12.B1" office:value-type="string">
            <text:p text:style-name="P247">/<text:span text:style-name="T9">projects/{idproj}/edit</text:span></text:p>
          </table:table-cell>
        </table:table-row>
        <table:table-row table:style-name="Table12.2">
          <table:table-cell table:style-name="Table12.A2" office:value-type="string">
            <text:p text:style-name="P113">Request:</text:p>
          </table:table-cell>
          <table:table-cell table:style-name="Table12.B2" office:value-type="string">
            <text:p text:style-name="P128">POST</text:p>
          </table:table-cell>
        </table:table-row>
        <table:table-row>
          <table:table-cell table:style-name="Table12.A2" office:value-type="string">
            <text:p text:style-name="P73">Description:</text:p>
          </table:table-cell>
          <table:table-cell table:style-name="Table12.B2" office:value-type="string">
            <text:p text:style-name="P165"><text:span text:style-name="T42">Edit a project</text:span>. <text:span text:style-name="T41">All parameters are optional, it is possible to specify only fields that will be changed.</text:span></text:p>
          </table:table-cell>
        </table:table-row>
        <table:table-row>
          <table:table-cell table:style-name="Table12.A2" office:value-type="string">
            <text:p text:style-name="P34">Authentication:</text:p>
          </table:table-cell>
          <table:table-cell table:style-name="Table12.B2" office:value-type="string">
            <text:p text:style-name="P149">Needed, <text:span text:style-name="T27">you must be a </text:span><text:span text:style-name="T14">manager</text:span><text:span text:style-name="T15"> </text:span><text:span text:style-name="T27">of that project</text:span>.</text:p>
          </table:table-cell>
        </table:table-row>
        <table:table-row>
          <table:table-cell table:style-name="Table12.A2" office:value-type="string">
            <text:p text:style-name="P73">Parameters:</text:p>
          </table:table-cell>
          <table:table-cell table:style-name="Table12.B2" office:value-type="string">
            <text:list xml:id="list225758431055277" text:continue-numbering="true" text:style-name="L3">
              <text:list-item>
                <text:p text:style-name="P295"><text:span text:style-name="T32">name</text:span> : <text:span text:style-name="T32">string</text:span></text:p>
              </text:list-item>
              <text:list-item>
                <text:p text:style-name="P302"><text:span text:style-name="T32">description</text:span> : <text:span text:style-name="T32">string</text:span></text:p>
              </text:list-item>
              <text:list-item>
                <text:p text:style-name="P308">manager : int</text:p>
              </text:list-item>
            </text:list>
          </table:table-cell>
        </table:table-row>
        <table:table-row>
          <table:table-cell table:style-name="Table12.A2" office:value-type="string">
            <text:p text:style-name="P73">Response format:</text:p>
          </table:table-cell>
          <table:table-cell table:style-name="Table12.B2" office:value-type="string">
            <text:p text:style-name="P128">{</text:p>
            <text:p text:style-name="P128"><text:s text:c="3"/>“status” : “<text:span text:style-name="T30">ok</text:span>”</text:p>
            <text:p text:style-name="P128">}</text:p>
          </table:table-cell>
        </table:table-row>
      </table:table>
      <text:p text:style-name="P269"/>
      <text:h text:style-name="Heading_20_3" text:outline-level="3"><text:bookmark-start text:name="__RefHeading__2263_250284953"/>Projects <text:s/>- <text:span text:style-name="T40">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228">Path:</text:p>
          </table:table-cell>
          <table:table-cell table:style-name="Table16.B1" office:value-type="string">
            <text:p text:style-name="P250">/<text:span text:style-name="T9">projects/{idproj}/getbacklog</text:span></text:p>
          </table:table-cell>
        </table:table-row>
        <table:table-row table:style-name="Table16.2">
          <table:table-cell table:style-name="Table16.A2" office:value-type="string">
            <text:p text:style-name="P23">Request:</text:p>
          </table:table-cell>
          <table:table-cell table:style-name="Table16.B2" office:value-type="string">
            <text:p text:style-name="P57">GET</text:p>
          </table:table-cell>
        </table:table-row>
        <table:table-row>
          <table:table-cell table:style-name="Table16.A2" office:value-type="string">
            <text:p text:style-name="P23">Description:</text:p>
          </table:table-cell>
          <table:table-cell table:style-name="Table16.B2" office:value-type="string">
            <text:p text:style-name="P102">Return <text:span text:style-name="T35">the backlog (as list of PBIs) of specified project. If the project has no backlog an error is returned.</text:span></text:p>
          </table:table-cell>
        </table:table-row>
        <table:table-row>
          <table:table-cell table:style-name="Table16.A2" office:value-type="string">
            <text:p text:style-name="P37">Authentication:</text:p>
          </table:table-cell>
          <table:table-cell table:style-name="Table16.B2" office:value-type="string">
            <text:p text:style-name="P150">Needed.</text:p>
          </table:table-cell>
        </table:table-row>
        <table:table-row>
          <table:table-cell table:style-name="Table16.A2" office:value-type="string">
            <text:p text:style-name="P23">Parameters:</text:p>
          </table:table-cell>
          <table:table-cell table:style-name="Table16.B2" office:value-type="string">
            <text:p text:style-name="P57">None</text:p>
          </table:table-cell>
        </table:table-row>
        <table:table-row>
          <table:table-cell table:style-name="Table16.A2" office:value-type="string">
            <text:p text:style-name="P23">Response format:</text:p>
          </table:table-cell>
          <table:table-cell table:style-name="Table16.B2" office:value-type="string">
            <text:p text:style-name="P91">{</text:p>
            <text:p text:style-name="P91"><text:s text:c="4"/>“<text:span text:style-name="T35">description” : string,</text:span></text:p>
            <text:p text:style-name="P91"><text:s text:c="4"/>“<text:span text:style-name="T35">pbi</text:span>s” : [</text:p>
            <text:p text:style-name="P91"><text:s text:c="8"/>{ </text:p>
            <text:p text:style-name="P91"><text:soft-page-break/><text:s text:c="12"/>“<text:span text:style-name="T30">id” : integer</text:span></text:p>
            <text:p text:style-name="P91"><text:s text:c="12"/>“name” : <text:span text:style-name="T26">string </text:span>, </text:p>
            <text:p text:style-name="P91"><text:s text:c="12"/>“description” : <text:span text:style-name="T26">string,</text:span></text:p>
            <text:p text:style-name="P91"><text:span text:style-name="T26"><text:s text:c="12"/>“sprintlog” : integer/null, </text:span><text:s/></text:p>
            <text:p text:style-name="P91"><text:s text:c="12"/>“<text:span text:style-name="T35">type” : string (enum),</text:span></text:p>
            <text:p text:style-name="P91"><text:s text:c="12"/>“<text:span text:style-name="T35">priority</text:span>” : <text:span text:style-name="T35">integer,</text:span></text:p>
            <text:p text:style-name="P91"><text:s text:c="11"/>“<text:span text:style-name="T27">creationDate</text:span>” : <text:span text:style-name="T27">Date</text:span></text:p>
            <text:p text:style-name="P91"><text:s text:c="9"/>},</text:p>
            <text:p text:style-name="P91"><text:s text:c="8"/>{ … }</text:p>
            <text:p text:style-name="P91"><text:s text:c="4"/>]</text:p>
            <text:p text:style-name="P91">}</text:p>
          </table:table-cell>
        </table:table-row>
      </table:table>
      <table:table table:name="Table31" table:style-name="Table31">
        <table:table-column table:style-name="Table31.A"/>
        <table:table-column table:style-name="Table31.B"/>
        <table:table-row>
          <table:table-cell table:style-name="Table31.A1" office:value-type="string">
            <text:p text:style-name="P81">Exception 1 error code:</text:p>
          </table:table-cell>
          <table:table-cell table:style-name="Table31.B1" office:value-type="string">
            <text:p text:style-name="P63"><text:span text:style-name="T24">200</text:span> – <text:s/><text:span text:style-name="T47">Backlog not existent</text:span></text:p>
          </table:table-cell>
        </table:table-row>
        <table:table-row>
          <table:table-cell table:style-name="Table31.A2" office:value-type="string">
            <text:p text:style-name="P81">Exception 1 format:</text:p>
          </table:table-cell>
          <table:table-cell table:style-name="Table31.B2" office:value-type="string">
            <text:p text:style-name="P63">{</text:p>
            <text:p text:style-name="P63"><text:s text:c="4"/>“<text:span text:style-name="T47">backlog</text:span>” : “<text:span text:style-name="T47">no</text:span>”</text:p>
            <text:p text:style-name="P63">}</text:p>
          </table:table-cell>
        </table:table-row>
      </table:table>
      <text:p text:style-name="P279"/>
      <table:table table:name="Table13" table:style-name="Table13">
        <table:table-column table:style-name="Table13.A"/>
        <table:table-column table:style-name="Table13.B"/>
        <table:table-row table:style-name="Table13.1">
          <table:table-cell table:style-name="Table13.A1" office:value-type="string">
            <text:p text:style-name="P226">Path:</text:p>
          </table:table-cell>
          <table:table-cell table:style-name="Table13.B1" office:value-type="string">
            <text:p text:style-name="P248">/<text:span text:style-name="T9">projects/{idproj}/createbacklog</text:span></text:p>
          </table:table-cell>
        </table:table-row>
        <table:table-row table:style-name="Table13.2">
          <table:table-cell table:style-name="Table13.A2" office:value-type="string">
            <text:p text:style-name="P114">Request:</text:p>
          </table:table-cell>
          <table:table-cell table:style-name="Table13.B2" office:value-type="string">
            <text:p text:style-name="P129">POST</text:p>
          </table:table-cell>
        </table:table-row>
        <table:table-row>
          <table:table-cell table:style-name="Table13.A2" office:value-type="string">
            <text:p text:style-name="P74">Description:</text:p>
          </table:table-cell>
          <table:table-cell table:style-name="Table13.B2" office:value-type="string">
            <text:p text:style-name="P166"><text:span text:style-name="T33">Creates a backlog for </text:span>existent project. <text:span text:style-name="T47">To add PBIs you need to use /projects/{idproj}/pbis/create request</text:span></text:p>
          </table:table-cell>
        </table:table-row>
        <table:table-row>
          <table:table-cell table:style-name="Table13.A2" office:value-type="string">
            <text:p text:style-name="P35">Authentication:</text:p>
          </table:table-cell>
          <table:table-cell table:style-name="Table13.B2" office:value-type="string">
            <text:p text:style-name="P148">Needed, <text:span text:style-name="T27">you must be a </text:span><text:span text:style-name="T16">manager </text:span><text:span text:style-name="T27">of that project</text:span>.</text:p>
          </table:table-cell>
        </table:table-row>
        <table:table-row>
          <table:table-cell table:style-name="Table13.A2" office:value-type="string">
            <text:p text:style-name="P74">Parameters:</text:p>
          </table:table-cell>
          <table:table-cell table:style-name="Table13.B2" office:value-type="string">
            <text:list xml:id="list225758581546126" text:continue-numbering="true" text:style-name="L3">
              <text:list-item>
                <text:p text:style-name="P303"><text:span text:style-name="T33">description </text:span>: <text:span text:style-name="T32">string</text:span></text:p>
              </text:list-item>
            </text:list>
          </table:table-cell>
        </table:table-row>
        <table:table-row>
          <table:table-cell table:style-name="Table13.A2" office:value-type="string">
            <text:p text:style-name="P74">Response format:</text:p>
          </table:table-cell>
          <table:table-cell table:style-name="Table13.B2" office:value-type="string">
            <text:p text:style-name="P129">{</text:p>
            <text:p text:style-name="P129"><text:s text:c="3"/>“status” : “<text:span text:style-name="T30">ok</text:span>”</text:p>
            <text:p text:style-name="P129">}</text:p>
          </table:table-cell>
        </table:table-row>
      </table:table>
      <text:p text:style-name="P270"/>
      <table:table table:name="Table14" table:style-name="Table14">
        <table:table-column table:style-name="Table14.A"/>
        <table:table-column table:style-name="Table14.B"/>
        <table:table-row table:style-name="Table14.1">
          <table:table-cell table:style-name="Table14.A1" office:value-type="string">
            <text:p text:style-name="P227">Path:</text:p>
          </table:table-cell>
          <table:table-cell table:style-name="Table14.B1" office:value-type="string">
            <text:p text:style-name="P249">/<text:span text:style-name="T9">projects/{idproj}/deletebacklog</text:span></text:p>
          </table:table-cell>
        </table:table-row>
        <table:table-row table:style-name="Table14.2">
          <table:table-cell table:style-name="Table14.A2" office:value-type="string">
            <text:p text:style-name="P115">Request:</text:p>
          </table:table-cell>
          <table:table-cell table:style-name="Table14.B2" office:value-type="string">
            <text:p text:style-name="P130">POST</text:p>
          </table:table-cell>
        </table:table-row>
        <table:table-row>
          <table:table-cell table:style-name="Table14.A2" office:value-type="string">
            <text:p text:style-name="P75">Description:</text:p>
          </table:table-cell>
          <table:table-cell table:style-name="Table14.B2" office:value-type="string">
            <text:p text:style-name="P164"><text:span text:style-name="T34">Delete the backlog of specified</text:span> project.</text:p>
            <text:p text:style-name="P168"><text:span text:style-name="T3">WARNING</text:span>: this action deletes also all PBIs, all tasks, and all sprint logs.</text:p>
          </table:table-cell>
        </table:table-row>
        <table:table-row>
          <table:table-cell table:style-name="Table14.A2" office:value-type="string">
            <text:p text:style-name="P36">Authentication:</text:p>
          </table:table-cell>
          <table:table-cell table:style-name="Table14.B2" office:value-type="string">
            <text:p text:style-name="P149">Needed, <text:span text:style-name="T27">you must be a </text:span><text:span text:style-name="T16">manager</text:span><text:span text:style-name="T15"> </text:span><text:span text:style-name="T27">of that project</text:span>.</text:p>
          </table:table-cell>
        </table:table-row>
        <table:table-row>
          <table:table-cell table:style-name="Table14.A2" office:value-type="string">
            <text:p text:style-name="P75">Parameters:</text:p>
          </table:table-cell>
          <table:table-cell table:style-name="Table14.B2" office:value-type="string">
            <text:p text:style-name="P169">None.</text:p>
          </table:table-cell>
        </table:table-row>
        <table:table-row>
          <table:table-cell table:style-name="Table14.A2" office:value-type="string">
            <text:p text:style-name="P75">Response format:</text:p>
          </table:table-cell>
          <table:table-cell table:style-name="Table14.B2" office:value-type="string">
            <text:p text:style-name="P130">{</text:p>
            <text:p text:style-name="P130"><text:s text:c="3"/>“status” : “<text:span text:style-name="T30">ok</text:span>”</text:p>
            <text:p text:style-name="P130">}</text:p>
          </table:table-cell>
        </table:table-row>
      </table:table>
      <text:h text:style-name="P347" text:outline-level="3"/>
      <text:h text:style-name="P347" text:outline-level="3"><text:bookmark-start text:name="__RefHeading__2371_250284953"/>Projects <text:s/>- <text:span text:style-name="T40">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229">Path:</text:p>
          </table:table-cell>
          <table:table-cell table:style-name="Table18.B1" office:value-type="string">
            <text:p text:style-name="P251">/<text:span text:style-name="T9">projects/{idproj}/pbis/create</text:span></text:p>
          </table:table-cell>
        </table:table-row>
        <table:table-row table:style-name="Table18.2">
          <table:table-cell table:style-name="Table18.A2" office:value-type="string">
            <text:p text:style-name="P116">Request:</text:p>
          </table:table-cell>
          <table:table-cell table:style-name="Table18.B2" office:value-type="string">
            <text:p text:style-name="P131">POST</text:p>
          </table:table-cell>
        </table:table-row>
        <table:table-row>
          <table:table-cell table:style-name="Table18.A2" office:value-type="string">
            <text:p text:style-name="P76">Description:</text:p>
          </table:table-cell>
          <table:table-cell table:style-name="Table18.B2" office:value-type="string">
            <text:p text:style-name="P183">Create a PBI in current project. This PBI will be automatically added to current project's backlog</text:p>
          </table:table-cell>
        </table:table-row>
        <table:table-row>
          <table:table-cell table:style-name="Table18.A2" office:value-type="string">
            <text:p text:style-name="P38">Authentication:</text:p>
          </table:table-cell>
          <table:table-cell table:style-name="Table18.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18.A2" office:value-type="string">
            <text:p text:style-name="P76">Parameters:</text:p>
          </table:table-cell>
          <table:table-cell table:style-name="Table18.B2" office:value-type="string">
            <text:list xml:id="list225759437724136" text:continue-numbering="true" text:style-name="L3">
              <text:list-item>
                <text:p text:style-name="P296"><text:span text:style-name="T32">name</text:span> : <text:span text:style-name="T32">string</text:span></text:p>
              </text:list-item>
              <text:list-item>
                <text:p text:style-name="P304"><text:span text:style-name="T32">description</text:span> : <text:span text:style-name="T32">string</text:span></text:p>
              </text:list-item>
              <text:list-item>
                <text:p text:style-name="P309"><text:span text:style-name="T36">type</text:span> : <text:s/><text:span text:style-name="T35">string (enum)</text:span></text:p>
              </text:list-item>
              <text:list-item>
                <text:p text:style-name="P313">priority : int</text:p>
              </text:list-item>
              <text:list-item>
                <text:p text:style-name="P316">dueDate : Date</text:p>
              </text:list-item>
            </text:list>
          </table:table-cell>
        </table:table-row>
        <text:soft-page-break/>
        <table:table-row>
          <table:table-cell table:style-name="Table18.A2" office:value-type="string">
            <text:p text:style-name="P76">Response format:</text:p>
          </table:table-cell>
          <table:table-cell table:style-name="Table18.B2" office:value-type="string">
            <text:p text:style-name="P131">{</text:p>
            <text:p text:style-name="P131"><text:s text:c="3"/>“status” : “<text:span text:style-name="T30">ok</text:span>”</text:p>
            <text:p text:style-name="P131">}</text:p>
          </table:table-cell>
        </table:table-row>
        <table:table-row>
          <table:table-cell table:style-name="Table18.A2" office:value-type="string">
            <text:p text:style-name="P69">Exception <text:span text:style-name="T29">1</text:span> error code:</text:p>
          </table:table-cell>
          <table:table-cell table:style-name="Table18.B2" office:value-type="string">
            <text:p text:style-name="P51"><text:span text:style-name="T10">200</text:span> – <text:span text:style-name="T36">Wrong format of one or more fields</text:span></text:p>
          </table:table-cell>
        </table:table-row>
        <table:table-row>
          <table:table-cell table:style-name="Table18.A2" office:value-type="string">
            <text:p text:style-name="P69">Exception <text:span text:style-name="T29">1</text:span> format:</text:p>
          </table:table-cell>
          <table:table-cell table:style-name="Table18.B2" office:value-type="string">
            <text:p text:style-name="P58">{</text:p>
            <text:p text:style-name="P58"><text:s text:c="4"/>“<text:span text:style-name="T25">status</text:span>” : “<text:span text:style-name="T25">error</text:span>”,</text:p>
            <text:p text:style-name="P58"><text:s text:c="4"/>“<text:span text:style-name="T25">field” : string (name of problematic field, e.g. “name” or “priority”)</text:span></text:p>
            <text:p text:style-name="P58"><text:s text:c="4"/>“<text:span text:style-name="T11">reason” : “ ... ”</text:span></text:p>
            <text:p text:style-name="P58">}</text:p>
          </table:table-cell>
        </table:table-row>
      </table:table>
      <text:p text:style-name="P273"/>
      <table:table table:name="Table17" table:style-name="Table17">
        <table:table-column table:style-name="Table17.A"/>
        <table:table-column table:style-name="Table17.B"/>
        <table:table-row table:style-name="Table17.1">
          <table:table-cell table:style-name="Table17.A1" office:value-type="string">
            <text:p text:style-name="P229">Path:</text:p>
          </table:table-cell>
          <table:table-cell table:style-name="Table17.B1" office:value-type="string">
            <text:p text:style-name="P251">/<text:span text:style-name="T9">projects/{idproj}/pbis/{idpbi}/edit</text:span></text:p>
          </table:table-cell>
        </table:table-row>
        <table:table-row table:style-name="Table17.2">
          <table:table-cell table:style-name="Table17.A2" office:value-type="string">
            <text:p text:style-name="P116">Request:</text:p>
          </table:table-cell>
          <table:table-cell table:style-name="Table17.B2" office:value-type="string">
            <text:p text:style-name="P131">POST</text:p>
          </table:table-cell>
        </table:table-row>
        <table:table-row>
          <table:table-cell table:style-name="Table17.A2" office:value-type="string">
            <text:p text:style-name="P76">Description:</text:p>
          </table:table-cell>
          <table:table-cell table:style-name="Table17.B2" office:value-type="string">
            <text:p text:style-name="P165"><text:span text:style-name="T36">Update information of indicated pbis of selected </text:span>project. <text:span text:style-name="T41">All parameters are optional, it is possible to specify only fields that will be changed.</text:span></text:p>
          </table:table-cell>
        </table:table-row>
        <table:table-row>
          <table:table-cell table:style-name="Table17.A2" office:value-type="string">
            <text:p text:style-name="P38">Authentication:</text:p>
          </table:table-cell>
          <table:table-cell table:style-name="Table17.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17.A2" office:value-type="string">
            <text:p text:style-name="P76">Parameters:</text:p>
          </table:table-cell>
          <table:table-cell table:style-name="Table17.B2" office:value-type="string">
            <text:list xml:id="list225759477116267" text:continue-numbering="true" text:style-name="L3">
              <text:list-item>
                <text:p text:style-name="P296"><text:span text:style-name="T32">name</text:span> : <text:span text:style-name="T32">string</text:span></text:p>
              </text:list-item>
              <text:list-item>
                <text:p text:style-name="P304"><text:span text:style-name="T32">description</text:span> : <text:span text:style-name="T32">string</text:span></text:p>
              </text:list-item>
              <text:list-item>
                <text:p text:style-name="P309"><text:span text:style-name="T36">type</text:span> : <text:s/><text:span text:style-name="T35">string (enum)</text:span></text:p>
              </text:list-item>
              <text:list-item>
                <text:p text:style-name="P313">priority : int</text:p>
              </text:list-item>
            </text:list>
          </table:table-cell>
        </table:table-row>
        <table:table-row>
          <table:table-cell table:style-name="Table17.A2" office:value-type="string">
            <text:p text:style-name="P76">Response format:</text:p>
          </table:table-cell>
          <table:table-cell table:style-name="Table17.B2" office:value-type="string">
            <text:p text:style-name="P131">{</text:p>
            <text:p text:style-name="P131"><text:s text:c="3"/>“status” : “<text:span text:style-name="T30">ok</text:span>”</text:p>
            <text:p text:style-name="P131">}</text:p>
          </table:table-cell>
        </table:table-row>
      </table:table>
      <text:p text:style-name="P274"/>
      <table:table table:name="Table19" table:style-name="Table19">
        <table:table-column table:style-name="Table19.A"/>
        <table:table-column table:style-name="Table19.B"/>
        <table:table-row table:style-name="Table19.1">
          <table:table-cell table:style-name="Table19.A1" office:value-type="string">
            <text:p text:style-name="P230">Path:</text:p>
          </table:table-cell>
          <table:table-cell table:style-name="Table19.B1" office:value-type="string">
            <text:p text:style-name="P252">/<text:span text:style-name="T9">projects/{idproj}/pbis/{idpbi}/delete</text:span></text:p>
          </table:table-cell>
        </table:table-row>
        <table:table-row table:style-name="Table19.2">
          <table:table-cell table:style-name="Table19.A2" office:value-type="string">
            <text:p text:style-name="P117">Request:</text:p>
          </table:table-cell>
          <table:table-cell table:style-name="Table19.B2" office:value-type="string">
            <text:p text:style-name="P132">POST</text:p>
          </table:table-cell>
        </table:table-row>
        <table:table-row>
          <table:table-cell table:style-name="Table19.A2" office:value-type="string">
            <text:p text:style-name="P77">Description:</text:p>
          </table:table-cell>
          <table:table-cell table:style-name="Table19.B2" office:value-type="string">
            <text:p text:style-name="P170">Delete a PBI from the project</text:p>
          </table:table-cell>
        </table:table-row>
        <table:table-row>
          <table:table-cell table:style-name="Table19.A2" office:value-type="string">
            <text:p text:style-name="P39">Authentication:</text:p>
          </table:table-cell>
          <table:table-cell table:style-name="Table19.B2" office:value-type="string">
            <text:p text:style-name="P152">Needed, <text:span text:style-name="T27">you must be a </text:span><text:span text:style-name="T14">manager</text:span><text:span text:style-name="T15"> </text:span><text:span text:style-name="T27">of that project</text:span>.</text:p>
          </table:table-cell>
        </table:table-row>
        <table:table-row>
          <table:table-cell table:style-name="Table19.A2" office:value-type="string">
            <text:p text:style-name="P77">Parameters:</text:p>
          </table:table-cell>
          <table:table-cell table:style-name="Table19.B2" office:value-type="string">
            <text:p text:style-name="P171">None.</text:p>
          </table:table-cell>
        </table:table-row>
        <table:table-row>
          <table:table-cell table:style-name="Table19.A2" office:value-type="string">
            <text:p text:style-name="P77">Response format:</text:p>
          </table:table-cell>
          <table:table-cell table:style-name="Table19.B2" office:value-type="string">
            <text:p text:style-name="P132">{</text:p>
            <text:p text:style-name="P132"><text:s text:c="3"/>“status” : “<text:span text:style-name="T30">ok</text:span>”</text:p>
            <text:p text:style-name="P132">}</text:p>
          </table:table-cell>
        </table:table-row>
      </table:table>
      <text:p text:style-name="P276"/>
      <text:h text:style-name="P347" text:outline-level="3"><text:bookmark-start text:name="__RefHeading__2373_250284953"/>Projects <text:s/>- <text:span text:style-name="T40">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231">Path:</text:p>
          </table:table-cell>
          <table:table-cell table:style-name="Table20.B1" office:value-type="string">
            <text:p text:style-name="P253">/<text:span text:style-name="T9">projects/{idproj}/sprintlogs/list</text:span></text:p>
          </table:table-cell>
        </table:table-row>
        <table:table-row table:style-name="Table20.2">
          <table:table-cell table:style-name="Table20.A2" office:value-type="string">
            <text:p text:style-name="P24">Request:</text:p>
          </table:table-cell>
          <table:table-cell table:style-name="Table20.B2" office:value-type="string">
            <text:p text:style-name="P59">GET</text:p>
          </table:table-cell>
        </table:table-row>
        <table:table-row>
          <table:table-cell table:style-name="Table20.A2" office:value-type="string">
            <text:p text:style-name="P24">Description:</text:p>
          </table:table-cell>
          <table:table-cell table:style-name="Table20.B2" office:value-type="string">
            <text:p text:style-name="P103">Return <text:span text:style-name="T35">the list of sprintlogs of current project</text:span></text:p>
          </table:table-cell>
        </table:table-row>
        <table:table-row>
          <table:table-cell table:style-name="Table20.A2" office:value-type="string">
            <text:p text:style-name="P40">Authentication:</text:p>
          </table:table-cell>
          <table:table-cell table:style-name="Table20.B2" office:value-type="string">
            <text:p text:style-name="P153">Needed.</text:p>
          </table:table-cell>
        </table:table-row>
        <table:table-row>
          <table:table-cell table:style-name="Table20.A2" office:value-type="string">
            <text:p text:style-name="P24">Parameters:</text:p>
          </table:table-cell>
          <table:table-cell table:style-name="Table20.B2" office:value-type="string">
            <text:p text:style-name="P59">None</text:p>
          </table:table-cell>
        </table:table-row>
        <table:table-row>
          <table:table-cell table:style-name="Table20.A2" office:value-type="string">
            <text:p text:style-name="P24">Response format:</text:p>
          </table:table-cell>
          <table:table-cell table:style-name="Table20.B2" office:value-type="string">
            <text:p text:style-name="P92">{</text:p>
            <text:p text:style-name="P92"><text:s text:c="4"/>“<text:span text:style-name="T37">sprintlogs</text:span>” : [</text:p>
            <text:p text:style-name="P92"><text:s text:c="8"/>{ </text:p>
            <text:p text:style-name="P92"><text:s text:c="12"/>“<text:span text:style-name="T30">id” : integer</text:span></text:p>
            <text:p text:style-name="P92"><text:s text:c="12"/>“name” : <text:span text:style-name="T26">string </text:span>, </text:p>
            <text:p text:style-name="P92"><text:s text:c="12"/>“description” : <text:span text:style-name="T26">string,</text:span></text:p>
            <text:p text:style-name="P92"><text:span text:style-name="T26"><text:s text:c="12"/>“startDate” : Date, </text:span><text:s/></text:p>
            <text:p text:style-name="P92"><text:s text:c="12"/>“<text:span text:style-name="T37">endDate” : Date</text:span></text:p>
            <text:p text:style-name="P93"><text:s text:c="8"/><text:span text:style-name="T38">},</text:span></text:p>
            <text:p text:style-name="P93"><text:soft-page-break/><text:s text:c="8"/><text:span text:style-name="T38">{…}, ...</text:span></text:p>
            <text:p text:style-name="P172"><text:s text:c="8"/>]</text:p>
            <text:p text:style-name="P92">}</text:p>
          </table:table-cell>
        </table:table-row>
      </table:table>
      <text:p text:style-name="P275"/>
      <table:table table:name="Table21" table:style-name="Table21">
        <table:table-column table:style-name="Table21.A"/>
        <table:table-column table:style-name="Table21.B"/>
        <table:table-row table:style-name="Table21.1">
          <table:table-cell table:style-name="Table21.A1" office:value-type="string">
            <text:p text:style-name="P232">Path:</text:p>
          </table:table-cell>
          <table:table-cell table:style-name="Table21.B1" office:value-type="string">
            <text:p text:style-name="P254">/<text:span text:style-name="T9">projects/{idproj}/sprintlogs/create</text:span></text:p>
          </table:table-cell>
        </table:table-row>
        <table:table-row table:style-name="Table21.2">
          <table:table-cell table:style-name="Table21.A2" office:value-type="string">
            <text:p text:style-name="P118">Request:</text:p>
          </table:table-cell>
          <table:table-cell table:style-name="Table21.B2" office:value-type="string">
            <text:p text:style-name="P133">POST</text:p>
          </table:table-cell>
        </table:table-row>
        <table:table-row>
          <table:table-cell table:style-name="Table21.A2" office:value-type="string">
            <text:p text:style-name="P78">Description:</text:p>
          </table:table-cell>
          <table:table-cell table:style-name="Table21.B2" office:value-type="string">
            <text:p text:style-name="P172">Create a new sprintlogs with list of pbis (you need to have created pbis before)</text:p>
          </table:table-cell>
        </table:table-row>
        <table:table-row>
          <table:table-cell table:style-name="Table21.A2" office:value-type="string">
            <text:p text:style-name="P41">Authentication:</text:p>
          </table:table-cell>
          <table:table-cell table:style-name="Table21.B2" office:value-type="string">
            <text:p text:style-name="P154">Needed, <text:span text:style-name="T27">you must be a </text:span><text:span text:style-name="T14">manager</text:span><text:span text:style-name="T15"> </text:span><text:span text:style-name="T27">of that project</text:span>.</text:p>
          </table:table-cell>
        </table:table-row>
        <table:table-row>
          <table:table-cell table:style-name="Table21.A2" office:value-type="string">
            <text:p text:style-name="P78">Parameters:</text:p>
          </table:table-cell>
          <table:table-cell table:style-name="Table21.B2" office:value-type="string">
            <text:list xml:id="list225760040368807" text:continue-numbering="true" text:style-name="L3">
              <text:list-item>
                <text:p text:style-name="P297"><text:span text:style-name="T32">name</text:span> : <text:span text:style-name="T32">string</text:span></text:p>
              </text:list-item>
              <text:list-item>
                <text:p text:style-name="P305"><text:span text:style-name="T32">description</text:span> : <text:span text:style-name="T32">string</text:span></text:p>
              </text:list-item>
              <text:list-item>
                <text:p text:style-name="P310"><text:span text:style-name="T38">startDate</text:span> : <text:s/><text:span text:style-name="T38">Date</text:span></text:p>
              </text:list-item>
              <text:list-item>
                <text:p text:style-name="P314"><text:span text:style-name="T38">endDate</text:span>: <text:span text:style-name="T38">Date</text:span></text:p>
              </text:list-item>
              <text:list-item>
                <text:p text:style-name="P317">idpbi<text:span text:style-name="T55">s</text:span> : integer[]</text:p>
              </text:list-item>
            </text:list>
          </table:table-cell>
        </table:table-row>
        <table:table-row>
          <table:table-cell table:style-name="Table21.A2" office:value-type="string">
            <text:p text:style-name="P174">Response format:</text:p>
          </table:table-cell>
          <table:table-cell table:style-name="Table21.B2" office:value-type="string">
            <text:p text:style-name="P133">{</text:p>
            <text:p text:style-name="P133"><text:s text:c="3"/>“status” : “<text:span text:style-name="T30">ok</text:span>”</text:p>
            <text:p text:style-name="P133">}</text:p>
          </table:table-cell>
        </table:table-row>
        <table:table-row>
          <table:table-cell table:style-name="Table21.A2" office:value-type="string">
            <text:p text:style-name="P78">Exception <text:span text:style-name="T29">1</text:span> error code:</text:p>
          </table:table-cell>
          <table:table-cell table:style-name="Table21.B2" office:value-type="string">
            <text:p text:style-name="P60"><text:span text:style-name="T10">200</text:span> – <text:span text:style-name="T36">Wrong format of one or more fields</text:span></text:p>
          </table:table-cell>
        </table:table-row>
        <table:table-row>
          <table:table-cell table:style-name="Table21.A2" office:value-type="string">
            <text:p text:style-name="P78">Exception <text:span text:style-name="T29">1</text:span> format:</text:p>
          </table:table-cell>
          <table:table-cell table:style-name="Table21.B2" office:value-type="string">
            <text:p text:style-name="P60">{</text:p>
            <text:p text:style-name="P60"><text:s text:c="4"/>“<text:span text:style-name="T25">status</text:span>” : “<text:span text:style-name="T25">error</text:span>”,</text:p>
            <text:p text:style-name="P60"><text:s text:c="4"/>“<text:span text:style-name="T25">field” : string (name of problematic field, e.g. “name” or “priority”)</text:span></text:p>
            <text:p text:style-name="P60"><text:s text:c="4"/>“<text:span text:style-name="T11">reason” : “ ... ”</text:span></text:p>
            <text:p text:style-name="P60">}</text:p>
          </table:table-cell>
        </table:table-row>
      </table:table>
      <text:p text:style-name="P275"/>
      <table:table table:name="Table22" table:style-name="Table22">
        <table:table-column table:style-name="Table22.A"/>
        <table:table-column table:style-name="Table22.B"/>
        <table:table-row table:style-name="Table22.1">
          <table:table-cell table:style-name="Table22.A1" office:value-type="string">
            <text:p text:style-name="P232">Path:</text:p>
          </table:table-cell>
          <table:table-cell table:style-name="Table22.B1" office:value-type="string">
            <text:p text:style-name="P254">/<text:span text:style-name="T9">projects/{idproj}/sprintlogs/{idsprintlog}/listpbis</text:span></text:p>
          </table:table-cell>
        </table:table-row>
        <table:table-row table:style-name="Table22.2">
          <table:table-cell table:style-name="Table22.A2" office:value-type="string">
            <text:p text:style-name="P25">Request:</text:p>
          </table:table-cell>
          <table:table-cell table:style-name="Table22.B2" office:value-type="string">
            <text:p text:style-name="P60">GET</text:p>
          </table:table-cell>
        </table:table-row>
        <table:table-row>
          <table:table-cell table:style-name="Table22.A2" office:value-type="string">
            <text:p text:style-name="P25">Description:</text:p>
          </table:table-cell>
          <table:table-cell table:style-name="Table22.B2" office:value-type="string">
            <text:p text:style-name="P104">Return <text:span text:style-name="T35">the list of PBIs associated to sprintlogs of current project</text:span></text:p>
          </table:table-cell>
        </table:table-row>
        <table:table-row>
          <table:table-cell table:style-name="Table22.A2" office:value-type="string">
            <text:p text:style-name="P41">Authentication:</text:p>
          </table:table-cell>
          <table:table-cell table:style-name="Table22.B2" office:value-type="string">
            <text:p text:style-name="P154">Needed.</text:p>
          </table:table-cell>
        </table:table-row>
        <table:table-row>
          <table:table-cell table:style-name="Table22.A2" office:value-type="string">
            <text:p text:style-name="P25">Parameters:</text:p>
          </table:table-cell>
          <table:table-cell table:style-name="Table22.B2" office:value-type="string">
            <text:p text:style-name="P60">None</text:p>
          </table:table-cell>
        </table:table-row>
        <table:table-row>
          <table:table-cell table:style-name="Table22.A2" office:value-type="string">
            <text:p text:style-name="P25">Response format:</text:p>
          </table:table-cell>
          <table:table-cell table:style-name="Table22.B2" office:value-type="string">
            <text:p text:style-name="P93">{</text:p>
            <text:p text:style-name="P93"><text:s text:c="4"/>“<text:span text:style-name="T38">pbis</text:span>” : [ <text:span text:style-name="T30">integer, integer, integer , ... ]</text:span></text:p>
            <text:p text:style-name="P93">}</text:p>
          </table:table-cell>
        </table:table-row>
      </table:table>
      <text:p text:style-name="P275"/>
      <table:table table:name="Table23" table:style-name="Table23">
        <table:table-column table:style-name="Table23.A"/>
        <table:table-column table:style-name="Table23.B"/>
        <table:table-row table:style-name="Table23.1">
          <table:table-cell table:style-name="Table23.A1" office:value-type="string">
            <text:p text:style-name="P232">Path:</text:p>
          </table:table-cell>
          <table:table-cell table:style-name="Table23.B1" office:value-type="string">
            <text:p text:style-name="P254">/<text:span text:style-name="T9">projects/{idproj}/sprintlogs/{idsprintlog}/addpbi</text:span></text:p>
          </table:table-cell>
        </table:table-row>
        <table:table-row table:style-name="Table23.2">
          <table:table-cell table:style-name="Table23.A2" office:value-type="string">
            <text:p text:style-name="P118">Request:</text:p>
          </table:table-cell>
          <table:table-cell table:style-name="Table23.B2" office:value-type="string">
            <text:p text:style-name="P133">POST</text:p>
          </table:table-cell>
        </table:table-row>
        <table:table-row>
          <table:table-cell table:style-name="Table23.A2" office:value-type="string">
            <text:p text:style-name="P78">Description:</text:p>
          </table:table-cell>
          <table:table-cell table:style-name="Table23.B2" office:value-type="string">
            <text:p text:style-name="P172">Add already existent pbi to the sprintlog</text:p>
          </table:table-cell>
        </table:table-row>
        <table:table-row>
          <table:table-cell table:style-name="Table23.A2" office:value-type="string">
            <text:p text:style-name="P41">Authentication:</text:p>
          </table:table-cell>
          <table:table-cell table:style-name="Table23.B2" office:value-type="string">
            <text:p text:style-name="P154">Needed, <text:span text:style-name="T27">you must be a </text:span><text:span text:style-name="T14">manager</text:span><text:span text:style-name="T15"> </text:span><text:span text:style-name="T27">of that project</text:span>.</text:p>
          </table:table-cell>
        </table:table-row>
        <table:table-row>
          <table:table-cell table:style-name="Table23.A2" office:value-type="string">
            <text:p text:style-name="P78">Parameters:</text:p>
          </table:table-cell>
          <table:table-cell table:style-name="Table23.B2" office:value-type="string">
            <text:list xml:id="list225759602874757" text:continue-numbering="true" text:style-name="L3">
              <text:list-item>
                <text:p text:style-name="P317">id : integer</text:p>
              </text:list-item>
            </text:list>
          </table:table-cell>
        </table:table-row>
        <table:table-row>
          <table:table-cell table:style-name="Table23.A2" office:value-type="string">
            <text:p text:style-name="P174">Response format:</text:p>
          </table:table-cell>
          <table:table-cell table:style-name="Table23.B2" office:value-type="string">
            <text:p text:style-name="P133">{</text:p>
            <text:p text:style-name="P133"><text:s text:c="3"/>“status” : “<text:span text:style-name="T30">ok</text:span>”</text:p>
            <text:p text:style-name="P133">}</text:p>
          </table:table-cell>
        </table:table-row>
        <table:table-row>
          <table:table-cell table:style-name="Table23.A2" office:value-type="string">
            <text:p text:style-name="P78">Exception <text:span text:style-name="T29">1</text:span> error code:</text:p>
          </table:table-cell>
          <table:table-cell table:style-name="Table23.B2" office:value-type="string">
            <text:p text:style-name="P60"><text:span text:style-name="T10">200</text:span> – <text:span text:style-name="T38">PBI does not exists or already assigned</text:span></text:p>
          </table:table-cell>
        </table:table-row>
        <table:table-row>
          <table:table-cell table:style-name="Table23.A2" office:value-type="string">
            <text:p text:style-name="P78">Exception <text:span text:style-name="T29">1</text:span> format:</text:p>
          </table:table-cell>
          <table:table-cell table:style-name="Table23.B2" office:value-type="string">
            <text:p text:style-name="P60">{</text:p>
            <text:p text:style-name="P60"><text:s text:c="4"/>“<text:span text:style-name="T25">status</text:span>” : “<text:span text:style-name="T25">error</text:span>”</text:p>
            <text:p text:style-name="P60">}</text:p>
          </table:table-cell>
        </table:table-row>
      </table:table>
      <text:p text:style-name="P275"/>
      <table:table table:name="Table24" table:style-name="Table24">
        <table:table-column table:style-name="Table24.A"/>
        <table:table-column table:style-name="Table24.B"/>
        <table:table-row table:style-name="Table24.1">
          <table:table-cell table:style-name="Table24.A1" office:value-type="string">
            <text:p text:style-name="P232">Path:</text:p>
          </table:table-cell>
          <table:table-cell table:style-name="Table24.B1" office:value-type="string">
            <text:p text:style-name="P254">/<text:span text:style-name="T9">projects/{idproj}/sprintlogs/{idsprintlog}/removepbi</text:span></text:p>
          </table:table-cell>
        </table:table-row>
        <text:soft-page-break/>
        <table:table-row table:style-name="Table24.2">
          <table:table-cell table:style-name="Table24.A2" office:value-type="string">
            <text:p text:style-name="P118">Request:</text:p>
          </table:table-cell>
          <table:table-cell table:style-name="Table24.B2" office:value-type="string">
            <text:p text:style-name="P133">POST</text:p>
          </table:table-cell>
        </table:table-row>
        <table:table-row>
          <table:table-cell table:style-name="Table24.A2" office:value-type="string">
            <text:p text:style-name="P78">Description:</text:p>
          </table:table-cell>
          <table:table-cell table:style-name="Table24.B2" office:value-type="string">
            <text:p text:style-name="P172">Remove pbi from sprintlog (this method doesn't delete the pbi from project)</text:p>
          </table:table-cell>
        </table:table-row>
        <table:table-row>
          <table:table-cell table:style-name="Table24.A2" office:value-type="string">
            <text:p text:style-name="P41">Authentication:</text:p>
          </table:table-cell>
          <table:table-cell table:style-name="Table24.B2" office:value-type="string">
            <text:p text:style-name="P154">Needed, <text:span text:style-name="T27">you must be a </text:span><text:span text:style-name="T14">manager</text:span><text:span text:style-name="T15"> </text:span><text:span text:style-name="T27">of that project</text:span>.</text:p>
          </table:table-cell>
        </table:table-row>
        <table:table-row>
          <table:table-cell table:style-name="Table24.A2" office:value-type="string">
            <text:p text:style-name="P78">Parameters:</text:p>
          </table:table-cell>
          <table:table-cell table:style-name="Table24.B2" office:value-type="string">
            <text:list xml:id="list225758049343227" text:continue-numbering="true" text:style-name="L3">
              <text:list-item>
                <text:p text:style-name="P317">id : integer</text:p>
              </text:list-item>
            </text:list>
          </table:table-cell>
        </table:table-row>
        <table:table-row>
          <table:table-cell table:style-name="Table24.A2" office:value-type="string">
            <text:p text:style-name="P174">Response format:</text:p>
          </table:table-cell>
          <table:table-cell table:style-name="Table24.B2" office:value-type="string">
            <text:p text:style-name="P133">{</text:p>
            <text:p text:style-name="P133"><text:s text:c="3"/>“status” : “<text:span text:style-name="T30">ok</text:span>”</text:p>
            <text:p text:style-name="P133">}</text:p>
          </table:table-cell>
        </table:table-row>
        <table:table-row>
          <table:table-cell table:style-name="Table24.A2" office:value-type="string">
            <text:p text:style-name="P78">Exception <text:span text:style-name="T29">1</text:span> error code:</text:p>
          </table:table-cell>
          <table:table-cell table:style-name="Table24.B2" office:value-type="string">
            <text:p text:style-name="P60"><text:span text:style-name="T10">200</text:span> – <text:span text:style-name="T38">PBI does not exists or assigned to other sprintlog</text:span></text:p>
          </table:table-cell>
        </table:table-row>
        <table:table-row>
          <table:table-cell table:style-name="Table24.A2" office:value-type="string">
            <text:p text:style-name="P78">Exception <text:span text:style-name="T29">1</text:span> format:</text:p>
          </table:table-cell>
          <table:table-cell table:style-name="Table24.B2" office:value-type="string">
            <text:p text:style-name="P60">{</text:p>
            <text:p text:style-name="P60"><text:s text:c="4"/>“<text:span text:style-name="T25">status</text:span>” : “<text:span text:style-name="T25">error</text:span>”</text:p>
            <text:p text:style-name="P60">}</text:p>
          </table:table-cell>
        </table:table-row>
      </table:table>
      <text:p text:style-name="P280"/>
      <table:table table:name="Table32" table:style-name="Table32">
        <table:table-column table:style-name="Table32.A"/>
        <table:table-column table:style-name="Table32.B"/>
        <table:table-row table:style-name="Table32.1">
          <table:table-cell table:style-name="Table32.A1" office:value-type="string">
            <text:p text:style-name="P236">Path:</text:p>
          </table:table-cell>
          <table:table-cell table:style-name="Table32.B1" office:value-type="string">
            <text:p text:style-name="P258">/<text:span text:style-name="T9">projects/{idproj}/sprintlogs/{idsprintlog}/delete</text:span></text:p>
          </table:table-cell>
        </table:table-row>
        <table:table-row table:style-name="Table32.2">
          <table:table-cell table:style-name="Table32.A2" office:value-type="string">
            <text:p text:style-name="P121">Request:</text:p>
          </table:table-cell>
          <table:table-cell table:style-name="Table32.B2" office:value-type="string">
            <text:p text:style-name="P138">POST</text:p>
          </table:table-cell>
        </table:table-row>
        <table:table-row>
          <table:table-cell table:style-name="Table32.A2" office:value-type="string">
            <text:p text:style-name="P82">Description:</text:p>
          </table:table-cell>
          <table:table-cell table:style-name="Table32.B2" office:value-type="string">
            <text:p text:style-name="P173">Remove <text:span text:style-name="T48">sprintlog from project. (NOTE: PBIs assigned are not delete, they remain in backlog) </text:span></text:p>
          </table:table-cell>
        </table:table-row>
        <table:table-row>
          <table:table-cell table:style-name="Table32.A2" office:value-type="string">
            <text:p text:style-name="P45">Authentication:</text:p>
          </table:table-cell>
          <table:table-cell table:style-name="Table32.B2" office:value-type="string">
            <text:p text:style-name="P158">Needed, <text:span text:style-name="T27">you must be a </text:span><text:span text:style-name="T14">manager</text:span><text:span text:style-name="T15"> </text:span><text:span text:style-name="T27">of that project</text:span>.</text:p>
          </table:table-cell>
        </table:table-row>
        <table:table-row>
          <table:table-cell table:style-name="Table32.A2" office:value-type="string">
            <text:p text:style-name="P82">Parameters:</text:p>
          </table:table-cell>
          <table:table-cell table:style-name="Table32.B2" office:value-type="string">
            <text:p text:style-name="P184">None.</text:p>
          </table:table-cell>
        </table:table-row>
        <table:table-row>
          <table:table-cell table:style-name="Table32.A2" office:value-type="string">
            <text:p text:style-name="P175">Response format:</text:p>
          </table:table-cell>
          <table:table-cell table:style-name="Table32.B2" office:value-type="string">
            <text:p text:style-name="P138">{</text:p>
            <text:p text:style-name="P138"><text:s text:c="3"/>“status” : “<text:span text:style-name="T30">ok</text:span>”</text:p>
            <text:p text:style-name="P138">}</text:p>
          </table:table-cell>
        </table:table-row>
      </table:table>
      <text:h text:style-name="P348" text:outline-level="3"/>
      <text:h text:style-name="P347" text:outline-level="3"><text:bookmark-start text:name="__RefHeading__2592_435145623"/>Projects <text:s/>- <text:span text:style-name="T40">Tasks</text:span><text:bookmark-end text:name="__RefHeading__2592_435145623"/></text:h>
      <text:p text:style-name="P277"/>
      <table:table table:name="Table26" table:style-name="Table26">
        <table:table-column table:style-name="Table26.A"/>
        <table:table-column table:style-name="Table26.B"/>
        <table:table-row table:style-name="Table26.1">
          <table:table-cell table:style-name="Table26.A1" office:value-type="string">
            <text:p text:style-name="P233">Path:</text:p>
          </table:table-cell>
          <table:table-cell table:style-name="Table26.B1" office:value-type="string">
            <text:p text:style-name="P255">/<text:span text:style-name="T9">projects/{idproj}/pbis/{idpbi}/listtasks</text:span></text:p>
          </table:table-cell>
        </table:table-row>
        <table:table-row table:style-name="Table26.2">
          <table:table-cell table:style-name="Table26.A2" office:value-type="string">
            <text:p text:style-name="P26">Request:</text:p>
          </table:table-cell>
          <table:table-cell table:style-name="Table26.B2" office:value-type="string">
            <text:p text:style-name="P61">GET</text:p>
          </table:table-cell>
        </table:table-row>
        <table:table-row>
          <table:table-cell table:style-name="Table26.A2" office:value-type="string">
            <text:p text:style-name="P26">Description:</text:p>
          </table:table-cell>
          <table:table-cell table:style-name="Table26.B2" office:value-type="string">
            <text:p text:style-name="P105">Return <text:span text:style-name="T35">the list of tasks associated to PBI indicated</text:span></text:p>
          </table:table-cell>
        </table:table-row>
        <table:table-row>
          <table:table-cell table:style-name="Table26.A2" office:value-type="string">
            <text:p text:style-name="P42">Authentication:</text:p>
          </table:table-cell>
          <table:table-cell table:style-name="Table26.B2" office:value-type="string">
            <text:p text:style-name="P155">Needed.</text:p>
          </table:table-cell>
        </table:table-row>
        <table:table-row>
          <table:table-cell table:style-name="Table26.A2" office:value-type="string">
            <text:p text:style-name="P26">Parameters:</text:p>
          </table:table-cell>
          <table:table-cell table:style-name="Table26.B2" office:value-type="string">
            <text:p text:style-name="P61">None</text:p>
          </table:table-cell>
        </table:table-row>
        <table:table-row>
          <table:table-cell table:style-name="Table26.A2" office:value-type="string">
            <text:p text:style-name="P26">Response format:</text:p>
          </table:table-cell>
          <table:table-cell table:style-name="Table26.B2" office:value-type="string">
            <text:p text:style-name="P94">{</text:p>
            <text:p text:style-name="P94"><text:s text:c="4"/>“<text:span text:style-name="T40">tasks</text:span>” : <text:span text:style-name="T40">[</text:span></text:p>
            <text:p text:style-name="P95"><text:s text:c="8"/><text:span text:style-name="T40">{ </text:span></text:p>
            <text:p text:style-name="P177"><text:s text:c="11"/>“id” : integer,</text:p>
            <text:p text:style-name="P177"><text:s text:c="11"/>“name” : string,<text:line-break/> <text:s text:c="10"/>“description” : string,</text:p>
            <text:p text:style-name="P95"><text:s text:c="11"/>“<text:span text:style-name="T41">points” : integer,</text:span></text:p>
            <text:p text:style-name="P95"><text:s text:c="11"/>“<text:span text:style-name="T41">developer” : integer,</text:span></text:p>
            <text:p text:style-name="P95"><text:s text:c="11"/>“<text:span text:style-name="T41">state” : string (enum),</text:span></text:p>
            <text:p text:style-name="P95"><text:s text:c="11"/>“<text:span text:style-name="T41">pbi</text:span>” : <text:span text:style-name="T41">integer</text:span></text:p>
            <text:p text:style-name="P177"><text:s text:c="8"/>},</text:p>
            <text:p text:style-name="P95"><text:s text:c="7"/>...</text:p>
            <text:p text:style-name="P176"><text:s text:c="4"/>]</text:p>
            <text:p text:style-name="P94">}</text:p>
          </table:table-cell>
        </table:table-row>
      </table:table>
      <text:p text:style-name="P277"/>
      <table:table table:name="Table25" table:style-name="Table25">
        <table:table-column table:style-name="Table25.A"/>
        <table:table-column table:style-name="Table25.B"/>
        <table:table-row table:style-name="Table25.1">
          <table:table-cell table:style-name="Table25.A1" office:value-type="string">
            <text:p text:style-name="P233">Path:</text:p>
          </table:table-cell>
          <table:table-cell table:style-name="Table25.B1" office:value-type="string">
            <text:p text:style-name="P255">/<text:span text:style-name="T9">projects/{idproj}/pbis/{idpbi}/createtask</text:span></text:p>
          </table:table-cell>
        </table:table-row>
        <table:table-row table:style-name="Table25.2">
          <table:table-cell table:style-name="Table25.A2" office:value-type="string">
            <text:p text:style-name="P119">Request:</text:p>
          </table:table-cell>
          <table:table-cell table:style-name="Table25.B2" office:value-type="string">
            <text:p text:style-name="P134">POST</text:p>
          </table:table-cell>
        </table:table-row>
        <text:soft-page-break/>
        <table:table-row>
          <table:table-cell table:style-name="Table25.A2" office:value-type="string">
            <text:p text:style-name="P79">Description:</text:p>
          </table:table-cell>
          <table:table-cell table:style-name="Table25.B2" office:value-type="string">
            <text:p text:style-name="P176">Add a task to indicated PBI.</text:p>
          </table:table-cell>
        </table:table-row>
        <table:table-row>
          <table:table-cell table:style-name="Table25.A2" office:value-type="string">
            <text:p text:style-name="P42">Authentication:</text:p>
          </table:table-cell>
          <table:table-cell table:style-name="Table25.B2" office:value-type="string">
            <text:p text:style-name="P155">Needed, <text:span text:style-name="T27">you must be a </text:span><text:span text:style-name="T14">manager</text:span><text:span text:style-name="T15"> </text:span><text:span text:style-name="T27">of that project</text:span>.</text:p>
          </table:table-cell>
        </table:table-row>
        <table:table-row>
          <table:table-cell table:style-name="Table25.A2" office:value-type="string">
            <text:p text:style-name="P79">Parameters:</text:p>
          </table:table-cell>
          <table:table-cell table:style-name="Table25.B2" office:value-type="string">
            <text:list xml:id="list225759116955483" text:continue-numbering="true" text:style-name="L3">
              <text:list-item>
                <text:p text:style-name="P298"><text:span text:style-name="T32">name</text:span> : <text:span text:style-name="T32">string</text:span></text:p>
              </text:list-item>
              <text:list-item>
                <text:p text:style-name="P306"><text:span text:style-name="T32">description</text:span> : <text:span text:style-name="T32">string</text:span></text:p>
              </text:list-item>
              <text:list-item>
                <text:p text:style-name="P318">points : integer</text:p>
              </text:list-item>
              <text:list-item>
                <text:p text:style-name="P318">developer : integer</text:p>
              </text:list-item>
              <text:list-item>
                <text:p text:style-name="P311"><text:span text:style-name="T41">state</text:span> : <text:s/><text:span text:style-name="T35">string (enum)</text:span></text:p>
              </text:list-item>
              <text:list-item>
                <text:p text:style-name="P315"><text:span text:style-name="T41">pbi </text:span>: int<text:span text:style-name="T41">eger</text:span></text:p>
              </text:list-item>
            </text:list>
          </table:table-cell>
        </table:table-row>
        <table:table-row>
          <table:table-cell table:style-name="Table25.A2" office:value-type="string">
            <text:p text:style-name="P79">Response format:</text:p>
          </table:table-cell>
          <table:table-cell table:style-name="Table25.B2" office:value-type="string">
            <text:p text:style-name="P134">{</text:p>
            <text:p text:style-name="P134"><text:s text:c="3"/>“status” : “<text:span text:style-name="T30">ok</text:span>”</text:p>
            <text:p text:style-name="P134">}</text:p>
          </table:table-cell>
        </table:table-row>
      </table:table>
      <text:p text:style-name="P278"/>
      <table:table table:name="Table27" table:style-name="Table27">
        <table:table-column table:style-name="Table27.A"/>
        <table:table-column table:style-name="Table27.B"/>
        <table:table-row table:style-name="Table27.1">
          <table:table-cell table:style-name="Table27.A1" office:value-type="string">
            <text:p text:style-name="P234">Path:</text:p>
          </table:table-cell>
          <table:table-cell table:style-name="Table27.B1" office:value-type="string">
            <text:p text:style-name="P256">/<text:span text:style-name="T9">projects/{idproj}/pbis/{idpbi}/tasks/{idtask}/delete</text:span></text:p>
          </table:table-cell>
        </table:table-row>
        <table:table-row table:style-name="Table27.2">
          <table:table-cell table:style-name="Table27.A2" office:value-type="string">
            <text:p text:style-name="P120">Request:</text:p>
          </table:table-cell>
          <table:table-cell table:style-name="Table27.B2" office:value-type="string">
            <text:p text:style-name="P135">POST</text:p>
          </table:table-cell>
        </table:table-row>
        <table:table-row>
          <table:table-cell table:style-name="Table27.A2" office:value-type="string">
            <text:p text:style-name="P80">Description:</text:p>
          </table:table-cell>
          <table:table-cell table:style-name="Table27.B2" office:value-type="string">
            <text:p text:style-name="P177"><text:span text:style-name="T41">Remove </text:span>task <text:span text:style-name="T41">from</text:span> indicated PBI.</text:p>
          </table:table-cell>
        </table:table-row>
        <table:table-row>
          <table:table-cell table:style-name="Table27.A2" office:value-type="string">
            <text:p text:style-name="P43">Authentication:</text:p>
          </table:table-cell>
          <table:table-cell table:style-name="Table27.B2" office:value-type="string">
            <text:p text:style-name="P156">Needed, <text:span text:style-name="T27">you must be a </text:span><text:span text:style-name="T14">manager</text:span><text:span text:style-name="T15"> </text:span><text:span text:style-name="T27">of that project</text:span>.</text:p>
          </table:table-cell>
        </table:table-row>
        <table:table-row>
          <table:table-cell table:style-name="Table27.A2" office:value-type="string">
            <text:p text:style-name="P80">Parameters:</text:p>
          </table:table-cell>
          <table:table-cell table:style-name="Table27.B2" office:value-type="string">
            <text:p text:style-name="P181">None.</text:p>
          </table:table-cell>
        </table:table-row>
        <table:table-row>
          <table:table-cell table:style-name="Table27.A2" office:value-type="string">
            <text:p text:style-name="P80">Response format:</text:p>
          </table:table-cell>
          <table:table-cell table:style-name="Table27.B2" office:value-type="string">
            <text:p text:style-name="P135">{</text:p>
            <text:p text:style-name="P135"><text:s text:c="3"/>“status” : “<text:span text:style-name="T30">ok</text:span>”</text:p>
            <text:p text:style-name="P135">}</text:p>
          </table:table-cell>
        </table:table-row>
      </table:table>
      <table:table table:name="Table33" table:style-name="Table33">
        <table:table-column table:style-name="Table33.A"/>
        <table:table-column table:style-name="Table33.B"/>
        <table:table-row>
          <table:table-cell table:style-name="Table33.A1" office:value-type="string">
            <text:p text:style-name="P82">Exception <text:span text:style-name="T29">1</text:span> error code:</text:p>
          </table:table-cell>
          <table:table-cell table:style-name="Table33.B1" office:value-type="string">
            <text:p text:style-name="P64"><text:span text:style-name="T10">200</text:span> – <text:span text:style-name="T48">Task does not exists or assigned to other PBI</text:span></text:p>
          </table:table-cell>
        </table:table-row>
        <table:table-row>
          <table:table-cell table:style-name="Table33.A2" office:value-type="string">
            <text:p text:style-name="P82">Exception <text:span text:style-name="T29">1</text:span> format:</text:p>
          </table:table-cell>
          <table:table-cell table:style-name="Table33.B2" office:value-type="string">
            <text:p text:style-name="P64">{</text:p>
            <text:p text:style-name="P64"><text:s text:c="4"/>“<text:span text:style-name="T25">status</text:span>” : “<text:span text:style-name="T25">error</text:span>”</text:p>
            <text:p text:style-name="P64">}</text:p>
          </table:table-cell>
        </table:table-row>
      </table:table>
      <text:p text:style-name="P280"/>
      <table:table table:name="Table28" table:style-name="Table28">
        <table:table-column table:style-name="Table28.A"/>
        <table:table-column table:style-name="Table28.B"/>
        <table:table-row table:style-name="Table28.1">
          <table:table-cell table:style-name="Table28.A1" office:value-type="string">
            <text:p text:style-name="P234">Path:</text:p>
          </table:table-cell>
          <table:table-cell table:style-name="Table28.B1" office:value-type="string">
            <text:p text:style-name="P256">/<text:span text:style-name="T9">projects/{idproj}/pbis/{idpbi}/tasks/{idtask}/edit</text:span></text:p>
          </table:table-cell>
        </table:table-row>
        <table:table-row table:style-name="Table28.2">
          <table:table-cell table:style-name="Table28.A2" office:value-type="string">
            <text:p text:style-name="P120">Request:</text:p>
          </table:table-cell>
          <table:table-cell table:style-name="Table28.B2" office:value-type="string">
            <text:p text:style-name="P135">POST</text:p>
          </table:table-cell>
        </table:table-row>
        <table:table-row>
          <table:table-cell table:style-name="Table28.A2" office:value-type="string">
            <text:p text:style-name="P80">Description:</text:p>
          </table:table-cell>
          <table:table-cell table:style-name="Table28.B2" office:value-type="string">
            <text:p text:style-name="P177"><text:span text:style-name="T41">Edit </text:span>task indicated. <text:span text:style-name="T41">All parameters are optional, it is possible to specify only fields that will be changed.</text:span></text:p>
          </table:table-cell>
        </table:table-row>
        <table:table-row>
          <table:table-cell table:style-name="Table28.A2" office:value-type="string">
            <text:p text:style-name="P43">Authentication:</text:p>
          </table:table-cell>
          <table:table-cell table:style-name="Table28.B2" office:value-type="string">
            <text:p text:style-name="P156">Needed, <text:span text:style-name="T27">you must be a </text:span><text:span text:style-name="T14">manager</text:span><text:span text:style-name="T15"> </text:span><text:span text:style-name="T27">of that project</text:span>.</text:p>
          </table:table-cell>
        </table:table-row>
        <table:table-row>
          <table:table-cell table:style-name="Table28.A2" office:value-type="string">
            <text:p text:style-name="P80">Parameters:</text:p>
          </table:table-cell>
          <table:table-cell table:style-name="Table28.B2" office:value-type="string">
            <text:list xml:id="list225759411408613" text:continue-numbering="true" text:style-name="L3">
              <text:list-item>
                <text:p text:style-name="P299"><text:span text:style-name="T32">name</text:span> : <text:span text:style-name="T32">string</text:span></text:p>
              </text:list-item>
              <text:list-item>
                <text:p text:style-name="P307"><text:span text:style-name="T32">description</text:span> : <text:span text:style-name="T32">string</text:span></text:p>
              </text:list-item>
              <text:list-item>
                <text:p text:style-name="P318">points : integer</text:p>
              </text:list-item>
              <text:list-item>
                <text:p text:style-name="P318">developer : integer</text:p>
              </text:list-item>
              <text:list-item>
                <text:p text:style-name="P312"><text:span text:style-name="T41">state</text:span> : <text:s/><text:span text:style-name="T35">string (enum)</text:span></text:p>
              </text:list-item>
              <text:list-item>
                <text:p text:style-name="P319">pbi : integer</text:p>
              </text:list-item>
            </text:list>
          </table:table-cell>
        </table:table-row>
        <table:table-row>
          <table:table-cell table:style-name="Table28.A2" office:value-type="string">
            <text:p text:style-name="P80">Response format:</text:p>
          </table:table-cell>
          <table:table-cell table:style-name="Table28.B2" office:value-type="string">
            <text:p text:style-name="P135">{</text:p>
            <text:p text:style-name="P135"><text:s text:c="3"/>“status” : “<text:span text:style-name="T30">ok</text:span>”</text:p>
            <text:p text:style-name="P135">}</text:p>
          </table:table-cell>
        </table:table-row>
      </table:table>
      <table:table table:name="Table34" table:style-name="Table34">
        <table:table-column table:style-name="Table34.A"/>
        <table:table-column table:style-name="Table34.B"/>
        <table:table-row>
          <table:table-cell table:style-name="Table34.A1" office:value-type="string">
            <text:p text:style-name="P82">Exception <text:span text:style-name="T29">1</text:span> error code:</text:p>
          </table:table-cell>
          <table:table-cell table:style-name="Table34.B1" office:value-type="string">
            <text:p text:style-name="P64"><text:span text:style-name="T10">200</text:span> – <text:span text:style-name="T48">Task does not exists or assigned to other PBI</text:span></text:p>
          </table:table-cell>
        </table:table-row>
        <table:table-row>
          <table:table-cell table:style-name="Table34.A2" office:value-type="string">
            <text:p text:style-name="P82">Exception <text:span text:style-name="T29">1</text:span> format:</text:p>
          </table:table-cell>
          <table:table-cell table:style-name="Table34.B2" office:value-type="string">
            <text:p text:style-name="P64">{</text:p>
            <text:p text:style-name="P64"><text:s text:c="4"/>“<text:span text:style-name="T25">status</text:span>” : “<text:span text:style-name="T25">error</text:span>”</text:p>
            <text:p text:style-name="P64">}</text:p>
          </table:table-cell>
        </table:table-row>
      </table:table>
      <text:p text:style-name="P280"/>
      <text:h text:style-name="P344" text:outline-level="2"><text:bookmark-start text:name="__RefHeading__2594_435145623"/>Statistics<text:bookmark-end text:name="__RefHeading__2594_435145623"/></text:h>
      <text:p text:style-name="P281"/>
      <table:table table:name="Table35" table:style-name="Table35">
        <table:table-column table:style-name="Table35.A"/>
        <table:table-column table:style-name="Table35.B"/>
        <text:soft-page-break/>
        <table:table-row table:style-name="Table35.1">
          <table:table-cell table:style-name="Table35.A1" office:value-type="string">
            <text:p text:style-name="P237">Path:</text:p>
          </table:table-cell>
          <table:table-cell table:style-name="Table35.B1" office:value-type="string">
            <text:p text:style-name="P259">/<text:span text:style-name="T49">stats/devpoints</text:span></text:p>
          </table:table-cell>
        </table:table-row>
        <table:table-row table:style-name="Table35.2">
          <table:table-cell table:style-name="Table35.A2" office:value-type="string">
            <text:p text:style-name="P28">Request:</text:p>
          </table:table-cell>
          <table:table-cell table:style-name="Table35.B2" office:value-type="string">
            <text:p text:style-name="P65">GET</text:p>
          </table:table-cell>
        </table:table-row>
        <table:table-row>
          <table:table-cell table:style-name="Table35.A2" office:value-type="string">
            <text:p text:style-name="P28">Description:</text:p>
          </table:table-cell>
          <table:table-cell table:style-name="Table35.B2" office:value-type="string">
            <text:p text:style-name="P107">Return<text:span text:style-name="T50">s</text:span> <text:span text:style-name="T35">the list of developers-points calculated by sum all points earned in each project.</text:span></text:p>
          </table:table-cell>
        </table:table-row>
        <table:table-row>
          <table:table-cell table:style-name="Table35.A2" office:value-type="string">
            <text:p text:style-name="P46">Authentication:</text:p>
          </table:table-cell>
          <table:table-cell table:style-name="Table35.B2" office:value-type="string">
            <text:p text:style-name="P159">Needed.</text:p>
          </table:table-cell>
        </table:table-row>
        <table:table-row>
          <table:table-cell table:style-name="Table35.A2" office:value-type="string">
            <text:p text:style-name="P28">Parameters:</text:p>
          </table:table-cell>
          <table:table-cell table:style-name="Table35.B2" office:value-type="string">
            <text:p text:style-name="P65">None</text:p>
          </table:table-cell>
        </table:table-row>
        <table:table-row>
          <table:table-cell table:style-name="Table35.A2" office:value-type="string">
            <text:p text:style-name="P28">Response format:</text:p>
          </table:table-cell>
          <table:table-cell table:style-name="Table35.B2" office:value-type="string">
            <text:p text:style-name="P97">{</text:p>
            <text:p text:style-name="P97"><text:s text:c="4"/>“<text:span text:style-name="T49">stats</text:span>” : </text:p>
            <text:p text:style-name="P178"><text:s text:c="4"/><text:span text:style-name="T49">[</text:span></text:p>
            <text:p text:style-name="P97"><text:s text:c="4"/><text:span text:style-name="T49">{ “dev” : integer, “points” : integer },</text:span></text:p>
            <text:p text:style-name="P97"><text:s text:c="4"/><text:span text:style-name="T49">{ “dev” : integer, “points” : integer },</text:span></text:p>
            <text:p text:style-name="P97"><text:s text:c="4"/><text:span text:style-name="T49">{ “dev” : integer, “points” : integer },</text:span></text:p>
            <text:p text:style-name="P185"><text:s text:c="4"/>...</text:p>
            <text:p text:style-name="P185">]</text:p>
            <text:p text:style-name="P97">}</text:p>
          </table:table-cell>
        </table:table-row>
      </table:table>
      <text:p text:style-name="P281"/>
      <text:h text:style-name="P344" text:outline-level="2"><text:bookmark-start text:name="__RefHeading__2655_435145623"/>Chat system<text:bookmark-end text:name="__RefHeading__2655_435145623"/></text:h>
      <text:p text:style-name="P282"/>
      <table:table table:name="Table36" table:style-name="Table36">
        <table:table-column table:style-name="Table36.A"/>
        <table:table-column table:style-name="Table36.B"/>
        <table:table-row table:style-name="Table36.1">
          <table:table-cell table:style-name="Table36.A1" office:value-type="string">
            <text:p text:style-name="P238">Path:</text:p>
          </table:table-cell>
          <table:table-cell table:style-name="Table36.B1" office:value-type="string">
            <text:p text:style-name="P260">/<text:span text:style-name="T50">chat/{idproj}/list</text:span></text:p>
          </table:table-cell>
        </table:table-row>
        <table:table-row table:style-name="Table36.2">
          <table:table-cell table:style-name="Table36.A2" office:value-type="string">
            <text:p text:style-name="P29">Request:</text:p>
          </table:table-cell>
          <table:table-cell table:style-name="Table36.B2" office:value-type="string">
            <text:p text:style-name="P66">GET</text:p>
          </table:table-cell>
        </table:table-row>
        <table:table-row>
          <table:table-cell table:style-name="Table36.A2" office:value-type="string">
            <text:p text:style-name="P29">Description:</text:p>
          </table:table-cell>
          <table:table-cell table:style-name="Table36.B2" office:value-type="string">
            <text:p text:style-name="P108">Return<text:span text:style-name="T50">s</text:span> <text:span text:style-name="T35">the list of available chat of specified project for current user. The response (possibly empty) contains an identifier of the chat and a list of users partecipating to that chat (not including current developer). 1-to-1 chat contains only 1 item in users array.</text:span></text:p>
          </table:table-cell>
        </table:table-row>
        <table:table-row>
          <table:table-cell table:style-name="Table36.A2" office:value-type="string">
            <text:p text:style-name="P47">Authentication:</text:p>
          </table:table-cell>
          <table:table-cell table:style-name="Table36.B2" office:value-type="string">
            <text:p text:style-name="P160">Needed.</text:p>
          </table:table-cell>
        </table:table-row>
        <table:table-row>
          <table:table-cell table:style-name="Table36.A2" office:value-type="string">
            <text:p text:style-name="P29">Parameters:</text:p>
          </table:table-cell>
          <table:table-cell table:style-name="Table36.B2" office:value-type="string">
            <text:p text:style-name="P66">None</text:p>
          </table:table-cell>
        </table:table-row>
        <table:table-row>
          <table:table-cell table:style-name="Table36.A2" office:value-type="string">
            <text:p text:style-name="P29">Response format:</text:p>
          </table:table-cell>
          <table:table-cell table:style-name="Table36.B2" office:value-type="string">
            <text:p text:style-name="P98">{</text:p>
            <text:p text:style-name="P98"><text:s text:c="4"/>“<text:span text:style-name="T50">chats</text:span>” : </text:p>
            <text:p text:style-name="P179"><text:s text:c="4"/><text:span text:style-name="T49">[</text:span></text:p>
            <text:p text:style-name="P98"><text:s text:c="4"/><text:span text:style-name="T49">{ “id” : integer, “users” : [ integer, integer, ... ] },</text:span></text:p>
            <text:p text:style-name="P98"><text:s text:c="4"/><text:span text:style-name="T49">{ “id” : integer, “users” : [ integer, integer, ... ] },</text:span></text:p>
            <text:p text:style-name="P98"><text:s text:c="4"/><text:span text:style-name="T49">{ “id” : integer, “users” : [ integer, integer, ... ] },</text:span></text:p>
            <text:p text:style-name="P186"><text:s text:c="4"/>...</text:p>
            <text:p text:style-name="P186">]</text:p>
            <text:p text:style-name="P98">}</text:p>
          </table:table-cell>
        </table:table-row>
      </table:table>
      <text:p text:style-name="P282"/>
      <table:table table:name="Table37" table:style-name="Table37">
        <table:table-column table:style-name="Table37.A"/>
        <table:table-column table:style-name="Table37.B"/>
        <table:table-row table:style-name="Table37.1">
          <table:table-cell table:style-name="Table37.A1" office:value-type="string">
            <text:p text:style-name="P238">Path:</text:p>
          </table:table-cell>
          <table:table-cell table:style-name="Table37.B1" office:value-type="string">
            <text:p text:style-name="P260">/<text:span text:style-name="T50">chat/{idproj}/create</text:span></text:p>
          </table:table-cell>
        </table:table-row>
        <table:table-row table:style-name="Table37.2">
          <table:table-cell table:style-name="Table37.A2" office:value-type="string">
            <text:p text:style-name="P122">Request:</text:p>
          </table:table-cell>
          <table:table-cell table:style-name="Table37.B2" office:value-type="string">
            <text:p text:style-name="P139">POST</text:p>
          </table:table-cell>
        </table:table-row>
        <table:table-row>
          <table:table-cell table:style-name="Table37.A2" office:value-type="string">
            <text:p text:style-name="P83">Description:</text:p>
          </table:table-cell>
          <table:table-cell table:style-name="Table37.B2" office:value-type="string">
            <text:p text:style-name="P188">Creates a new chat into indicated project.</text:p>
          </table:table-cell>
        </table:table-row>
        <table:table-row>
          <table:table-cell table:style-name="Table37.A2" office:value-type="string">
            <text:p text:style-name="P47">Authentication:</text:p>
          </table:table-cell>
          <table:table-cell table:style-name="Table37.B2" office:value-type="string">
            <text:p text:style-name="P160">Needed.</text:p>
          </table:table-cell>
        </table:table-row>
        <table:table-row>
          <table:table-cell table:style-name="Table37.A2" office:value-type="string">
            <text:p text:style-name="P83">Parameters:</text:p>
          </table:table-cell>
          <table:table-cell table:style-name="Table37.B2" office:value-type="string">
            <text:list xml:id="list225758617009952" text:continue-numbering="true" text:style-name="L3">
              <text:list-item>
                <text:p text:style-name="P320">users : [ integer, integer, ….]</text:p>
              </text:list-item>
            </text:list>
          </table:table-cell>
        </table:table-row>
        <table:table-row>
          <table:table-cell table:style-name="Table37.A2" office:value-type="string">
            <text:p text:style-name="P83">Response format:</text:p>
          </table:table-cell>
          <table:table-cell table:style-name="Table37.B2" office:value-type="string">
            <text:p text:style-name="P139">{</text:p>
            <text:p text:style-name="P139"><text:s text:c="3"/>“status” : “<text:span text:style-name="T30">ok</text:span>”</text:p>
            <text:p text:style-name="P139">}</text:p>
          </table:table-cell>
        </table:table-row>
      </table:table>
      <table:table table:name="Table38" table:style-name="Table38">
        <table:table-column table:style-name="Table38.A"/>
        <table:table-column table:style-name="Table38.B"/>
        <table:table-row>
          <table:table-cell table:style-name="Table38.A1" office:value-type="string">
            <text:p text:style-name="P83">Exception <text:span text:style-name="T29">1</text:span> error code:</text:p>
          </table:table-cell>
          <table:table-cell table:style-name="Table38.B1" office:value-type="string">
            <text:p text:style-name="P66"><text:span text:style-name="T10">200</text:span> – <text:span text:style-name="T50">Same chat already exists</text:span></text:p>
          </table:table-cell>
        </table:table-row>
        <table:table-row>
          <table:table-cell table:style-name="Table38.A2" office:value-type="string">
            <text:p text:style-name="P83">Exception <text:span text:style-name="T29">1</text:span> format:</text:p>
          </table:table-cell>
          <table:table-cell table:style-name="Table38.B2" office:value-type="string">
            <text:p text:style-name="P66">{</text:p>
            <text:p text:style-name="P66"><text:s text:c="4"/>“<text:span text:style-name="T25">status</text:span>” : “<text:span text:style-name="T25">error</text:span>”</text:p>
            <text:p text:style-name="P66">}</text:p>
          </table:table-cell>
        </table:table-row>
      </table:table>
      <text:p text:style-name="P283"/>
      <text:p text:style-name="P283"><text:soft-page-break/></text:p>
      <table:table table:name="Table41" table:style-name="Table41">
        <table:table-column table:style-name="Table41.A"/>
        <table:table-column table:style-name="Table41.B"/>
        <table:table-row table:style-name="Table41.1">
          <table:table-cell table:style-name="Table41.A1" office:value-type="string">
            <text:p text:style-name="P239">Path:</text:p>
          </table:table-cell>
          <table:table-cell table:style-name="Table41.B1" office:value-type="string">
            <text:p text:style-name="P261">/<text:span text:style-name="T50">chat/{idproj}/msg/{idchat}/list</text:span></text:p>
          </table:table-cell>
        </table:table-row>
        <table:table-row table:style-name="Table41.2">
          <table:table-cell table:style-name="Table41.A2" office:value-type="string">
            <text:p text:style-name="P30">Request:</text:p>
          </table:table-cell>
          <table:table-cell table:style-name="Table41.B2" office:value-type="string">
            <text:p text:style-name="P67">GET</text:p>
          </table:table-cell>
        </table:table-row>
        <table:table-row>
          <table:table-cell table:style-name="Table41.A2" office:value-type="string">
            <text:p text:style-name="P30">Description:</text:p>
          </table:table-cell>
          <table:table-cell table:style-name="Table41.B2" office:value-type="string">
            <text:p text:style-name="P189">This request returns list of last 20 messages (or less) of the chat. This should be used when user open the chat to retrive the recent history.</text:p>
          </table:table-cell>
        </table:table-row>
        <table:table-row>
          <table:table-cell table:style-name="Table41.A2" office:value-type="string">
            <text:p text:style-name="P48">Authentication:</text:p>
          </table:table-cell>
          <table:table-cell table:style-name="Table41.B2" office:value-type="string">
            <text:p text:style-name="P161">Needed.</text:p>
          </table:table-cell>
        </table:table-row>
        <table:table-row>
          <table:table-cell table:style-name="Table41.A2" office:value-type="string">
            <text:p text:style-name="P30">Parameters:</text:p>
          </table:table-cell>
          <table:table-cell table:style-name="Table41.B2" office:value-type="string">
            <text:p text:style-name="P67">None</text:p>
          </table:table-cell>
        </table:table-row>
        <table:table-row>
          <table:table-cell table:style-name="Table41.A2" office:value-type="string">
            <text:p text:style-name="P30">Response format:</text:p>
          </table:table-cell>
          <table:table-cell table:style-name="Table41.B2" office:value-type="string">
            <text:p text:style-name="P99">{</text:p>
            <text:p text:style-name="P99"><text:s text:c="4"/>“<text:span text:style-name="T51">messages</text:span>” : </text:p>
            <text:p text:style-name="P180"><text:s text:c="4"/><text:span text:style-name="T49">[</text:span></text:p>
            <text:p text:style-name="P99"><text:s text:c="4"/><text:span text:style-name="T49">{ “id” : integer, “user” : integer, “text” : string, “date” : Date },</text:span></text:p>
            <text:p text:style-name="P99"><text:s text:c="4"/><text:span text:style-name="T49">{ “id” : integer, “user” : integer, “text” : string, “date” : Date }, ] },</text:span></text:p>
            <text:p text:style-name="P99"><text:s text:c="4"/><text:span text:style-name="T49">{ “id” : integer, “user” : integer, “text” : string, “date” : Date }, ] },</text:span></text:p>
            <text:p text:style-name="P187"><text:s text:c="4"/>...</text:p>
            <text:p text:style-name="P187">]</text:p>
            <text:p text:style-name="P99">}</text:p>
          </table:table-cell>
        </table:table-row>
      </table:table>
      <text:p text:style-name="P283"/>
      <text:p text:style-name="P283"/>
      <text:p text:style-name="P283"/>
      <table:table table:name="Table42" table:style-name="Table42">
        <table:table-column table:style-name="Table42.A"/>
        <table:table-column table:style-name="Table42.B"/>
        <table:table-row table:style-name="Table42.1">
          <table:table-cell table:style-name="Table42.A1" office:value-type="string">
            <text:p text:style-name="P239">Path:</text:p>
          </table:table-cell>
          <table:table-cell table:style-name="Table42.B1" office:value-type="string">
            <text:p text:style-name="P261">/<text:span text:style-name="T50">chat/{idproj}/msg/{idchat}/polling</text:span></text:p>
          </table:table-cell>
        </table:table-row>
        <table:table-row table:style-name="Table42.2">
          <table:table-cell table:style-name="Table42.A2" office:value-type="string">
            <text:p text:style-name="P30">Request:</text:p>
          </table:table-cell>
          <table:table-cell table:style-name="Table42.B2" office:value-type="string">
            <text:p text:style-name="P67">GET</text:p>
          </table:table-cell>
        </table:table-row>
        <table:table-row>
          <table:table-cell table:style-name="Table42.A2" office:value-type="string">
            <text:p text:style-name="P30">Description:</text:p>
          </table:table-cell>
          <table:table-cell table:style-name="Table42.B2" office:value-type="string">
            <text:p text:style-name="P189">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48">Authentication:</text:p>
          </table:table-cell>
          <table:table-cell table:style-name="Table42.B2" office:value-type="string">
            <text:p text:style-name="P161">Needed.</text:p>
          </table:table-cell>
        </table:table-row>
        <table:table-row>
          <table:table-cell table:style-name="Table42.A2" office:value-type="string">
            <text:p text:style-name="P30">Parameters:</text:p>
          </table:table-cell>
          <table:table-cell table:style-name="Table42.B2" office:value-type="string">
            <text:list xml:id="list8456839355268923882" text:style-name="L4">
              <text:list-item>
                <text:p text:style-name="P321">lastid : integer</text:p>
              </text:list-item>
            </text:list>
          </table:table-cell>
        </table:table-row>
        <table:table-row>
          <table:table-cell table:style-name="Table42.A2" office:value-type="string">
            <text:p text:style-name="P30">Response format:</text:p>
          </table:table-cell>
          <table:table-cell table:style-name="Table42.B2" office:value-type="string">
            <text:p text:style-name="P99">{</text:p>
            <text:p text:style-name="P99"><text:s text:c="4"/>“<text:span text:style-name="T51">messages</text:span>” : </text:p>
            <text:p text:style-name="P180"><text:s text:c="4"/><text:span text:style-name="T49">[</text:span></text:p>
            <text:p text:style-name="P99"><text:s text:c="4"/><text:span text:style-name="T49">{ “id” : integer, “user” : integer, “text” : string, “date” : Date },</text:span></text:p>
            <text:p text:style-name="P99"><text:s text:c="4"/><text:span text:style-name="T49">{ “id” : integer, “user” : integer, “text” : string, “date” : Date }, ] },</text:span></text:p>
            <text:p text:style-name="P99"><text:s text:c="4"/><text:span text:style-name="T49">{ “id” : integer, “user” : integer, “text” : string, “date” : Date }, ] },</text:span></text:p>
            <text:p text:style-name="P187"><text:s text:c="4"/>...</text:p>
            <text:p text:style-name="P187">]</text:p>
            <text:p text:style-name="P99">}</text:p>
          </table:table-cell>
        </table:table-row>
      </table:table>
      <text:p text:style-name="P283"/>
      <text:p text:style-name="P283"/>
      <table:table table:name="Table39" table:style-name="Table39">
        <table:table-column table:style-name="Table39.A"/>
        <table:table-column table:style-name="Table39.B"/>
        <table:table-row table:style-name="Table39.1">
          <table:table-cell table:style-name="Table39.A1" office:value-type="string">
            <text:p text:style-name="P239">Path:</text:p>
          </table:table-cell>
          <table:table-cell table:style-name="Table39.B1" office:value-type="string">
            <text:p text:style-name="P261">/<text:span text:style-name="T50">chat/{idproj}/msg/{idchat}/send</text:span></text:p>
          </table:table-cell>
        </table:table-row>
        <table:table-row table:style-name="Table39.2">
          <table:table-cell table:style-name="Table39.A2" office:value-type="string">
            <text:p text:style-name="P123">Request:</text:p>
          </table:table-cell>
          <table:table-cell table:style-name="Table39.B2" office:value-type="string">
            <text:p text:style-name="P140">POST</text:p>
          </table:table-cell>
        </table:table-row>
        <table:table-row>
          <table:table-cell table:style-name="Table39.A2" office:value-type="string">
            <text:p text:style-name="P84">Description:</text:p>
          </table:table-cell>
          <table:table-cell table:style-name="Table39.B2" office:value-type="string">
            <text:p text:style-name="P190">Sends a new message to the chat.</text:p>
          </table:table-cell>
        </table:table-row>
        <table:table-row>
          <table:table-cell table:style-name="Table39.A2" office:value-type="string">
            <text:p text:style-name="P48">Authentication:</text:p>
          </table:table-cell>
          <table:table-cell table:style-name="Table39.B2" office:value-type="string">
            <text:p text:style-name="P161">Needed.</text:p>
          </table:table-cell>
        </table:table-row>
        <table:table-row>
          <table:table-cell table:style-name="Table39.A2" office:value-type="string">
            <text:p text:style-name="P84">Parameters:</text:p>
          </table:table-cell>
          <table:table-cell table:style-name="Table39.B2" office:value-type="string">
            <text:list xml:id="list2303244899597305974" text:style-name="L5">
              <text:list-item>
                <text:p text:style-name="P322">message : string</text:p>
              </text:list-item>
            </text:list>
          </table:table-cell>
        </table:table-row>
        <table:table-row>
          <table:table-cell table:style-name="Table39.A2" office:value-type="string">
            <text:p text:style-name="P84">Response format:</text:p>
          </table:table-cell>
          <table:table-cell table:style-name="Table39.B2" office:value-type="string">
            <text:p text:style-name="P140">{</text:p>
            <text:p text:style-name="P140"><text:s text:c="3"/>“status” : “<text:span text:style-name="T30">ok</text:span>”</text:p>
            <text:p text:style-name="P140">}</text:p>
          </table:table-cell>
        </table:table-row>
      </table:table>
      <text:p text:style-name="P2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10</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2-05T22:57:57.774593347</dc:date>
    <meta:editing-duration>P2DT18H58M46S</meta:editing-duration>
    <meta:editing-cycles>34</meta:editing-cycles>
    <meta:generator>LibreOffice/4.2.7.2$Linux_X86_64 LibreOffice_project/420m0$Build-2</meta:generator>
    <dc:subject>Professional Developer's Tool</dc:subject>
    <dc:title>REST API Design</dc:title>
    <meta:document-statistic meta:table-count="41" meta:image-count="1" meta:object-count="0" meta:page-count="17" meta:paragraph-count="942" meta:word-count="2979" meta:character-count="19872" meta:non-whitespace-character-count="16847"/>
  </office:meta>
</office:document-meta>
</file>